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textmaker="tm" office:version="1.0">
  <office:font-face-decls>
    <style:font-face style:name="Basic Sans" svg:font-family="Basic Sans" style:font-family-generic="roman"/>
    <style:font-face style:name="OpenSymbol" svg:font-family="OpenSymbol" style:font-charset="x-symbol"/>
    <style:font-face style:name="Lohit Devanagari" svg:font-family="Lohit Devanagari"/>
    <style:font-face style:name="Liberation Mono" svg:font-family="Liberation Mono" style:font-family-generic="modern"/>
    <style:font-face style:name="Noto Sans Mono CJK SC" svg:font-family="Noto Sans Mono CJK SC" style:font-family-generic="modern"/>
    <style:font-face style:name="Liberation Serif" svg:font-family="Liberation Serif" style:font-family-generic="roman"/>
    <style:font-face style:name="Arial" svg:font-family="Arial" style:font-family-generic="swiss"/>
    <style:font-face style:name="Liberation Sans" svg:font-family="Liberation Sans" style:font-family-generic="swiss"/>
    <style:font-face style:name="Noto Sans CJK SC" svg:font-family="Noto Sans CJK SC"/>
    <style:font-face style:name="Noto Serif CJK SC" svg:font-family="Noto Serif CJK SC"/>
  </office:font-face-decls>
  <office:automatic-styles>
    <style:style style:name="PZERO" style:family="paragraph" style:parent-style-name="Normal">
      <style:paragraph-properties fo:line-height="0.035cm" text:number-lines="true"/>
    </style:style>
    <style:style style:name="P0" style:family="paragraph" style:parent-style-name="Normal">
      <style:paragraph-properties style:tab-stop-distance="1.270cm" fo:widows="0" fo:orphans="0" fo:hyphenation-ladder-count="no-limit" text:number-lines="true"/>
      <style:text-properties fo:hyphenate="true" fo:hyphenation-remain-char-count="2" fo:hyphenation-push-char-count="2"/>
    </style:style>
    <style:style style:name="P9" style:family="paragraph" style:parent-style-name="Text_20_body">
      <style:paragraph-properties text:number-lines="true"/>
    </style:style>
    <style:style style:name="P10" style:family="paragraph" style:parent-style-name="Text_20_body">
      <style:paragraph-properties text:number-lines="true"/>
      <style:text-properties style:font-size-asian="12pt"/>
    </style:style>
    <style:style style:name="P17" style:family="paragraph" style:parent-style-name="Heading_20_2" style:list-style-name="Outline">
      <style:paragraph-properties fo:margin-left="0.000cm" text:number-lines="true"/>
    </style:style>
    <style:style style:name="P18" style:family="paragraph" style:parent-style-name="Table_20_Contents">
      <style:paragraph-properties text:number-lines="true"/>
    </style:style>
    <style:style style:name="P20" style:family="paragraph" style:parent-style-name="Table_20_Heading">
      <style:paragraph-properties text:number-lines="true"/>
    </style:style>
    <style:style style:name="P22" style:family="paragraph" style:parent-style-name="Heading_20_1" style:list-style-name="Outline">
      <style:paragraph-properties fo:margin-left="0.000cm" text:number-lines="true"/>
    </style:style>
    <style:style style:name="P24" style:family="paragraph" style:parent-style-name="Preformatted_20_Text">
      <style:paragraph-properties text:number-lines="true"/>
    </style:style>
    <style:style style:name="P26" style:family="paragraph" style:parent-style-name="Heading_20_3" style:list-style-name="Outline">
      <style:paragraph-properties fo:margin-left="0.000cm" text:number-lines="true"/>
    </style:style>
    <style:style style:name="P29" style:family="paragraph" style:parent-style-name="Contents_20_Heading">
      <style:paragraph-properties text:number-lines="true"/>
    </style:style>
    <style:style style:name="P37" style:family="paragraph" style:parent-style-name="Heading_20_4" style:list-style-name="Outline">
      <style:paragraph-properties fo:margin-left="0.000cm" text:number-lines="true"/>
    </style:style>
    <style:style style:name="P41" style:family="paragraph" style:parent-style-name="Quotations">
      <style:paragraph-properties text:number-lines="true"/>
    </style:style>
    <style:style style:name="P42" style:family="paragraph" style:parent-style-name="Preformatted_20_Text">
      <style:paragraph-properties text:number-lines="true"/>
      <style:text-properties fo:font-weight="bold"/>
    </style:style>
    <style:style style:name="P43" style:family="paragraph" style:parent-style-name="Text_20_body">
      <style:paragraph-properties fo:margin-bottom="0.000cm" text:number-lines="true"/>
    </style:style>
    <style:style style:name="P44" style:family="paragraph" style:parent-style-name="Text_20_body">
      <style:paragraph-properties fo:margin-bottom="0.000cm" text:number-lines="true"/>
      <style:text-properties fo:font-weight="bold"/>
    </style:style>
    <style:style style:name="P45" style:family="paragraph" style:parent-style-name="Preformatted_20_Text">
      <style:paragraph-properties fo:margin-bottom="0.499cm" text:number-lines="true"/>
    </style:style>
    <style:style style:name="P46" style:family="paragraph" style:parent-style-name="Table_20_Contents">
      <style:paragraph-properties fo:margin-bottom="0.499cm" text:number-lines="true"/>
    </style:style>
    <style:style style:name="P47" style:family="paragraph" style:parent-style-name="Preformatted_20_Text">
      <style:paragraph-properties fo:margin-left="1.251cm" text:number-lines="true"/>
      <style:text-properties fo:font-weight="bold"/>
    </style:style>
    <style:style style:name="P48" style:family="paragraph" style:parent-style-name="Preformatted_20_Text">
      <style:paragraph-properties fo:margin-left="1.251cm" text:number-lines="true"/>
    </style:style>
    <style:style style:name="P49" style:family="paragraph" style:parent-style-name="Preformatted_20_Text">
      <style:paragraph-properties fo:margin-left="1.251cm" fo:margin-bottom="0.499cm" text:number-lines="true"/>
    </style:style>
    <style:style style:name="P50" style:family="paragraph" style:parent-style-name="Text_20_body">
      <style:paragraph-properties fo:margin-left="1.251cm" text:number-lines="true"/>
    </style:style>
    <style:style style:name="P51" style:family="paragraph" style:parent-style-name="Standard">
      <style:paragraph-properties text:number-lines="true"/>
      <style:text-properties style:font-name="Arial"/>
    </style:style>
    <style:style style:name="P52" style:family="paragraph" style:parent-style-name="Standard">
      <style:paragraph-properties fo:text-align="center" text:number-lines="true"/>
      <style:text-properties style:font-name="Arial"/>
    </style:style>
    <style:style style:name="P53" style:family="paragraph" style:parent-style-name="Text_20_body">
      <style:paragraph-properties text:number-lines="true"/>
      <style:text-properties fo:font-weight="bold"/>
    </style:style>
    <style:style style:name="P54" style:family="paragraph" style:parent-style-name="Text_20_body">
      <style:paragraph-properties text:number-lines="true"/>
      <style:text-properties fo:color="#000000"/>
    </style:style>
    <style:style style:name="P55" style:family="paragraph" style:parent-style-name="Table_20_Heading">
      <style:paragraph-properties text:number-lines="true"/>
      <style:text-properties fo:font-size="2pt" style:font-size-asian="2pt" style:font-size-complex="2pt"/>
    </style:style>
    <style:style style:name="P63" style:family="paragraph" style:parent-style-name="Text_20_body">
      <style:paragraph-properties text:number-lines="true"/>
      <style:text-properties style:font-name="Liberation Sans" fo:font-size="14.1pt" fo:font-weight="bold" fo:language="none" fo:country="none" style:font-name-asian="Noto Sans CJK SC" style:font-size-asian="14.1pt" style:font-weight-asian="bold" style:language-asian="none" style:country-asian="none" style:font-size-complex="14.1pt" style:font-weight-complex="bold" style:language-complex="none" style:country-complex="none" fo:color="#000080" style:text-underline-style="solid" style:text-underline-mode="continuous" style:text-underline-width="auto" style:text-underline-color="font-color"/>
    </style:style>
    <style:style style:name="P65" style:family="paragraph" style:parent-style-name="Contents_20_1">
      <style:paragraph-properties style:tab-stop-distance="1.251cm" text:number-lines="true">
        <style:tab-stops>
          <style:tab-stop style:position="0.000cm" style:type="right" style:leader-style="none"/>
          <style:tab-stop style:position="17.002cm" style:type="right" style:leader-style="dotted"/>
        </style:tab-stops>
      </style:paragraph-properties>
    </style:style>
    <style:style style:name="P66" style:family="paragraph" style:parent-style-name="Contents_20_2">
      <style:paragraph-properties style:tab-stop-distance="1.251cm" text:number-lines="true">
        <style:tab-stops>
          <style:tab-stop style:position="0.000cm" style:type="right" style:leader-style="none"/>
          <style:tab-stop style:position="16.503cm" style:type="right" style:leader-style="dotted"/>
        </style:tab-stops>
      </style:paragraph-properties>
    </style:style>
    <style:style style:name="P67" style:family="paragraph" style:parent-style-name="Contents_20_3">
      <style:paragraph-properties style:tab-stop-distance="1.251cm" text:number-lines="true">
        <style:tab-stops>
          <style:tab-stop style:position="0.000cm" style:type="right" style:leader-style="none"/>
          <style:tab-stop style:position="16.004cm" style:type="right" style:leader-style="dotted"/>
        </style:tab-stops>
      </style:paragraph-properties>
    </style:style>
    <style:style style:name="P68" style:family="paragraph" style:parent-style-name="Text_20_body" style:list-style-name="L1">
      <style:paragraph-properties fo:margin-left="0.000cm" text:number-lines="true"/>
    </style:style>
    <style:style style:name="P70" style:family="paragraph" style:parent-style-name="Heading_20_1" style:list-style-name="Outline">
      <style:paragraph-properties fo:margin-left="0.000cm" text:number-lines="true"/>
    </style:style>
    <style:style style:name="P71" style:family="paragraph" style:parent-style-name="Text_20_body" style:list-style-name="L2">
      <style:paragraph-properties fo:margin-left="0.000cm" text:number-lines="true"/>
    </style:style>
    <style:style style:name="P72" style:family="paragraph" style:parent-style-name="Heading_20_2" style:list-style-name="L2">
      <style:paragraph-properties fo:margin-left="0.000cm" text:number-lines="true"/>
    </style:style>
    <style:style style:name="P73" style:family="paragraph" style:parent-style-name="Heading_20_3" style:list-style-name="Outline">
      <style:paragraph-properties fo:margin-left="0.000cm" fo:margin-top="0.000cm" fo:margin-bottom="0.000cm" text:number-lines="true"/>
    </style:style>
    <style:style style:name="P74" style:family="paragraph" style:parent-style-name="Text_20_body" style:list-style-name="L3">
      <style:paragraph-properties fo:margin-left="0.000cm" text:number-lines="true"/>
    </style:style>
    <style:style style:name="P75" style:family="paragraph" style:parent-style-name="Text_20_body" style:list-style-name="L4">
      <style:paragraph-properties fo:margin-left="0.000cm" text:number-lines="true"/>
    </style:style>
    <style:style style:name="P76" style:family="paragraph" style:parent-style-name="Text_20_body" style:list-style-name="L4">
      <style:paragraph-properties fo:margin-left="0.000cm" fo:margin-bottom="0.000cm" text:number-lines="true"/>
    </style:style>
    <style:style style:name="P77" style:family="paragraph" style:parent-style-name="Preformatted_20_Text" style:list-style-name="L4">
      <style:paragraph-properties fo:margin-left="0.000cm" text:number-lines="true"/>
    </style:style>
    <style:style style:name="P78" style:family="paragraph" style:parent-style-name="Text_20_body" style:list-style-name="L5">
      <style:paragraph-properties fo:margin-left="0.000cm" text:number-lines="true"/>
    </style:style>
    <style:style style:name="P79" style:family="paragraph" style:parent-style-name="Heading_20_4" style:list-style-name="Outline">
      <style:paragraph-properties fo:margin-left="0.000cm" text:number-lines="true"/>
      <style:text-properties style:font-name="Liberation Sans" fo:font-size="14.1pt" fo:language="none" fo:country="none" style:font-name-asian="Noto Sans CJK SC" style:font-size-asian="14.1pt" style:language-asian="none" style:country-asian="none" style:font-size-complex="14.1pt" style:language-complex="none" style:country-complex="none" fo:color="#000080" style:text-underline-style="solid" style:text-underline-mode="continuous" style:text-underline-width="auto" style:text-underline-color="font-color"/>
    </style:style>
    <style:style style:name="P80" style:family="paragraph" style:parent-style-name="Heading_20_3" style:list-style-name="Outline">
      <style:paragraph-properties fo:margin-left="0.000cm" text:number-lines="true"/>
    </style:style>
    <style:style style:name="P81" style:family="paragraph" style:parent-style-name="Heading_20_3" style:list-style-name="Outline">
      <style:paragraph-properties fo:margin-left="0.000cm" fo:margin-top="0.000cm" fo:margin-bottom="0.499cm" text:number-lines="true"/>
    </style:style>
    <style:style style:name="P82" style:family="paragraph" style:parent-style-name="Text_20_body" style:list-style-name="L6">
      <style:paragraph-properties fo:margin-left="0.000cm" fo:margin-bottom="0.000cm" text:number-lines="true"/>
    </style:style>
    <style:style style:name="P83" style:family="paragraph" style:parent-style-name="Text_20_body" style:list-style-name="L6">
      <style:paragraph-properties fo:margin-left="0.000cm" text:number-lines="true"/>
    </style:style>
    <style:style style:name="P84" style:family="paragraph" style:parent-style-name="Text_20_body" style:list-style-name="L7">
      <style:paragraph-properties fo:margin-left="0.000cm" fo:margin-bottom="0.000cm" text:number-lines="true"/>
    </style:style>
    <style:style style:name="P85" style:family="paragraph" style:parent-style-name="Text_20_body" style:list-style-name="L7">
      <style:paragraph-properties fo:margin-left="0.000cm" text:number-lines="true"/>
    </style:style>
    <style:style style:name="P86" style:family="paragraph" style:parent-style-name="Heading_20_2" style:list-style-name="Outline">
      <style:paragraph-properties fo:margin-left="0.000cm" text:number-lines="true"/>
    </style:style>
    <style:style style:name="P87" style:family="paragraph" style:parent-style-name="Text_20_body" style:list-style-name="L8">
      <style:paragraph-properties fo:margin-left="0.000cm" fo:margin-bottom="0.000cm" text:number-lines="true"/>
    </style:style>
    <style:style style:name="P88" style:family="paragraph" style:parent-style-name="Text_20_body" style:list-style-name="L8">
      <style:paragraph-properties fo:margin-left="0.000cm" text:number-lines="true"/>
    </style:style>
    <style:style style:name="P89" style:family="paragraph" style:parent-style-name="Text_20_body" style:list-style-name="L9">
      <style:paragraph-properties fo:margin-left="0.000cm" fo:margin-bottom="0.000cm" text:number-lines="true"/>
    </style:style>
    <style:style style:name="P90" style:family="paragraph" style:parent-style-name="Text_20_body" style:list-style-name="L9">
      <style:paragraph-properties fo:margin-left="0.000cm" text:number-lines="true"/>
    </style:style>
    <style:style style:name="P91" style:family="paragraph" style:parent-style-name="Text_20_body" style:list-style-name="L10">
      <style:paragraph-properties fo:margin-left="0.000cm" fo:margin-bottom="0.000cm" text:number-lines="true"/>
    </style:style>
    <style:style style:name="P92" style:family="paragraph" style:parent-style-name="Text_20_body" style:list-style-name="L10">
      <style:paragraph-properties fo:margin-left="0.000cm" text:number-lines="true"/>
    </style:style>
    <style:style style:name="P93" style:family="paragraph" style:parent-style-name="Text_20_body" style:list-style-name="L11">
      <style:paragraph-properties fo:margin-left="0.000cm" fo:margin-bottom="0.000cm" text:number-lines="true"/>
    </style:style>
    <style:style style:name="P94" style:family="paragraph" style:parent-style-name="Text_20_body" style:list-style-name="L11">
      <style:paragraph-properties fo:margin-left="0.000cm" text:number-lines="true"/>
    </style:style>
    <style:style style:name="P95" style:family="paragraph" style:parent-style-name="Text_20_body" style:list-style-name="L12">
      <style:paragraph-properties fo:margin-left="0.000cm" fo:margin-bottom="0.000cm" text:number-lines="true"/>
    </style:style>
    <style:style style:name="P96" style:family="paragraph" style:parent-style-name="Text_20_body" style:list-style-name="L12">
      <style:paragraph-properties fo:margin-left="0.000cm" text:number-lines="true"/>
    </style:style>
    <style:style style:name="P97" style:family="paragraph" style:parent-style-name="Text_20_body">
      <style:paragraph-properties text:number-lines="true"/>
      <style:text-properties fo:font-weight="bold" style:font-weight-asian="bold" style:font-weight-complex="bold"/>
    </style:style>
    <style:style style:name="T0" style:family="text">
      <style:text-properties style:font-name="Liberation Serif" fo:font-size="12pt" fo:font-weight="normal" fo:font-style="normal" fo:language="en" fo:country="in" style:font-name-asian="Noto Serif CJK SC" style:font-size-asian="10.5pt" style:font-weight-asian="normal" style:font-style-asian="normal" style:language-asian="zh" style:country-asian="cn" style:font-name-complex="Lohit Devanagari"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5" style:family="text">
      <style:text-properties style:font-name="Liberation Serif" fo:font-size="12pt" fo:font-weight="normal" fo:font-style="normal" fo:language="en" fo:country="in" style:font-name-asian="Noto Serif CJK SC" style:font-size-asian="12pt" style:font-weight-asian="normal" style:font-style-asian="normal" style:language-asian="zh" style:country-asian="cn" style:font-name-complex="Lohit Devanagari"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7" style:family="text">
      <style:text-properties style:font-name="Liberation Serif" fo:font-size="18pt" fo:font-weight="bold" fo:font-style="normal" fo:language="en" fo:country="in" style:font-name-asian="Noto Serif CJK SC" style:font-size-asian="18pt" style:font-weight-asian="bold" style:font-style-asian="normal" style:language-asian="zh" style:country-asian="cn" style:font-name-complex="Lohit Devanagari" style:font-size-complex="18pt" style:font-weight-complex="bold"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8" style:family="text">
      <style:text-properties style:font-name="Liberation Serif" fo:font-size="12pt" fo:font-weight="bold" fo:font-style="normal" fo:language="en" fo:country="in" style:font-name-asian="Noto Serif CJK SC" style:font-size-asian="10.5pt" style:font-weight-asian="bold" style:font-style-asian="normal" style:language-asian="zh" style:country-asian="cn" style:font-name-complex="Lohit Devanagari" style:font-size-complex="12pt" style:font-weight-complex="bold"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9" style:family="text">
      <style:text-properties style:font-name="Liberation Sans" fo:font-size="18.2pt" fo:font-weight="bold" fo:font-style="normal" fo:language="en" fo:country="in" style:font-name-asian="Noto Sans CJK SC" style:font-size-asian="18.2pt" style:font-weight-asian="bold" style:font-style-asian="normal" style:language-asian="zh" style:country-asian="cn" style:font-name-complex="Lohit Devanagari" style:font-size-complex="18.2pt" style:font-weight-complex="bold"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10" style:family="text">
      <style:text-properties style:font-name="Liberation Mono" fo:font-size="10pt" fo:font-weight="normal" fo:font-style="normal" fo:language="en" fo:country="in" style:font-name-asian="Noto Sans Mono CJK SC" style:font-size-asian="10pt" style:font-weight-asian="normal" style:font-style-asian="normal" style:language-asian="zh" style:country-asian="cn" style:font-name-complex="Liberation Mono" style:font-size-complex="10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11" style:family="text">
      <style:text-properties style:font-name="Liberation Sans" fo:font-size="14.2pt" fo:font-weight="bold" fo:font-style="normal" fo:language="en" fo:country="in" style:font-name-asian="Noto Sans CJK SC" style:font-size-asian="14.2pt" style:font-weight-asian="bold" style:font-style-asian="normal" style:language-asian="zh" style:country-asian="cn" style:font-name-complex="Lohit Devanagari" style:font-size-complex="14.2pt" style:font-weight-complex="bold"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12" style:family="text">
      <style:text-properties style:font-name="Liberation Sans" fo:font-size="16pt" fo:font-weight="bold" fo:font-style="normal" fo:language="en" fo:country="in" style:font-name-asian="Noto Sans CJK SC" style:font-size-asian="16pt" style:font-weight-asian="bold" style:font-style-asian="normal" style:language-asian="zh" style:country-asian="cn" style:font-name-complex="Lohit Devanagari" style:font-size-complex="16pt" style:font-weight-complex="bold"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13" style:family="text">
      <style:text-properties style:font-name="Liberation Serif" fo:font-size="12pt" fo:font-weight="bold" fo:font-style="normal" fo:language="en" fo:country="in" style:font-name-asian="Noto Serif CJK SC" style:font-size-asian="12pt" style:font-weight-asian="bold" style:font-style-asian="normal" style:language-asian="zh" style:country-asian="cn" style:font-name-complex="Lohit Devanagari" style:font-size-complex="12pt" style:font-weight-complex="bold"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19" style:family="text" style:parent-style-name="Source_20_Text">
      <style:text-properties style:font-name="Liberation Mono" style:font-name-asian="Noto Sans Mono CJK SC" style:font-name-complex="Liberation Mono"/>
    </style:style>
    <style:style style:name="T20" style:family="text" style:parent-style-name="Emphasis">
      <style:text-properties fo:font-style="italic" style:font-style-asian="italic" style:font-style-complex="italic"/>
    </style:style>
    <style:style style:name="T21" style:family="text" style:parent-style-name="Strong_20_Emphasis">
      <style:text-properties fo:font-weight="bold" style:font-weight-asian="bold" style:font-weight-complex="bold"/>
    </style:style>
    <style:style style:name="T22" style:family="text">
      <style:text-properties fo:font-weight="bold"/>
    </style:style>
    <style:style style:name="T23" style:family="text">
      <style:text-properties style:font-name="Liberation Serif" fo:font-size="12pt" fo:font-weight="bold" fo:font-style="normal" fo:language="en" fo:country="in" style:font-name-asian="Noto Serif CJK SC" style:font-size-asian="10.5pt" style:font-weight-asian="normal" style:font-style-asian="normal" style:language-asian="zh" style:country-asian="cn" style:font-name-complex="Lohit Devanagari"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24" style:family="text">
      <style:text-properties style:font-name="Arial" fo:font-size="12pt" fo:font-weight="normal" fo:font-style="normal" fo:language="en" fo:country="in" style:font-name-asian="Noto Serif CJK SC" style:font-size-asian="10.5pt" style:font-weight-asian="normal" style:font-style-asian="normal" style:language-asian="zh" style:country-asian="cn" style:font-name-complex="Lohit Devanagari"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25" style:family="text">
      <style:text-properties style:font-name="Liberation Serif" fo:font-size="12pt" fo:font-weight="normal" fo:font-style="normal" fo:language="en" fo:country="in" style:font-name-asian="Noto Serif CJK SC" style:font-size-asian="10.5pt" style:font-weight-asian="normal" style:font-style-asian="normal" style:language-asian="zh" style:country-asian="cn" style:font-name-complex="Lohit Devanagari" style:font-size-complex="12pt" style:font-weight-complex="normal" style:font-style-complex="normal" style:language-complex="hi" style:country-complex="in" fo:font-variant="normal" fo:text-transform="none" fo:color="#000000" fo:background-color="transparent" style:text-position="0%% 100%%" style:text-underline-style="none" style:text-line-through-style="none" fo:letter-spacing="normal" style:text-scale="100%" style:letter-kerning="true" text:display="true"/>
    </style:style>
    <style:style style:name="T26" style:family="text">
      <style:text-properties style:font-name="Liberation Serif" fo:font-size="2pt" fo:font-weight="bold" fo:font-style="normal" fo:language="en" fo:country="in" style:font-name-asian="Noto Serif CJK SC" style:font-size-asian="2pt" style:font-weight-asian="bold" style:font-style-asian="normal" style:language-asian="zh" style:country-asian="cn" style:font-name-complex="Lohit Devanagari" style:font-size-complex="2pt" style:font-weight-complex="bold"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27" style:family="text">
      <style:text-properties style:font-name="Liberation Sans" fo:font-size="14.1pt" fo:font-weight="bold" fo:font-style="normal" fo:language="none" fo:country="none" style:font-name-asian="Noto Sans CJK SC" style:font-size-asian="14.1pt" style:font-weight-asian="bold" style:font-style-asian="normal" style:language-asian="none" style:country-asian="none" style:font-name-complex="Lohit Devanagari" style:font-size-complex="14.1pt" style:font-weight-complex="bold" style:font-style-complex="normal" style:language-complex="none" style:country-complex="none" fo:font-variant="normal" fo:text-transform="none" fo:color="#000080" fo:background-color="transparent" style:text-position="0%% 100%%" style:text-underline-style="solid" style:text-underline-mode="continuous" style:text-underline-width="auto" style:text-underline-color="font-color" style:text-line-through-style="none" fo:letter-spacing="normal" style:text-scale="100%" style:letter-kerning="true" text:display="true"/>
    </style:style>
    <style:style style:name="T28" style:family="text">
      <style:text-properties/>
    </style:style>
    <style:style style:name="T29" style:family="text">
      <style:text-properties/>
    </style:style>
    <style:style style:name="T30" style:family="text">
      <style:text-properties/>
    </style:style>
    <style:style style:name="T31" style:family="text">
      <style:text-properties/>
    </style:style>
    <style:style style:name="T32" style:family="text">
      <style:text-properties/>
    </style:style>
    <style:style style:name="T33" style:family="text">
      <style:text-properties/>
    </style:style>
    <style:style style:name="T34" style:family="text">
      <style:text-properties/>
    </style:style>
    <style:style style:name="T35" style:family="text">
      <style:text-properties/>
    </style:style>
    <style:style style:name="T36" style:family="text">
      <style:text-properties/>
    </style:style>
    <style:style style:name="T37" style:family="text">
      <style:text-properties/>
    </style:style>
    <style:style style:name="T38" style:family="text">
      <style:text-properties/>
    </style:style>
    <style:style style:name="T39" style:family="text">
      <style:text-properties/>
    </style:style>
    <style:style style:name="T40" style:family="text">
      <style:text-properties/>
    </style:style>
    <style:style style:name="T41" style:family="text">
      <style:text-properties/>
    </style:style>
    <style:style style:name="T42" style:family="text">
      <style:text-properties/>
    </style:style>
    <style:style style:name="T43" style:family="text">
      <style:text-properties/>
    </style:style>
    <style:style style:name="T44" style:family="text">
      <style:text-properties/>
    </style:style>
    <style:style style:name="T45" style:family="text">
      <style:text-properties/>
    </style:style>
    <style:style style:name="T46" style:family="text">
      <style:text-properties/>
    </style:style>
    <style:style style:name="T47" style:family="text">
      <style:text-properties/>
    </style:style>
    <style:style style:name="T48" style:family="text">
      <style:text-properties/>
    </style:style>
    <style:style style:name="T49" style:family="text">
      <style:text-properties/>
    </style:style>
    <style:style style:name="T50" style:family="text">
      <style:text-properties/>
    </style:style>
    <style:style style:name="T51" style:family="text">
      <style:text-properties/>
    </style:style>
    <style:style style:name="T52" style:family="text">
      <style:text-properties/>
    </style:style>
    <style:style style:name="T53" style:family="text">
      <style:text-properties/>
    </style:style>
    <style:style style:name="T54" style:family="text">
      <style:text-properties/>
    </style:style>
    <style:style style:name="T55" style:family="text">
      <style:text-properties/>
    </style:style>
    <style:style style:name="T56" style:family="text">
      <style:text-properties/>
    </style:style>
    <style:style style:name="T57" style:family="text">
      <style:text-properties/>
    </style:style>
    <style:style style:name="T58" style:family="text">
      <style:text-properties/>
    </style:style>
    <style:style style:name="T59" style:family="text">
      <style:text-properties/>
    </style:style>
    <style:style style:name="T60" style:family="text">
      <style:text-properties/>
    </style:style>
    <style:style style:name="T61" style:family="text">
      <style:text-properties/>
    </style:style>
    <style:style style:name="T62" style:family="text">
      <style:text-properties/>
    </style:style>
    <style:style style:name="T63" style:family="text">
      <style:text-properties/>
    </style:style>
    <style:style style:name="T64" style:family="text">
      <style:text-properties/>
    </style:style>
    <style:style style:name="T65" style:family="text">
      <style:text-properties/>
    </style:style>
    <style:style style:name="T66" style:family="text">
      <style:text-properties/>
    </style:style>
    <style:style style:name="T67" style:family="text">
      <style:text-properties/>
    </style:style>
    <style:style style:name="T68" style:family="text">
      <style:text-properties/>
    </style:style>
    <style:style style:name="T69" style:family="text">
      <style:text-properties fo:font-weight="bold" style:font-weight-asian="bold" style:font-weight-complex="bold" style:font-style-complex="italic"/>
    </style:style>
    <style:style style:name="T70" style:family="text">
      <style:text-properties style:font-style-complex="italic"/>
    </style:style>
    <style:style style:name="T72" style:family="text">
      <style:text-properties/>
    </style:style>
    <style:style style:name="T73" style:family="text" style:parent-style-name="Source_20_Text">
      <style:text-properties style:font-name-asian="Noto Sans Mono CJK SC" style:font-name-complex="Liberation Mono"/>
    </style:style>
    <style:style style:name="T74" style:family="text">
      <style:text-properties style:font-name="Liberation Sans" fo:font-size="14.1pt" fo:font-weight="bold" fo:language="none" fo:country="none" style:font-weight-asian="bold" style:language-asian="none" style:country-asian="none" style:font-weight-complex="bold" style:font-style-complex="italic" style:language-complex="none" style:country-complex="none" fo:color="#000080" style:text-underline-style="solid" style:text-underline-mode="continuous" style:text-underline-width="auto" style:text-underline-color="font-color"/>
    </style:style>
    <style:style style:name="T75" style:family="text">
      <style:text-properties style:font-name="Liberation Sans" fo:font-size="14.1pt" fo:font-weight="bold" fo:language="none" fo:country="none" style:font-weight-asian="bold" style:language-asian="none" style:country-asian="none" style:font-weight-complex="bold" style:font-style-complex="italic" style:language-complex="none" style:country-complex="none" fo:color="#000080" style:text-underline-style="solid" style:text-underline-mode="continuous" style:text-underline-width="auto" style:text-underline-color="font-color"/>
    </style:style>
    <style:style style:name="T76" style:family="text">
      <style:text-properties fo:language="none" fo:country="none" style:language-asian="none" style:country-asian="none" style:language-complex="none" style:country-complex="none" fo:color="#000080" style:text-underline-style="solid" style:text-underline-mode="continuous" style:text-underline-width="auto" style:text-underline-color="font-color"/>
    </style:style>
    <style:style style:name="T77" style:family="text">
      <style:text-properties/>
    </style:style>
    <style:style style:name="T78" style:family="text" style:parent-style-name="Source_20_Text">
      <style:text-properties/>
    </style:style>
    <style:style style:name="T79" style:family="text">
      <style:text-properties fo:font-size="14.1pt" fo:language="none" fo:country="none" style:language-asian="none" style:country-asian="none" style:font-style-complex="italic" style:language-complex="none" style:country-complex="none" fo:color="#000080" style:text-underline-style="solid" style:text-underline-mode="continuous" style:text-underline-width="auto" style:text-underline-color="font-color"/>
    </style:style>
    <style:style style:name="T80" style:family="text">
      <style:text-properties fo:font-size="14.1pt" fo:language="none" fo:country="none" style:language-asian="none" style:country-asian="none" style:font-style-complex="italic" style:language-complex="none" style:country-complex="none" fo:color="#000080" style:text-underline-style="solid" style:text-underline-mode="continuous" style:text-underline-width="auto" style:text-underline-color="font-color"/>
    </style:style>
    <style:style style:name="T81" style:family="text">
      <style:text-properties style:font-name="Liberation Mono" fo:language="none" fo:country="none" style:language-asian="none" style:country-asian="none" style:language-complex="none" style:country-complex="none" fo:color="#000080" style:text-underline-style="solid" style:text-underline-mode="continuous" style:text-underline-width="auto" style:text-underline-color="font-color"/>
    </style:style>
    <style:style style:name="T82" style:family="text">
      <style:text-properties/>
    </style:style>
    <style:style style:name="T83" style:family="text" style:parent-style-name="Strong_20_Emphasis">
      <style:text-properties style:font-style-complex="italic"/>
    </style:style>
    <style:style style:name="T84" style:family="text">
      <style:text-properties/>
    </style:style>
    <style:style style:name="T85" style:family="text">
      <style:text-properties/>
    </style:style>
    <style:style style:name="T86" style:family="text">
      <style:text-properties fo:language="none" fo:country="none" style:language-asian="none" style:country-asian="none" style:language-complex="none" style:country-complex="none"/>
    </style:style>
    <style:style style:name="T87" style:family="text">
      <style:text-properties style:font-name="Liberation Mono" fo:language="none" fo:country="none" style:language-asian="none" style:country-asian="none" style:language-complex="none" style:country-complex="none"/>
    </style:style>
    <style:style style:name="T88" style:family="text">
      <style:text-properties style:font-name="Liberation Mono" fo:font-weight="bold" fo:language="none" fo:country="none" style:font-weight-asian="bold" style:language-asian="none" style:country-asian="none" style:font-weight-complex="bold" style:font-style-complex="italic" style:language-complex="none" style:country-complex="none"/>
    </style:style>
    <style:style style:name="T89" style:family="text">
      <style:text-properties fo:language="none" fo:country="none" style:language-asian="none" style:country-asian="none" style:font-style-complex="italic" style:language-complex="none" style:country-complex="none"/>
    </style:style>
    <style:style style:name="T90" style:family="text">
      <style:text-properties fo:font-size="14.1pt" fo:language="none" fo:country="none" style:language-asian="none" style:country-asian="none" style:font-style-complex="italic" style:language-complex="none" style:country-complex="none" fo:color="#000080" style:text-underline-style="solid" style:text-underline-mode="continuous" style:text-underline-width="auto" style:text-underline-color="font-color"/>
    </style:style>
    <style:style style:name="T91" style:family="text">
      <style:text-properties/>
    </style:style>
    <style:style style:name="T92" style:family="text" style:parent-style-name="Source_20_Text">
      <style:text-properties style:font-name="Liberation Mono" style:font-name-asian="Noto Sans Mono CJK SC" style:font-name-complex="Liberation Mono"/>
    </style:style>
    <style:style style:name="T93" style:family="text" style:parent-style-name="Source_20_Text">
      <style:text-properties style:font-name="Liberation Mono" style:font-name-asian="Noto Sans Mono CJK SC" style:font-name-complex="Liberation Mono"/>
    </style:style>
    <style:style style:name="T94" style:family="text">
      <style:text-properties/>
    </style:style>
    <style:style style:name="T95" style:family="text" style:parent-style-name="Emphasis">
      <style:text-properties style:font-style-complex="italic"/>
    </style:style>
    <style:style style:name="T96" style:family="text">
      <style:text-properties/>
    </style:style>
    <style:style style:name="T97" style:family="text">
      <style:text-properties/>
    </style:style>
    <style:style style:name="T98" style:family="text">
      <style:text-properties/>
    </style:style>
    <style:style style:name="T99" style:family="text">
      <style:text-properties/>
    </style:style>
    <style:style style:name="T100" style:family="text">
      <style:text-properties/>
    </style:style>
    <style:style style:name="T102" style:family="text">
      <style:text-properties/>
    </style:style>
    <style:style style:name="T103" style:family="text">
      <style:text-properties fo:color="#0000cd"/>
    </style:style>
    <style:style style:name="T104" style:family="text">
      <style:text-properties fo:color="#a52a2a"/>
    </style:style>
    <style:style style:name="T105" style:family="text">
      <style:text-properties fo:color="#008000"/>
    </style:style>
    <style:style style:name="T106" style:family="text">
      <style:text-properties fo:color="#ff0000"/>
    </style:style>
    <style:style style:name="T107" style:family="text" style:parent-style-name="Source_20_Text">
      <style:text-properties style:font-name="Liberation Mono" style:font-name-asian="Noto Sans Mono CJK SC" style:font-name-complex="Liberation Mono" style:font-style-complex="italic"/>
    </style:style>
    <style:style style:name="T108" style:family="text" style:parent-style-name="Source_20_Text">
      <style:text-properties style:font-name-asian="Noto Sans Mono CJK SC" style:font-name-complex="Liberation Mono" style:font-style-complex="italic"/>
    </style:style>
    <style:style style:name="T109" style:family="text" style:parent-style-name="Source_20_Text">
      <style:text-properties style:font-name="Liberation Mono" style:font-name-asian="Noto Sans Mono CJK SC" style:font-name-complex="Liberation Mono"/>
    </style:style>
    <style:style style:name="T110" style:family="text" style:parent-style-name="Source_20_Text">
      <style:text-properties style:font-name="Liberation Mono" style:font-name-asian="Noto Sans Mono CJK SC" style:font-name-complex="Liberation Mono"/>
    </style:style>
    <style:style style:name="T111" style:family="text" style:parent-style-name="Source_20_Text">
      <style:text-properties style:font-name="Liberation Mono" style:font-name-asian="Noto Sans Mono CJK SC" style:font-name-complex="Liberation Mono" style:font-style-complex="italic"/>
    </style:style>
    <style:style style:name="T112" style:family="text" style:parent-style-name="Source_20_Text">
      <style:text-properties style:font-name="Liberation Mono" style:font-name-asian="Noto Sans Mono CJK SC" style:font-name-complex="Liberation Mono"/>
    </style:style>
    <style:style style:name="T113" style:family="text" style:parent-style-name="Source_20_Text">
      <style:text-properties style:font-name-asian="Noto Sans Mono CJK SC" style:font-name-complex="Liberation Mono"/>
    </style:style>
    <style:style style:name="T114" style:family="text" style:parent-style-name="Emphasis">
      <style:text-properties fo:font-style="italic" style:font-name-asian="Noto Sans Mono CJK SC" style:font-style-asian="italic" style:font-name-complex="Liberation Mono" style:font-style-complex="italic"/>
    </style:style>
    <style:style style:name="T115" style:family="text" style:parent-style-name="Emphasis">
      <style:text-properties style:font-name-asian="Noto Sans Mono CJK SC" style:font-name-complex="Liberation Mono" style:font-style-complex="italic"/>
    </style:style>
    <style:style style:name="T116" style:family="text" style:parent-style-name="Source_20_Text">
      <style:text-properties style:font-name="Liberation Mono" style:font-name-asian="Noto Sans Mono CJK SC" style:font-name-complex="Liberation Mono"/>
    </style:style>
    <style:style style:name="T117" style:family="text" style:parent-style-name="Strong_20_Emphasis">
      <style:text-properties fo:font-weight="bold" style:font-weight-asian="bold" style:font-weight-complex="bold" style:font-style-complex="italic"/>
    </style:style>
    <style:style style:name="T118" style:family="text" style:parent-style-name="Source_20_Text">
      <style:text-properties style:font-name="Liberation Mono" style:font-name-asian="Noto Sans Mono CJK SC" style:font-name-complex="Liberation Mono"/>
    </style:style>
    <style:style style:name="T119" style:family="text" style:parent-style-name="Strong_20_Emphasis">
      <style:text-properties fo:font-weight="bold" style:font-name-asian="Noto Sans Mono CJK SC" style:font-weight-asian="bold" style:font-name-complex="Liberation Mono" style:font-weight-complex="bold"/>
    </style:style>
    <style:style style:name="T120" style:family="text" style:parent-style-name="Strong_20_Emphasis">
      <style:text-properties style:font-name-asian="Noto Sans Mono CJK SC" style:font-name-complex="Liberation Mono" style:font-style-complex="italic"/>
    </style:style>
    <style:style style:name="T122" style:family="text" style:parent-style-name="Source_20_Text">
      <style:text-properties style:font-name="Liberation Mono" style:font-name-asian="Noto Sans Mono CJK SC" style:font-name-complex="Liberation Mono"/>
    </style:style>
    <style:style style:name="T123" style:family="text" style:parent-style-name="Source_20_Text">
      <style:text-properties style:font-name-asian="Noto Sans Mono CJK SC" style:font-name-complex="Liberation Mono"/>
    </style:style>
    <text:list-style style:name="L1" style:display-name="L1">
      <text:list-level-style-bullet text:level="1" text:style-name="D1" text:bullet-char="•" style:num-prefix="">
        <style:list-level-properties text:list-level-position-and-space-mode="label-alignment">
          <style:list-level-label-alignment fo:margin-left="1.887cm" fo:text-indent="1.887cm" text:label-followed-by="listtab"/>
        </style:list-level-properties>
        <style:text-properties style:font-name="OpenSymbol"/>
      </text:list-level-style-bullet>
      <text:list-level-style-bullet text:level="2" text:style-name="D1" text:bullet-char="◦">
        <style:list-level-properties text:list-level-position-and-space-mode="label-alignment">
          <style:list-level-label-alignment fo:margin-left="2.522cm" fo:text-indent="2.522cm" text:label-followed-by="listtab"/>
        </style:list-level-properties>
        <style:text-properties style:font-name="OpenSymbol"/>
      </text:list-level-style-bullet>
      <text:list-level-style-bullet text:level="3" text:style-name="D1" text:bullet-char="▪">
        <style:list-level-properties text:list-level-position-and-space-mode="label-alignment">
          <style:list-level-label-alignment fo:margin-left="3.157cm" fo:text-indent="3.157cm" text:label-followed-by="listtab"/>
        </style:list-level-properties>
        <style:text-properties style:font-name="OpenSymbol"/>
      </text:list-level-style-bullet>
      <text:list-level-style-bullet text:level="4" text:style-name="D1" text:bullet-char="•">
        <style:list-level-properties text:list-level-position-and-space-mode="label-alignment">
          <style:list-level-label-alignment fo:margin-left="3.794cm" fo:text-indent="3.794cm" text:label-followed-by="listtab"/>
        </style:list-level-properties>
        <style:text-properties style:font-name="OpenSymbol"/>
      </text:list-level-style-bullet>
      <text:list-level-style-bullet text:level="5" text:style-name="D1" text:bullet-char="◦">
        <style:list-level-properties text:list-level-position-and-space-mode="label-alignment">
          <style:list-level-label-alignment fo:margin-left="4.429cm" fo:text-indent="4.429cm" text:label-followed-by="listtab"/>
        </style:list-level-properties>
        <style:text-properties style:font-name="OpenSymbol"/>
      </text:list-level-style-bullet>
      <text:list-level-style-bullet text:level="6" text:style-name="D1" text:bullet-char="▪">
        <style:list-level-properties text:list-level-position-and-space-mode="label-alignment">
          <style:list-level-label-alignment fo:margin-left="5.064cm" fo:text-indent="5.064cm" text:label-followed-by="listtab"/>
        </style:list-level-properties>
        <style:text-properties style:font-name="OpenSymbol"/>
      </text:list-level-style-bullet>
      <text:list-level-style-bullet text:level="7" text:style-name="D1" text:bullet-char="•">
        <style:list-level-properties text:list-level-position-and-space-mode="label-alignment">
          <style:list-level-label-alignment fo:margin-left="5.699cm" fo:text-indent="5.699cm" text:label-followed-by="listtab"/>
        </style:list-level-properties>
        <style:text-properties style:font-name="OpenSymbol"/>
      </text:list-level-style-bullet>
      <text:list-level-style-bullet text:level="8" text:style-name="D1" text:bullet-char="◦">
        <style:list-level-properties text:list-level-position-and-space-mode="label-alignment">
          <style:list-level-label-alignment fo:margin-left="6.334cm" fo:text-indent="6.334cm" text:label-followed-by="listtab"/>
        </style:list-level-properties>
        <style:text-properties style:font-name="OpenSymbol"/>
      </text:list-level-style-bullet>
      <text:list-level-style-bullet text:level="9" text:style-name="D1" text:bullet-char="▪">
        <style:list-level-properties text:list-level-position-and-space-mode="label-alignment">
          <style:list-level-label-alignment fo:margin-left="7.604cm" fo:text-indent="7.604cm" text:label-followed-by="listtab"/>
        </style:list-level-properties>
        <style:text-properties style:font-name="OpenSymbol"/>
      </text:list-level-style-bullet>
      <text:list-level-style-number text:level="10" style:num-format=""/>
    </text:list-style>
    <text:list-style style:name="L2" style:display-name="L2">
      <text:list-level-style-number text:level="1" text:style-name="D2" style:num-format="1" text:start-value="1" style:num-prefix="" style:num-suffix=".">
        <style:list-level-properties text:list-level-position-and-space-mode="label-alignment">
          <style:list-level-label-alignment fo:margin-left="0.637cm" fo:text-indent="0.637cm" text:label-followed-by="listtab"/>
        </style:list-level-properties>
      </text:list-level-style-number>
      <text:list-level-style-number text:level="2" text:style-name="D2" style:num-format="1" text:start-value="1" style:num-suffix=".">
        <style:list-level-properties text:list-level-position-and-space-mode="label-alignment">
          <style:list-level-label-alignment fo:margin-left="1.272cm" fo:text-indent="1.272cm" text:label-followed-by="listtab"/>
        </style:list-level-properties>
      </text:list-level-style-number>
      <text:list-level-style-number text:level="3" text:style-name="D2" style:num-format="1" text:start-value="1" style:num-suffix=".">
        <style:list-level-properties text:list-level-position-and-space-mode="label-alignment">
          <style:list-level-label-alignment fo:margin-left="1.907cm" fo:text-indent="1.907cm" text:label-followed-by="listtab"/>
        </style:list-level-properties>
      </text:list-level-style-number>
      <text:list-level-style-number text:level="4" text:style-name="D2" style:num-format="1" text:start-value="1" style:num-suffix=".">
        <style:list-level-properties text:list-level-position-and-space-mode="label-alignment">
          <style:list-level-label-alignment fo:margin-left="2.542cm" fo:text-indent="2.542cm" text:label-followed-by="listtab"/>
        </style:list-level-properties>
      </text:list-level-style-number>
      <text:list-level-style-number text:level="5" text:style-name="D2" style:num-format="1" text:start-value="1" style:num-suffix=".">
        <style:list-level-properties text:list-level-position-and-space-mode="label-alignment">
          <style:list-level-label-alignment fo:margin-left="3.177cm" fo:text-indent="3.177cm" text:label-followed-by="listtab"/>
        </style:list-level-properties>
      </text:list-level-style-number>
      <text:list-level-style-number text:level="6" text:style-name="D2" style:num-format="1" text:start-value="1" style:num-suffix=".">
        <style:list-level-properties text:list-level-position-and-space-mode="label-alignment">
          <style:list-level-label-alignment fo:margin-left="3.812cm" fo:text-indent="3.812cm" text:label-followed-by="listtab"/>
        </style:list-level-properties>
      </text:list-level-style-number>
      <text:list-level-style-number text:level="7" text:style-name="D2" style:num-format="1" text:start-value="1" style:num-suffix=".">
        <style:list-level-properties text:list-level-position-and-space-mode="label-alignment">
          <style:list-level-label-alignment fo:margin-left="4.447cm" fo:text-indent="4.447cm" text:label-followed-by="listtab"/>
        </style:list-level-properties>
      </text:list-level-style-number>
      <text:list-level-style-number text:level="8" text:style-name="D2" style:num-format="1" text:start-value="1" style:num-suffix=".">
        <style:list-level-properties text:list-level-position-and-space-mode="label-alignment">
          <style:list-level-label-alignment fo:margin-left="5.082cm" fo:text-indent="5.082cm" text:label-followed-by="listtab"/>
        </style:list-level-properties>
      </text:list-level-style-number>
      <text:list-level-style-number text:level="9" text:style-name="D2" style:num-format="1" text:start-value="1" style:num-suffix=".">
        <style:list-level-properties text:list-level-position-and-space-mode="label-alignment">
          <style:list-level-label-alignment fo:margin-left="6.352cm" fo:text-indent="6.352cm" text:label-followed-by="listtab"/>
        </style:list-level-properties>
      </text:list-level-style-number>
      <text:list-level-style-number text:level="10" style:num-format=""/>
    </text:list-style>
    <text:list-style style:name="L3" style:display-name="L3">
      <text:list-level-style-bullet text:level="1" text:style-name="D1" text:bullet-char="•" style:num-prefix="">
        <style:list-level-properties text:list-level-position-and-space-mode="label-width-and-position" text:space-before="0.748cm" text:min-label-width="0.499cm"/>
        <style:text-properties style:font-name="OpenSymbol"/>
      </text:list-level-style-bullet>
      <text:list-level-style-bullet text:level="2" text:style-name="D1" text:bullet-char="•">
        <style:list-level-properties text:list-level-position-and-space-mode="label-width-and-position" text:space-before="1.995cm" text:min-label-width="0.499cm"/>
        <style:text-properties style:font-name="OpenSymbol"/>
      </text:list-level-style-bullet>
      <text:list-level-style-bullet text:level="3" text:style-name="D1" text:bullet-char="•">
        <style:list-level-properties text:list-level-position-and-space-mode="label-width-and-position" text:space-before="3.242cm" text:min-label-width="0.499cm"/>
        <style:text-properties style:font-name="OpenSymbol"/>
      </text:list-level-style-bullet>
      <text:list-level-style-bullet text:level="4" text:style-name="D1" text:bullet-char="•">
        <style:list-level-properties text:list-level-position-and-space-mode="label-width-and-position" text:space-before="4.489cm" text:min-label-width="0.499cm"/>
        <style:text-properties style:font-name="OpenSymbol"/>
      </text:list-level-style-bullet>
      <text:list-level-style-bullet text:level="5" text:style-name="D1" text:bullet-char="•">
        <style:list-level-properties text:list-level-position-and-space-mode="label-width-and-position" text:space-before="5.736cm" text:min-label-width="0.499cm"/>
        <style:text-properties style:font-name="OpenSymbol"/>
      </text:list-level-style-bullet>
      <text:list-level-style-bullet text:level="6" text:style-name="D1" text:bullet-char="•">
        <style:list-level-properties text:list-level-position-and-space-mode="label-width-and-position" text:space-before="6.983cm" text:min-label-width="0.499cm"/>
        <style:text-properties style:font-name="OpenSymbol"/>
      </text:list-level-style-bullet>
      <text:list-level-style-bullet text:level="7" text:style-name="D1" text:bullet-char="•">
        <style:list-level-properties text:list-level-position-and-space-mode="label-width-and-position" text:space-before="8.230cm" text:min-label-width="0.499cm"/>
        <style:text-properties style:font-name="OpenSymbol"/>
      </text:list-level-style-bullet>
      <text:list-level-style-bullet text:level="8" text:style-name="D1" text:bullet-char="•">
        <style:list-level-properties text:list-level-position-and-space-mode="label-width-and-position" text:space-before="9.479cm" text:min-label-width="0.499cm"/>
        <style:text-properties style:font-name="OpenSymbol"/>
      </text:list-level-style-bullet>
      <text:list-level-style-bullet text:level="9" text:style-name="D1" text:bullet-char="•">
        <style:list-level-properties text:list-level-position-and-space-mode="label-width-and-position" text:space-before="22.699cm" text:min-label-width="0.499cm"/>
        <style:text-properties style:font-name="OpenSymbol"/>
      </text:list-level-style-bullet>
      <text:list-level-style-number text:level="10" style:num-format=""/>
    </text:list-style>
    <text:list-style style:name="L4" style:display-name="L4">
      <text:list-level-style-bullet text:level="1" text:style-name="D1" text:bullet-char="•" style:num-prefix="">
        <style:list-level-properties text:list-level-position-and-space-mode="label-alignment">
          <style:list-level-label-alignment fo:margin-left="0.637cm" fo:text-indent="0.637cm" text:label-followed-by="listtab"/>
        </style:list-level-properties>
        <style:text-properties style:font-name="OpenSymbol"/>
      </text:list-level-style-bullet>
      <text:list-level-style-bullet text:level="2" text:style-name="D1" text:bullet-char="◦">
        <style:list-level-properties text:list-level-position-and-space-mode="label-alignment">
          <style:list-level-label-alignment fo:margin-left="1.272cm" fo:text-indent="1.272cm" text:label-followed-by="listtab"/>
        </style:list-level-properties>
        <style:text-properties style:font-name="OpenSymbol"/>
      </text:list-level-style-bullet>
      <text:list-level-style-bullet text:level="3" text:style-name="D1" text:bullet-char="▪">
        <style:list-level-properties text:list-level-position-and-space-mode="label-alignment">
          <style:list-level-label-alignment fo:margin-left="1.907cm" fo:text-indent="1.907cm" text:label-followed-by="listtab"/>
        </style:list-level-properties>
        <style:text-properties style:font-name="OpenSymbol"/>
      </text:list-level-style-bullet>
      <text:list-level-style-bullet text:level="4" text:style-name="D1" text:bullet-char="•">
        <style:list-level-properties text:list-level-position-and-space-mode="label-alignment">
          <style:list-level-label-alignment fo:margin-left="2.542cm" fo:text-indent="2.542cm" text:label-followed-by="listtab"/>
        </style:list-level-properties>
        <style:text-properties style:font-name="OpenSymbol"/>
      </text:list-level-style-bullet>
      <text:list-level-style-bullet text:level="5" text:style-name="D1" text:bullet-char="◦">
        <style:list-level-properties text:list-level-position-and-space-mode="label-alignment">
          <style:list-level-label-alignment fo:margin-left="3.177cm" fo:text-indent="3.177cm" text:label-followed-by="listtab"/>
        </style:list-level-properties>
        <style:text-properties style:font-name="OpenSymbol"/>
      </text:list-level-style-bullet>
      <text:list-level-style-bullet text:level="6" text:style-name="D1" text:bullet-char="▪">
        <style:list-level-properties text:list-level-position-and-space-mode="label-alignment">
          <style:list-level-label-alignment fo:margin-left="3.812cm" fo:text-indent="3.812cm" text:label-followed-by="listtab"/>
        </style:list-level-properties>
        <style:text-properties style:font-name="OpenSymbol"/>
      </text:list-level-style-bullet>
      <text:list-level-style-bullet text:level="7" text:style-name="D1" text:bullet-char="•">
        <style:list-level-properties text:list-level-position-and-space-mode="label-alignment">
          <style:list-level-label-alignment fo:margin-left="4.447cm" fo:text-indent="4.447cm" text:label-followed-by="listtab"/>
        </style:list-level-properties>
        <style:text-properties style:font-name="OpenSymbol"/>
      </text:list-level-style-bullet>
      <text:list-level-style-bullet text:level="8" text:style-name="D1" text:bullet-char="◦">
        <style:list-level-properties text:list-level-position-and-space-mode="label-alignment">
          <style:list-level-label-alignment fo:margin-left="5.082cm" fo:text-indent="5.082cm" text:label-followed-by="listtab"/>
        </style:list-level-properties>
        <style:text-properties style:font-name="OpenSymbol"/>
      </text:list-level-style-bullet>
      <text:list-level-style-bullet text:level="9" text:style-name="D1" text:bullet-char="▪">
        <style:list-level-properties text:list-level-position-and-space-mode="label-alignment">
          <style:list-level-label-alignment fo:margin-left="6.352cm" fo:text-indent="6.352cm" text:label-followed-by="listtab"/>
        </style:list-level-properties>
        <style:text-properties style:font-name="OpenSymbol"/>
      </text:list-level-style-bullet>
      <text:list-level-style-number text:level="10" style:num-format=""/>
    </text:list-style>
    <text:list-style style:name="L5" style:display-name="L5">
      <text:list-level-style-number text:level="1" text:style-name="D2" style:num-format="1" text:start-value="1" style:num-prefix="" style:num-suffix=".">
        <style:list-level-properties text:list-level-position-and-space-mode="label-alignment">
          <style:list-level-label-alignment fo:margin-left="0.637cm" fo:text-indent="0.637cm" text:label-followed-by="listtab"/>
        </style:list-level-properties>
      </text:list-level-style-number>
      <text:list-level-style-number text:level="2" text:style-name="D2" style:num-format="1" text:start-value="1" style:num-suffix=".">
        <style:list-level-properties text:list-level-position-and-space-mode="label-alignment">
          <style:list-level-label-alignment fo:margin-left="1.272cm" fo:text-indent="1.272cm" text:label-followed-by="listtab"/>
        </style:list-level-properties>
      </text:list-level-style-number>
      <text:list-level-style-number text:level="3" text:style-name="D2" style:num-format="1" text:start-value="1" style:num-suffix=".">
        <style:list-level-properties text:list-level-position-and-space-mode="label-alignment">
          <style:list-level-label-alignment fo:margin-left="1.907cm" fo:text-indent="1.907cm" text:label-followed-by="listtab"/>
        </style:list-level-properties>
      </text:list-level-style-number>
      <text:list-level-style-number text:level="4" text:style-name="D2" style:num-format="1" text:start-value="1" style:num-suffix=".">
        <style:list-level-properties text:list-level-position-and-space-mode="label-alignment">
          <style:list-level-label-alignment fo:margin-left="2.542cm" fo:text-indent="2.542cm" text:label-followed-by="listtab"/>
        </style:list-level-properties>
      </text:list-level-style-number>
      <text:list-level-style-number text:level="5" text:style-name="D2" style:num-format="1" text:start-value="1" style:num-suffix=".">
        <style:list-level-properties text:list-level-position-and-space-mode="label-alignment">
          <style:list-level-label-alignment fo:margin-left="3.177cm" fo:text-indent="3.177cm" text:label-followed-by="listtab"/>
        </style:list-level-properties>
      </text:list-level-style-number>
      <text:list-level-style-number text:level="6" text:style-name="D2" style:num-format="1" text:start-value="1" style:num-suffix=".">
        <style:list-level-properties text:list-level-position-and-space-mode="label-alignment">
          <style:list-level-label-alignment fo:margin-left="3.812cm" fo:text-indent="3.812cm" text:label-followed-by="listtab"/>
        </style:list-level-properties>
      </text:list-level-style-number>
      <text:list-level-style-number text:level="7" text:style-name="D2" style:num-format="1" text:start-value="1" style:num-suffix=".">
        <style:list-level-properties text:list-level-position-and-space-mode="label-alignment">
          <style:list-level-label-alignment fo:margin-left="4.447cm" fo:text-indent="4.447cm" text:label-followed-by="listtab"/>
        </style:list-level-properties>
      </text:list-level-style-number>
      <text:list-level-style-number text:level="8" text:style-name="D2" style:num-format="1" text:start-value="1" style:num-suffix=".">
        <style:list-level-properties text:list-level-position-and-space-mode="label-alignment">
          <style:list-level-label-alignment fo:margin-left="5.082cm" fo:text-indent="5.082cm" text:label-followed-by="listtab"/>
        </style:list-level-properties>
      </text:list-level-style-number>
      <text:list-level-style-number text:level="9" text:style-name="D2" style:num-format="1" text:start-value="1" style:num-suffix=".">
        <style:list-level-properties text:list-level-position-and-space-mode="label-alignment">
          <style:list-level-label-alignment fo:margin-left="6.352cm" fo:text-indent="6.352cm" text:label-followed-by="listtab"/>
        </style:list-level-properties>
      </text:list-level-style-number>
      <text:list-level-style-number text:level="10" style:num-format=""/>
    </text:list-style>
    <text:list-style style:name="L6" style:display-name="L6">
      <text:list-level-style-bullet text:level="1" text:style-name="D1" text:bullet-char="•" style:num-prefix="">
        <style:list-level-properties text:list-level-position-and-space-mode="label-width-and-position" text:space-before="0.748cm" text:min-label-width="0.499cm"/>
        <style:text-properties style:font-name="OpenSymbol"/>
      </text:list-level-style-bullet>
      <text:list-level-style-bullet text:level="2" text:style-name="D1" text:bullet-char="•">
        <style:list-level-properties text:list-level-position-and-space-mode="label-width-and-position" text:space-before="1.995cm" text:min-label-width="0.499cm"/>
        <style:text-properties style:font-name="OpenSymbol"/>
      </text:list-level-style-bullet>
      <text:list-level-style-bullet text:level="3" text:style-name="D1" text:bullet-char="•">
        <style:list-level-properties text:list-level-position-and-space-mode="label-width-and-position" text:space-before="3.242cm" text:min-label-width="0.499cm"/>
        <style:text-properties style:font-name="OpenSymbol"/>
      </text:list-level-style-bullet>
      <text:list-level-style-bullet text:level="4" text:style-name="D1" text:bullet-char="•">
        <style:list-level-properties text:list-level-position-and-space-mode="label-width-and-position" text:space-before="4.489cm" text:min-label-width="0.499cm"/>
        <style:text-properties style:font-name="OpenSymbol"/>
      </text:list-level-style-bullet>
      <text:list-level-style-bullet text:level="5" text:style-name="D1" text:bullet-char="•">
        <style:list-level-properties text:list-level-position-and-space-mode="label-width-and-position" text:space-before="5.736cm" text:min-label-width="0.499cm"/>
        <style:text-properties style:font-name="OpenSymbol"/>
      </text:list-level-style-bullet>
      <text:list-level-style-bullet text:level="6" text:style-name="D1" text:bullet-char="•">
        <style:list-level-properties text:list-level-position-and-space-mode="label-width-and-position" text:space-before="6.983cm" text:min-label-width="0.499cm"/>
        <style:text-properties style:font-name="OpenSymbol"/>
      </text:list-level-style-bullet>
      <text:list-level-style-bullet text:level="7" text:style-name="D1" text:bullet-char="•">
        <style:list-level-properties text:list-level-position-and-space-mode="label-width-and-position" text:space-before="8.230cm" text:min-label-width="0.499cm"/>
        <style:text-properties style:font-name="OpenSymbol"/>
      </text:list-level-style-bullet>
      <text:list-level-style-bullet text:level="8" text:style-name="D1" text:bullet-char="•">
        <style:list-level-properties text:list-level-position-and-space-mode="label-width-and-position" text:space-before="9.479cm" text:min-label-width="0.499cm"/>
        <style:text-properties style:font-name="OpenSymbol"/>
      </text:list-level-style-bullet>
      <text:list-level-style-bullet text:level="9" text:style-name="D1" text:bullet-char="•">
        <style:list-level-properties text:list-level-position-and-space-mode="label-width-and-position" text:space-before="22.699cm" text:min-label-width="0.499cm"/>
        <style:text-properties style:font-name="OpenSymbol"/>
      </text:list-level-style-bullet>
      <text:list-level-style-number text:level="10" style:num-format=""/>
    </text:list-style>
    <text:list-style style:name="L7" style:display-name="L7">
      <text:list-level-style-bullet text:level="1" text:style-name="D1" text:bullet-char="•" style:num-prefix="">
        <style:list-level-properties text:list-level-position-and-space-mode="label-width-and-position" text:space-before="0.748cm" text:min-label-width="0.499cm"/>
        <style:text-properties style:font-name="OpenSymbol"/>
      </text:list-level-style-bullet>
      <text:list-level-style-bullet text:level="2" text:style-name="D1" text:bullet-char="•">
        <style:list-level-properties text:list-level-position-and-space-mode="label-width-and-position" text:space-before="1.995cm" text:min-label-width="0.499cm"/>
        <style:text-properties style:font-name="OpenSymbol"/>
      </text:list-level-style-bullet>
      <text:list-level-style-bullet text:level="3" text:style-name="D1" text:bullet-char="•">
        <style:list-level-properties text:list-level-position-and-space-mode="label-width-and-position" text:space-before="3.242cm" text:min-label-width="0.499cm"/>
        <style:text-properties style:font-name="OpenSymbol"/>
      </text:list-level-style-bullet>
      <text:list-level-style-bullet text:level="4" text:style-name="D1" text:bullet-char="•">
        <style:list-level-properties text:list-level-position-and-space-mode="label-width-and-position" text:space-before="4.489cm" text:min-label-width="0.499cm"/>
        <style:text-properties style:font-name="OpenSymbol"/>
      </text:list-level-style-bullet>
      <text:list-level-style-bullet text:level="5" text:style-name="D1" text:bullet-char="•">
        <style:list-level-properties text:list-level-position-and-space-mode="label-width-and-position" text:space-before="5.736cm" text:min-label-width="0.499cm"/>
        <style:text-properties style:font-name="OpenSymbol"/>
      </text:list-level-style-bullet>
      <text:list-level-style-bullet text:level="6" text:style-name="D1" text:bullet-char="•">
        <style:list-level-properties text:list-level-position-and-space-mode="label-width-and-position" text:space-before="6.983cm" text:min-label-width="0.499cm"/>
        <style:text-properties style:font-name="OpenSymbol"/>
      </text:list-level-style-bullet>
      <text:list-level-style-bullet text:level="7" text:style-name="D1" text:bullet-char="•">
        <style:list-level-properties text:list-level-position-and-space-mode="label-width-and-position" text:space-before="8.230cm" text:min-label-width="0.499cm"/>
        <style:text-properties style:font-name="OpenSymbol"/>
      </text:list-level-style-bullet>
      <text:list-level-style-bullet text:level="8" text:style-name="D1" text:bullet-char="•">
        <style:list-level-properties text:list-level-position-and-space-mode="label-width-and-position" text:space-before="9.479cm" text:min-label-width="0.499cm"/>
        <style:text-properties style:font-name="OpenSymbol"/>
      </text:list-level-style-bullet>
      <text:list-level-style-bullet text:level="9" text:style-name="D1" text:bullet-char="•">
        <style:list-level-properties text:list-level-position-and-space-mode="label-width-and-position" text:space-before="22.699cm" text:min-label-width="0.499cm"/>
        <style:text-properties style:font-name="OpenSymbol"/>
      </text:list-level-style-bullet>
      <text:list-level-style-number text:level="10" style:num-format=""/>
    </text:list-style>
    <text:list-style style:name="L8" style:display-name="L8">
      <text:list-level-style-bullet text:level="1" text:style-name="D1" text:bullet-char="•" style:num-prefix="">
        <style:list-level-properties text:list-level-position-and-space-mode="label-width-and-position" text:space-before="0.748cm" text:min-label-width="0.499cm"/>
        <style:text-properties style:font-name="OpenSymbol"/>
      </text:list-level-style-bullet>
      <text:list-level-style-bullet text:level="2" text:style-name="D1" text:bullet-char="•">
        <style:list-level-properties text:list-level-position-and-space-mode="label-width-and-position" text:space-before="1.995cm" text:min-label-width="0.499cm"/>
        <style:text-properties style:font-name="OpenSymbol"/>
      </text:list-level-style-bullet>
      <text:list-level-style-bullet text:level="3" text:style-name="D1" text:bullet-char="•">
        <style:list-level-properties text:list-level-position-and-space-mode="label-width-and-position" text:space-before="3.242cm" text:min-label-width="0.499cm"/>
        <style:text-properties style:font-name="OpenSymbol"/>
      </text:list-level-style-bullet>
      <text:list-level-style-bullet text:level="4" text:style-name="D1" text:bullet-char="•">
        <style:list-level-properties text:list-level-position-and-space-mode="label-width-and-position" text:space-before="4.489cm" text:min-label-width="0.499cm"/>
        <style:text-properties style:font-name="OpenSymbol"/>
      </text:list-level-style-bullet>
      <text:list-level-style-bullet text:level="5" text:style-name="D1" text:bullet-char="•">
        <style:list-level-properties text:list-level-position-and-space-mode="label-width-and-position" text:space-before="5.736cm" text:min-label-width="0.499cm"/>
        <style:text-properties style:font-name="OpenSymbol"/>
      </text:list-level-style-bullet>
      <text:list-level-style-bullet text:level="6" text:style-name="D1" text:bullet-char="•">
        <style:list-level-properties text:list-level-position-and-space-mode="label-width-and-position" text:space-before="6.983cm" text:min-label-width="0.499cm"/>
        <style:text-properties style:font-name="OpenSymbol"/>
      </text:list-level-style-bullet>
      <text:list-level-style-bullet text:level="7" text:style-name="D1" text:bullet-char="•">
        <style:list-level-properties text:list-level-position-and-space-mode="label-width-and-position" text:space-before="8.230cm" text:min-label-width="0.499cm"/>
        <style:text-properties style:font-name="OpenSymbol"/>
      </text:list-level-style-bullet>
      <text:list-level-style-bullet text:level="8" text:style-name="D1" text:bullet-char="•">
        <style:list-level-properties text:list-level-position-and-space-mode="label-width-and-position" text:space-before="9.479cm" text:min-label-width="0.499cm"/>
        <style:text-properties style:font-name="OpenSymbol"/>
      </text:list-level-style-bullet>
      <text:list-level-style-bullet text:level="9" text:style-name="D1" text:bullet-char="•">
        <style:list-level-properties text:list-level-position-and-space-mode="label-width-and-position" text:space-before="22.699cm" text:min-label-width="0.499cm"/>
        <style:text-properties style:font-name="OpenSymbol"/>
      </text:list-level-style-bullet>
      <text:list-level-style-number text:level="10" style:num-format=""/>
    </text:list-style>
    <text:list-style style:name="L9" style:display-name="L9">
      <text:list-level-style-bullet text:level="1" text:style-name="D1" text:bullet-char="•" style:num-prefix="">
        <style:list-level-properties text:list-level-position-and-space-mode="label-width-and-position" text:space-before="0.748cm" text:min-label-width="0.499cm"/>
        <style:text-properties style:font-name="OpenSymbol"/>
      </text:list-level-style-bullet>
      <text:list-level-style-bullet text:level="2" text:style-name="D1" text:bullet-char="•">
        <style:list-level-properties text:list-level-position-and-space-mode="label-width-and-position" text:space-before="1.995cm" text:min-label-width="0.499cm"/>
        <style:text-properties style:font-name="OpenSymbol"/>
      </text:list-level-style-bullet>
      <text:list-level-style-bullet text:level="3" text:style-name="D1" text:bullet-char="•">
        <style:list-level-properties text:list-level-position-and-space-mode="label-width-and-position" text:space-before="3.242cm" text:min-label-width="0.499cm"/>
        <style:text-properties style:font-name="OpenSymbol"/>
      </text:list-level-style-bullet>
      <text:list-level-style-bullet text:level="4" text:style-name="D1" text:bullet-char="•">
        <style:list-level-properties text:list-level-position-and-space-mode="label-width-and-position" text:space-before="4.489cm" text:min-label-width="0.499cm"/>
        <style:text-properties style:font-name="OpenSymbol"/>
      </text:list-level-style-bullet>
      <text:list-level-style-bullet text:level="5" text:style-name="D1" text:bullet-char="•">
        <style:list-level-properties text:list-level-position-and-space-mode="label-width-and-position" text:space-before="5.736cm" text:min-label-width="0.499cm"/>
        <style:text-properties style:font-name="OpenSymbol"/>
      </text:list-level-style-bullet>
      <text:list-level-style-bullet text:level="6" text:style-name="D1" text:bullet-char="•">
        <style:list-level-properties text:list-level-position-and-space-mode="label-width-and-position" text:space-before="6.983cm" text:min-label-width="0.499cm"/>
        <style:text-properties style:font-name="OpenSymbol"/>
      </text:list-level-style-bullet>
      <text:list-level-style-bullet text:level="7" text:style-name="D1" text:bullet-char="•">
        <style:list-level-properties text:list-level-position-and-space-mode="label-width-and-position" text:space-before="8.230cm" text:min-label-width="0.499cm"/>
        <style:text-properties style:font-name="OpenSymbol"/>
      </text:list-level-style-bullet>
      <text:list-level-style-bullet text:level="8" text:style-name="D1" text:bullet-char="•">
        <style:list-level-properties text:list-level-position-and-space-mode="label-width-and-position" text:space-before="9.479cm" text:min-label-width="0.499cm"/>
        <style:text-properties style:font-name="OpenSymbol"/>
      </text:list-level-style-bullet>
      <text:list-level-style-bullet text:level="9" text:style-name="D1" text:bullet-char="•">
        <style:list-level-properties text:list-level-position-and-space-mode="label-width-and-position" text:space-before="22.699cm" text:min-label-width="0.499cm"/>
        <style:text-properties style:font-name="OpenSymbol"/>
      </text:list-level-style-bullet>
      <text:list-level-style-number text:level="10" style:num-format=""/>
    </text:list-style>
    <text:list-style style:name="L10" style:display-name="L10">
      <text:list-level-style-bullet text:level="1" text:style-name="D1" text:bullet-char="•" style:num-prefix="">
        <style:list-level-properties text:list-level-position-and-space-mode="label-width-and-position" text:space-before="0.748cm" text:min-label-width="0.499cm"/>
        <style:text-properties style:font-name="OpenSymbol"/>
      </text:list-level-style-bullet>
      <text:list-level-style-bullet text:level="2" text:style-name="D1" text:bullet-char="•">
        <style:list-level-properties text:list-level-position-and-space-mode="label-width-and-position" text:space-before="1.995cm" text:min-label-width="0.499cm"/>
        <style:text-properties style:font-name="OpenSymbol"/>
      </text:list-level-style-bullet>
      <text:list-level-style-bullet text:level="3" text:style-name="D1" text:bullet-char="•">
        <style:list-level-properties text:list-level-position-and-space-mode="label-width-and-position" text:space-before="3.242cm" text:min-label-width="0.499cm"/>
        <style:text-properties style:font-name="OpenSymbol"/>
      </text:list-level-style-bullet>
      <text:list-level-style-bullet text:level="4" text:style-name="D1" text:bullet-char="•">
        <style:list-level-properties text:list-level-position-and-space-mode="label-width-and-position" text:space-before="4.489cm" text:min-label-width="0.499cm"/>
        <style:text-properties style:font-name="OpenSymbol"/>
      </text:list-level-style-bullet>
      <text:list-level-style-bullet text:level="5" text:style-name="D1" text:bullet-char="•">
        <style:list-level-properties text:list-level-position-and-space-mode="label-width-and-position" text:space-before="5.736cm" text:min-label-width="0.499cm"/>
        <style:text-properties style:font-name="OpenSymbol"/>
      </text:list-level-style-bullet>
      <text:list-level-style-bullet text:level="6" text:style-name="D1" text:bullet-char="•">
        <style:list-level-properties text:list-level-position-and-space-mode="label-width-and-position" text:space-before="6.983cm" text:min-label-width="0.499cm"/>
        <style:text-properties style:font-name="OpenSymbol"/>
      </text:list-level-style-bullet>
      <text:list-level-style-bullet text:level="7" text:style-name="D1" text:bullet-char="•">
        <style:list-level-properties text:list-level-position-and-space-mode="label-width-and-position" text:space-before="8.230cm" text:min-label-width="0.499cm"/>
        <style:text-properties style:font-name="OpenSymbol"/>
      </text:list-level-style-bullet>
      <text:list-level-style-bullet text:level="8" text:style-name="D1" text:bullet-char="•">
        <style:list-level-properties text:list-level-position-and-space-mode="label-width-and-position" text:space-before="9.479cm" text:min-label-width="0.499cm"/>
        <style:text-properties style:font-name="OpenSymbol"/>
      </text:list-level-style-bullet>
      <text:list-level-style-bullet text:level="9" text:style-name="D1" text:bullet-char="•">
        <style:list-level-properties text:list-level-position-and-space-mode="label-width-and-position" text:space-before="22.699cm" text:min-label-width="0.499cm"/>
        <style:text-properties style:font-name="OpenSymbol"/>
      </text:list-level-style-bullet>
      <text:list-level-style-number text:level="10" style:num-format=""/>
    </text:list-style>
    <text:list-style style:name="L11" style:display-name="L11">
      <text:list-level-style-bullet text:level="1" text:style-name="D1" text:bullet-char="•" style:num-prefix="">
        <style:list-level-properties text:list-level-position-and-space-mode="label-width-and-position" text:space-before="0.748cm" text:min-label-width="0.499cm"/>
        <style:text-properties style:font-name="OpenSymbol"/>
      </text:list-level-style-bullet>
      <text:list-level-style-bullet text:level="2" text:style-name="D1" text:bullet-char="•">
        <style:list-level-properties text:list-level-position-and-space-mode="label-width-and-position" text:space-before="1.995cm" text:min-label-width="0.499cm"/>
        <style:text-properties style:font-name="OpenSymbol"/>
      </text:list-level-style-bullet>
      <text:list-level-style-bullet text:level="3" text:style-name="D1" text:bullet-char="•">
        <style:list-level-properties text:list-level-position-and-space-mode="label-width-and-position" text:space-before="3.242cm" text:min-label-width="0.499cm"/>
        <style:text-properties style:font-name="OpenSymbol"/>
      </text:list-level-style-bullet>
      <text:list-level-style-bullet text:level="4" text:style-name="D1" text:bullet-char="•">
        <style:list-level-properties text:list-level-position-and-space-mode="label-width-and-position" text:space-before="4.489cm" text:min-label-width="0.499cm"/>
        <style:text-properties style:font-name="OpenSymbol"/>
      </text:list-level-style-bullet>
      <text:list-level-style-bullet text:level="5" text:style-name="D1" text:bullet-char="•">
        <style:list-level-properties text:list-level-position-and-space-mode="label-width-and-position" text:space-before="5.736cm" text:min-label-width="0.499cm"/>
        <style:text-properties style:font-name="OpenSymbol"/>
      </text:list-level-style-bullet>
      <text:list-level-style-bullet text:level="6" text:style-name="D1" text:bullet-char="•">
        <style:list-level-properties text:list-level-position-and-space-mode="label-width-and-position" text:space-before="6.983cm" text:min-label-width="0.499cm"/>
        <style:text-properties style:font-name="OpenSymbol"/>
      </text:list-level-style-bullet>
      <text:list-level-style-bullet text:level="7" text:style-name="D1" text:bullet-char="•">
        <style:list-level-properties text:list-level-position-and-space-mode="label-width-and-position" text:space-before="8.230cm" text:min-label-width="0.499cm"/>
        <style:text-properties style:font-name="OpenSymbol"/>
      </text:list-level-style-bullet>
      <text:list-level-style-bullet text:level="8" text:style-name="D1" text:bullet-char="•">
        <style:list-level-properties text:list-level-position-and-space-mode="label-width-and-position" text:space-before="9.479cm" text:min-label-width="0.499cm"/>
        <style:text-properties style:font-name="OpenSymbol"/>
      </text:list-level-style-bullet>
      <text:list-level-style-bullet text:level="9" text:style-name="D1" text:bullet-char="•">
        <style:list-level-properties text:list-level-position-and-space-mode="label-width-and-position" text:space-before="22.699cm" text:min-label-width="0.499cm"/>
        <style:text-properties style:font-name="OpenSymbol"/>
      </text:list-level-style-bullet>
      <text:list-level-style-number text:level="10" style:num-format=""/>
    </text:list-style>
    <text:list-style style:name="L12" style:display-name="L12">
      <text:list-level-style-number text:level="1" text:style-name="D2" style:num-format="1" text:start-value="1" style:num-prefix="" style:num-suffix=".">
        <style:list-level-properties text:list-level-position-and-space-mode="label-width-and-position" text:space-before="0.748cm" text:min-label-width="0.499cm"/>
      </text:list-level-style-number>
      <text:list-level-style-number text:level="2" text:style-name="D2" style:num-format="1" text:start-value="1" style:num-suffix=".">
        <style:list-level-properties text:list-level-position-and-space-mode="label-width-and-position" text:space-before="1.995cm" text:min-label-width="0.499cm"/>
      </text:list-level-style-number>
      <text:list-level-style-number text:level="3" text:style-name="D2" style:num-format="1" text:start-value="1" style:num-suffix=".">
        <style:list-level-properties text:list-level-position-and-space-mode="label-width-and-position" text:space-before="3.242cm" text:min-label-width="0.499cm"/>
      </text:list-level-style-number>
      <text:list-level-style-number text:level="4" text:style-name="D2" style:num-format="1" text:start-value="1" style:num-suffix=".">
        <style:list-level-properties text:list-level-position-and-space-mode="label-width-and-position" text:space-before="4.489cm" text:min-label-width="0.499cm"/>
      </text:list-level-style-number>
      <text:list-level-style-number text:level="5" text:style-name="D2" style:num-format="1" text:start-value="1" style:num-suffix=".">
        <style:list-level-properties text:list-level-position-and-space-mode="label-width-and-position" text:space-before="5.736cm" text:min-label-width="0.499cm"/>
      </text:list-level-style-number>
      <text:list-level-style-number text:level="6" text:style-name="D2" style:num-format="1" text:start-value="1" style:num-suffix=".">
        <style:list-level-properties text:list-level-position-and-space-mode="label-width-and-position" text:space-before="6.983cm" text:min-label-width="0.499cm"/>
      </text:list-level-style-number>
      <text:list-level-style-number text:level="7" text:style-name="D2" style:num-format="1" text:start-value="1" style:num-suffix=".">
        <style:list-level-properties text:list-level-position-and-space-mode="label-width-and-position" text:space-before="8.230cm" text:min-label-width="0.499cm"/>
      </text:list-level-style-number>
      <text:list-level-style-number text:level="8" text:style-name="D2" style:num-format="1" text:start-value="1" style:num-suffix=".">
        <style:list-level-properties text:list-level-position-and-space-mode="label-width-and-position" text:space-before="9.479cm" text:min-label-width="0.499cm"/>
      </text:list-level-style-number>
      <text:list-level-style-number text:level="9" text:style-name="D2" style:num-format="1" text:start-value="1" style:num-suffix=".">
        <style:list-level-properties text:list-level-position-and-space-mode="label-width-and-position" text:space-before="22.699cm" text:min-label-width="0.499cm"/>
      </text:list-level-style-number>
      <text:list-level-style-number text:level="10" style:num-format=""/>
    </text:list-style>
    <style:style style:name="Sect1" style:family="section">
      <style:section-properties/>
    </style:style>
    <style:style style:name="Sect2" style:family="section">
      <style:section-properties/>
    </style:style>
    <style:style style:name="Table1" style:family="table">
      <style:table-properties table:border-model="collapsing" style:width="15.090cm" table:align="left"/>
    </style:style>
    <style:style style:name="Table1.A" style:family="table-column">
      <style:table-column-properties style:column-width="0.866cm"/>
    </style:style>
    <style:style style:name="Table1.B" style:family="table-column">
      <style:table-column-properties style:column-width="5.027cm"/>
    </style:style>
    <style:style style:name="Table1.C" style:family="table-column">
      <style:table-column-properties style:column-width="9.197cm"/>
    </style:style>
    <style:style style:name="Table1.1" style:family="table-row">
      <style:table-row-properties style:use-optimal-row-height="true"/>
    </style:style>
    <style:style style:name="Table1.A1" style:family="table-cell">
      <style:table-cell-properties style:vertical-align="middle" fo:padding="0.049cm" fo:border="none"/>
    </style:style>
    <style:style style:name="Table1.B1" style:family="table-cell">
      <style:table-cell-properties style:vertical-align="middle" fo:padding="0.049cm" fo:border="none"/>
    </style:style>
    <style:style style:name="Table1.C1" style:family="table-cell">
      <style:table-cell-properties style:vertical-align="middle" fo:padding="0.049cm" fo:border="none"/>
    </style:style>
    <style:style style:name="Table1.2" style:family="table-row">
      <style:table-row-properties style:use-optimal-row-height="true"/>
    </style:style>
    <style:style style:name="Table1.A2" style:family="table-cell">
      <style:table-cell-properties style:vertical-align="middle" fo:padding="0.049cm" fo:border="none"/>
    </style:style>
    <style:style style:name="Table1.B2" style:family="table-cell">
      <style:table-cell-properties style:vertical-align="middle" fo:padding="0.049cm" fo:border="none"/>
    </style:style>
    <style:style style:name="Table1.C2" style:family="table-cell">
      <style:table-cell-properties style:vertical-align="middle" fo:padding="0.049cm" fo:border="none"/>
    </style:style>
    <style:style style:name="Table1.3" style:family="table-row">
      <style:table-row-properties style:use-optimal-row-height="true"/>
    </style:style>
    <style:style style:name="Table1.A3" style:family="table-cell">
      <style:table-cell-properties style:vertical-align="middle" fo:padding="0.049cm" fo:border="none"/>
    </style:style>
    <style:style style:name="Table1.B3" style:family="table-cell">
      <style:table-cell-properties style:vertical-align="middle" fo:padding="0.049cm" fo:border="none"/>
    </style:style>
    <style:style style:name="Table1.C3" style:family="table-cell">
      <style:table-cell-properties style:vertical-align="middle" fo:padding="0.049cm" fo:border="none"/>
    </style:style>
    <style:style style:name="Table1.4" style:family="table-row">
      <style:table-row-properties style:use-optimal-row-height="true"/>
    </style:style>
    <style:style style:name="Table1.A4" style:family="table-cell">
      <style:table-cell-properties style:vertical-align="middle" fo:padding="0.049cm" fo:border="none"/>
    </style:style>
    <style:style style:name="Table1.B4" style:family="table-cell">
      <style:table-cell-properties style:vertical-align="middle" fo:padding="0.049cm" fo:border="none"/>
    </style:style>
    <style:style style:name="Table1.C4" style:family="table-cell">
      <style:table-cell-properties style:vertical-align="middle" fo:padding="0.049cm" fo:border="none"/>
    </style:style>
    <style:style style:name="Table1.5" style:family="table-row">
      <style:table-row-properties style:use-optimal-row-height="true"/>
    </style:style>
    <style:style style:name="Table1.A5" style:family="table-cell">
      <style:table-cell-properties style:vertical-align="middle" fo:padding="0.049cm" fo:border="none"/>
    </style:style>
    <style:style style:name="Table1.B5" style:family="table-cell">
      <style:table-cell-properties style:vertical-align="middle" fo:padding="0.049cm" fo:border="none"/>
    </style:style>
    <style:style style:name="Table1.C5" style:family="table-cell">
      <style:table-cell-properties style:vertical-align="middle" fo:padding="0.049cm" fo:border="none"/>
    </style:style>
    <style:style style:name="Table1.6" style:family="table-row">
      <style:table-row-properties style:use-optimal-row-height="true"/>
    </style:style>
    <style:style style:name="Table1.A6" style:family="table-cell">
      <style:table-cell-properties style:vertical-align="middle" fo:padding="0.049cm" fo:border="none"/>
    </style:style>
    <style:style style:name="Table1.B6" style:family="table-cell">
      <style:table-cell-properties style:vertical-align="middle" fo:padding="0.049cm" fo:border="none"/>
    </style:style>
    <style:style style:name="Table1.C6" style:family="table-cell">
      <style:table-cell-properties style:vertical-align="top" fo:padding="0.049cm" fo:border="none"/>
    </style:style>
    <style:style style:name="Table2" style:family="table">
      <style:table-properties table:border-model="collapsing" style:width="15.090cm" table:align="left"/>
    </style:style>
    <style:style style:name="Table2.A" style:family="table-column">
      <style:table-column-properties style:column-width="0.787cm"/>
    </style:style>
    <style:style style:name="Table2.B" style:family="table-column">
      <style:table-column-properties style:column-width="5.106cm"/>
    </style:style>
    <style:style style:name="Table2.C" style:family="table-column">
      <style:table-column-properties style:column-width="9.197cm"/>
    </style:style>
    <style:style style:name="Table2.1" style:family="table-row">
      <style:table-row-properties style:use-optimal-row-height="true"/>
    </style:style>
    <style:style style:name="Table2.A1" style:family="table-cell">
      <style:table-cell-properties style:vertical-align="middle" fo:padding="0.049cm" fo:border="none"/>
    </style:style>
    <style:style style:name="Table2.B1" style:family="table-cell">
      <style:table-cell-properties style:vertical-align="middle" fo:padding="0.049cm" fo:border="none"/>
    </style:style>
    <style:style style:name="Table2.C1" style:family="table-cell">
      <style:table-cell-properties style:vertical-align="middle" fo:padding="0.049cm" fo:border="none"/>
    </style:style>
    <style:style style:name="Table2.2" style:family="table-row">
      <style:table-row-properties style:use-optimal-row-height="true"/>
    </style:style>
    <style:style style:name="Table2.A2" style:family="table-cell">
      <style:table-cell-properties style:vertical-align="middle" fo:padding="0.049cm" fo:border="none"/>
    </style:style>
    <style:style style:name="Table2.B2" style:family="table-cell">
      <style:table-cell-properties style:vertical-align="middle" fo:padding="0.049cm" fo:border="none"/>
    </style:style>
    <style:style style:name="Table2.C2" style:family="table-cell">
      <style:table-cell-properties style:vertical-align="top" fo:padding="0.049cm" fo:border="none"/>
    </style:style>
    <style:style style:name="Table3" style:family="table">
      <style:table-properties table:border-model="collapsing" style:width="15.071cm" table:align="left"/>
    </style:style>
    <style:style style:name="Table3.A" style:family="table-column">
      <style:table-column-properties style:column-width="0.787cm"/>
    </style:style>
    <style:style style:name="Table3.B" style:family="table-column">
      <style:table-column-properties style:column-width="5.106cm"/>
    </style:style>
    <style:style style:name="Table3.C" style:family="table-column">
      <style:table-column-properties style:column-width="9.178cm"/>
    </style:style>
    <style:style style:name="Table3.1" style:family="table-row">
      <style:table-row-properties style:use-optimal-row-height="true"/>
    </style:style>
    <style:style style:name="Table3.A1" style:family="table-cell">
      <style:table-cell-properties style:vertical-align="middle" fo:padding="0.049cm" fo:border="none"/>
    </style:style>
    <style:style style:name="Table3.B1" style:family="table-cell">
      <style:table-cell-properties style:vertical-align="middle" fo:padding="0.049cm" fo:border="none"/>
    </style:style>
    <style:style style:name="Table3.C1" style:family="table-cell">
      <style:table-cell-properties style:vertical-align="middle" fo:padding="0.049cm" fo:border="none"/>
    </style:style>
    <style:style style:name="Table3.2" style:family="table-row">
      <style:table-row-properties style:use-optimal-row-height="true"/>
    </style:style>
    <style:style style:name="Table3.A2" style:family="table-cell">
      <style:table-cell-properties style:vertical-align="middle" fo:padding="0.049cm" fo:border="none"/>
    </style:style>
    <style:style style:name="Table3.B2" style:family="table-cell">
      <style:table-cell-properties style:vertical-align="middle" fo:padding="0.049cm" fo:border="none"/>
    </style:style>
    <style:style style:name="Table3.C2" style:family="table-cell">
      <style:table-cell-properties style:vertical-align="middle" fo:padding="0.049cm" fo:border="none"/>
    </style:style>
    <style:style style:name="Table3.3" style:family="table-row">
      <style:table-row-properties style:use-optimal-row-height="true"/>
    </style:style>
    <style:style style:name="Table3.A3" style:family="table-cell">
      <style:table-cell-properties style:vertical-align="middle" fo:padding="0.049cm" fo:border="none"/>
    </style:style>
    <style:style style:name="Table3.B3" style:family="table-cell">
      <style:table-cell-properties style:vertical-align="middle" fo:padding="0.049cm" fo:border="none"/>
    </style:style>
    <style:style style:name="Table3.C3" style:family="table-cell">
      <style:table-cell-properties style:vertical-align="middle" fo:padding="0.049cm" fo:border="none"/>
    </style:style>
    <style:style style:name="Table4" style:family="table">
      <style:table-properties table:border-model="collapsing" style:width="17.002cm" table:align="left"/>
    </style:style>
    <style:style style:name="Table4.A" style:family="table-column">
      <style:table-column-properties style:column-width="2.662cm"/>
    </style:style>
    <style:style style:name="Table4.B" style:family="table-column">
      <style:table-column-properties style:column-width="4.501cm"/>
    </style:style>
    <style:style style:name="Table4.C" style:family="table-column">
      <style:table-column-properties style:column-width="9.839cm"/>
    </style:style>
    <style:style style:name="Table4.1" style:family="table-row">
      <style:table-row-properties style:use-optimal-row-height="true"/>
    </style:style>
    <style:style style:name="Table4.A1" style:family="table-cell">
      <style:table-cell-properties style:vertical-align="middle" fo:padding="0.049cm" fo:border="none"/>
    </style:style>
    <style:style style:name="Table4.B1" style:family="table-cell">
      <style:table-cell-properties style:vertical-align="middle" fo:padding="0.049cm" fo:border="none"/>
    </style:style>
    <style:style style:name="Table4.C1" style:family="table-cell">
      <style:table-cell-properties style:vertical-align="middle" fo:padding="0.049cm" fo:border="none"/>
    </style:style>
    <style:style style:name="Table4.2" style:family="table-row">
      <style:table-row-properties style:use-optimal-row-height="true"/>
    </style:style>
    <style:style style:name="Table4.A2" style:family="table-cell">
      <style:table-cell-properties style:vertical-align="middle" fo:padding="0.049cm" fo:border="none"/>
    </style:style>
    <style:style style:name="Table4.B2" style:family="table-cell">
      <style:table-cell-properties style:vertical-align="middle" fo:padding="0.049cm" fo:border="none"/>
    </style:style>
    <style:style style:name="Table4.C2" style:family="table-cell">
      <style:table-cell-properties style:vertical-align="middle" fo:padding="0.049cm" fo:border="none"/>
    </style:style>
    <style:style style:name="Table4.3" style:family="table-row">
      <style:table-row-properties style:use-optimal-row-height="true"/>
    </style:style>
    <style:style style:name="Table4.A3" style:family="table-cell">
      <style:table-cell-properties style:vertical-align="middle" fo:padding="0.049cm" fo:border="none"/>
    </style:style>
    <style:style style:name="Table4.B3" style:family="table-cell">
      <style:table-cell-properties style:vertical-align="middle" fo:padding="0.049cm" fo:border="none"/>
    </style:style>
    <style:style style:name="Table4.C3" style:family="table-cell">
      <style:table-cell-properties style:vertical-align="middle" fo:padding="0.049cm" fo:border="none"/>
    </style:style>
    <style:style style:name="Table4.4" style:family="table-row">
      <style:table-row-properties style:use-optimal-row-height="true"/>
    </style:style>
    <style:style style:name="Table4.A4" style:family="table-cell">
      <style:table-cell-properties style:vertical-align="middle" fo:padding="0.049cm" fo:border="none"/>
    </style:style>
    <style:style style:name="Table4.B4" style:family="table-cell">
      <style:table-cell-properties style:vertical-align="middle" fo:padding="0.049cm" fo:border="none"/>
    </style:style>
    <style:style style:name="Table4.C4" style:family="table-cell">
      <style:table-cell-properties style:vertical-align="middle" fo:padding="0.049cm" fo:border="none"/>
    </style:style>
    <style:style style:name="Table4.5" style:family="table-row">
      <style:table-row-properties style:use-optimal-row-height="true"/>
    </style:style>
    <style:style style:name="Table4.A5" style:family="table-cell">
      <style:table-cell-properties style:vertical-align="middle" fo:padding="0.049cm" fo:border="none"/>
    </style:style>
    <style:style style:name="Table4.B5" style:family="table-cell">
      <style:table-cell-properties style:vertical-align="middle" fo:padding="0.049cm" fo:border="none"/>
    </style:style>
    <style:style style:name="Table4.C5" style:family="table-cell">
      <style:table-cell-properties style:vertical-align="middle" fo:padding="0.049cm" fo:border="none"/>
    </style:style>
    <style:style style:name="Table4.6" style:family="table-row">
      <style:table-row-properties style:use-optimal-row-height="true"/>
    </style:style>
    <style:style style:name="Table4.A6" style:family="table-cell">
      <style:table-cell-properties style:vertical-align="middle" fo:padding="0.049cm" fo:border="none"/>
    </style:style>
    <style:style style:name="Table4.B6" style:family="table-cell">
      <style:table-cell-properties style:vertical-align="middle" fo:padding="0.049cm" fo:border="none"/>
    </style:style>
    <style:style style:name="Table4.C6" style:family="table-cell">
      <style:table-cell-properties style:vertical-align="middle" fo:padding="0.049cm" fo:border="none"/>
    </style:style>
    <style:style style:name="Table4.7" style:family="table-row">
      <style:table-row-properties style:use-optimal-row-height="true"/>
    </style:style>
    <style:style style:name="Table4.A7" style:family="table-cell">
      <style:table-cell-properties style:vertical-align="middle" fo:padding="0.049cm" fo:border="none"/>
    </style:style>
    <style:style style:name="Table4.B7" style:family="table-cell">
      <style:table-cell-properties style:vertical-align="middle" fo:padding="0.049cm" fo:border="none"/>
    </style:style>
    <style:style style:name="Table4.C7" style:family="table-cell">
      <style:table-cell-properties style:vertical-align="middle" fo:padding="0.049cm" fo:border="none"/>
    </style:style>
    <style:style style:name="fr1" style:family="graphic" style:parent-style-name="Frame">
      <style:graphic-properties style:vertical-pos="top" style:vertical-rel="baseline" style:run-through="foreground"/>
    </style:style>
  </office:automatic-styles>
  <office:body>
    <office:text>
      <text:sequence-decls>
        <text:sequence-decl text:display-outline-level="0" text:name="Table"/>
        <text:sequence-decl text:display-outline-level="0" text:name="Figure"/>
        <text:sequence-decl text:display-outline-level="0" text:name="Picture"/>
        <text:sequence-decl text:display-outline-level="0" text:name="Illustration"/>
        <text:sequence-decl text:display-outline-level="0" text:name="Text"/>
        <text:sequence-decl text:display-outline-level="0" text:name="Drawing"/>
      </text:sequence-decls>
      <text:section text:style-name="Sect2" text:name="Section2">
        <text:table-of-content>
          <text:table-of-content-source text:outline-level="10"/>
          <text:index-body>
            <text:p text:style-name="P29"><text:span text:style-name="T12">Table of Contents</text:span></text:p>
            <text:p text:style-name="P65"><text:a xlink:type="simple" xlink:href="#__RefHeading___Toc125_1823853980"><text:span text:style-name="T28">ECMAScript Editions</text:span><text:tab/><text:span text:style-name="T28">1</text:span></text:a></text:p>
            <text:p text:style-name="P65"><text:a xlink:type="simple" xlink:href="#__RefHeading___Toc127_1823853980"><text:span text:style-name="T29">Variables</text:span><text:tab/><text:span text:style-name="T29">2</text:span></text:a></text:p>
            <text:p text:style-name="P66"><text:a xlink:type="simple" xlink:href="#__RefHeading___Toc129_1823853980"><text:span text:style-name="T30">Declaration</text:span><text:tab/><text:span text:style-name="T30">2</text:span></text:a></text:p>
            <text:p text:style-name="P66"><text:a xlink:type="simple" xlink:href="#__RefHeading___Toc131_1823853980"><text:span text:style-name="T31">Scope</text:span><text:tab/><text:span text:style-name="T31">2</text:span></text:a></text:p>
            <text:p text:style-name="P66"><text:a xlink:type="simple" xlink:href="#__RefHeading___Toc135_1823853980"><text:span text:style-name="T32">Hoisting:</text:span><text:tab/><text:span text:style-name="T32">3</text:span></text:a></text:p>
            <text:p text:style-name="P65"><text:a xlink:type="simple" xlink:href="#__RefHeading___Toc137_1823853980"><text:span text:style-name="T33">Data Type &amp; Structure</text:span><text:tab/><text:span text:style-name="T33">3</text:span></text:a></text:p>
            <text:p text:style-name="P66"><text:span text:style-name="T34"><text:s/></text:span><text:a xlink:type="simple" xlink:href="#__RefHeading___Toc139_1823853980"><text:span text:style-name="T34">Primary Type:</text:span><text:tab/><text:span text:style-name="T34">3</text:span></text:a></text:p>
            <text:p text:style-name="P66"><text:a xlink:type="simple" xlink:href="#__RefHeading___Toc141_1823853980"><text:span text:style-name="T35">Object</text:span><text:tab/><text:span text:style-name="T35">3</text:span></text:a></text:p>
            <text:p text:style-name="P67"><text:a xlink:type="simple" xlink:href="#__RefHeading___Toc143_1823853980"><text:span text:style-name="T36">Definition</text:span><text:tab/><text:span text:style-name="T36">3</text:span></text:a></text:p>
            <text:p text:style-name="P67"><text:a xlink:type="simple" xlink:href="#__RefHeading___Toc145_1823853980"><text:span text:style-name="T37">Object() Constructor</text:span><text:tab/><text:span text:style-name="T37">4</text:span></text:a></text:p>
            <text:p text:style-name="P67"><text:a xlink:type="simple" xlink:href="#__RefHeading___Toc147_1823853980"><text:span text:style-name="T38">The Object.create Method</text:span><text:tab/><text:span text:style-name="T38">4</text:span></text:a></text:p>
            <text:p text:style-name="P67"><text:a xlink:type="simple" xlink:href="#__RefHeading___Toc149_1823853980"><text:span text:style-name="T39">The Object.assign() Function</text:span><text:tab/><text:span text:style-name="T39">4</text:span></text:a></text:p>
            <text:p text:style-name="P67"><text:a xlink:type="simple" xlink:href="#__RefHeading___Toc151_1823853980"><text:span text:style-name="T40">Deleting Properties</text:span><text:tab/><text:span text:style-name="T40">5</text:span></text:a></text:p>
            <text:p text:style-name="P67"><text:a xlink:type="simple" xlink:href="#__RefHeading___Toc153_1823853980"><text:span text:style-name="T41">Object De-structuring</text:span><text:tab/><text:span text:style-name="T41">5</text:span></text:a></text:p>
            <text:p text:style-name="P67"><text:a xlink:type="simple" xlink:href="#__RefHeading___Toc155_1823853980"><text:span text:style-name="T42">Example 1</text:span><text:tab/><text:span text:style-name="T42">5</text:span></text:a></text:p>
            <text:p text:style-name="P67"><text:a xlink:type="simple" xlink:href="#__RefHeading___Toc157_1823853980"><text:span text:style-name="T43">Example 2</text:span><text:tab/><text:span text:style-name="T43">5</text:span></text:a></text:p>
            <text:p text:style-name="P67"><text:a xlink:type="simple" xlink:href="#__RefHeading___Toc159_1823853980"><text:span text:style-name="T44">Example 3</text:span><text:tab/><text:span text:style-name="T44">6</text:span></text:a></text:p>
            <text:p text:style-name="P66"><text:a xlink:type="simple" xlink:href="#__RefHeading___Toc161_1823853980"><text:span text:style-name="T45">Functions</text:span><text:tab/><text:span text:style-name="T45">6</text:span></text:a></text:p>
            <text:p text:style-name="P67"><text:a xlink:type="simple" xlink:href="#__RefHeading___Toc163_1823853980"><text:span text:style-name="T46">Rest Parameters</text:span><text:tab/><text:span text:style-name="T46">6</text:span></text:a></text:p>
            <text:p text:style-name="P67"><text:a xlink:type="simple" xlink:href="#__RefHeading___Toc165_1823853980"><text:span text:style-name="T47">Anonymous Function</text:span><text:tab/><text:span text:style-name="T47">7</text:span></text:a></text:p>
            <text:p text:style-name="P67"><text:a xlink:type="simple" xlink:href="#__RefHeading___Toc167_1823853980"><text:span text:style-name="T48">Lambda Function - Anatomy</text:span><text:tab/><text:span text:style-name="T48">7</text:span></text:a></text:p>
            <text:p text:style-name="P67"><text:a xlink:type="simple" xlink:href="#__RefHeading___Toc169_1823853980"><text:span text:style-name="T49">Syntax</text:span><text:tab/><text:span text:style-name="T49">8</text:span></text:a></text:p>
            <text:p text:style-name="P67"><text:a xlink:type="simple" xlink:href="#__RefHeading___Toc171_1823853980"><text:span text:style-name="T50">OR</text:span><text:tab/><text:span text:style-name="T50">8</text:span></text:a></text:p>
            <text:p text:style-name="P67"><text:a xlink:type="simple" xlink:href="#__RefHeading___Toc173_1823853980"><text:span text:style-name="T51">OR</text:span><text:tab/><text:span text:style-name="T51">8</text:span></text:a></text:p>
            <text:p text:style-name="P67"><text:a xlink:type="simple" xlink:href="#__RefHeading___Toc175_1823853980"><text:span text:style-name="T52">Array.prototype.map() and arrow function</text:span><text:tab/><text:span text:style-name="T52">8</text:span></text:a></text:p>
            <text:p text:style-name="P67"><text:a xlink:type="simple" xlink:href="#__RefHeading___Toc177_1823853980"><text:span text:style-name="T53">Arrow function and “this”</text:span><text:tab/><text:span text:style-name="T53">8</text:span></text:a></text:p>
            <text:p text:style-name="P67"><text:a xlink:type="simple" xlink:href="#__RefHeading___Toc179_1823853980"><text:span text:style-name="T54">Function Expression and Function Declaration</text:span><text:tab/><text:span text:style-name="T54">9</text:span></text:a></text:p>
            <text:p text:style-name="P67"><text:a xlink:type="simple" xlink:href="#__RefHeading___Toc181_1823853980"><text:span text:style-name="T55">Function Hoisting</text:span><text:tab/><text:span text:style-name="T55">9</text:span></text:a></text:p>
            <text:p text:style-name="P65"><text:a xlink:type="simple" xlink:href="#__RefHeading___Toc913_1941355088"><text:span text:style-name="T56">Array - https://javascript.info/array-methods</text:span><text:tab/><text:span text:style-name="T56">10</text:span></text:a></text:p>
            <text:p text:style-name="P66"><text:a xlink:type="simple" xlink:href="#__RefHeading___Toc915_1941355088"><text:span text:style-name="T57">Search</text:span><text:tab/><text:span text:style-name="T57">10</text:span></text:a></text:p>
            <text:p text:style-name="P67"><text:a xlink:type="simple" xlink:href="#__RefHeading___Toc917_1941355088"><text:span text:style-name="T58">indexOf/lastIndexOf and includes</text:span><text:tab/><text:span text:style-name="T58">10</text:span></text:a></text:p>
            <text:p text:style-name="P67"><text:a xlink:type="simple" xlink:href="#__RefHeading___Toc919_1941355088"><text:span text:style-name="T59">filter</text:span><text:tab/><text:span text:style-name="T59">10</text:span></text:a></text:p>
            <text:p text:style-name="P66"><text:a xlink:type="simple" xlink:href="#__RefHeading___Toc921_1941355088"><text:span text:style-name="T60">Travarse</text:span><text:tab/><text:span text:style-name="T60">10</text:span></text:a></text:p>
            <text:p text:style-name="P67"><text:a xlink:type="simple" xlink:href="#__RefHeading___Toc923_1941355088"><text:span text:style-name="T61">Iterate: forEach</text:span><text:tab/><text:span text:style-name="T61">10</text:span></text:a></text:p>
            <text:p text:style-name="P66"><text:a xlink:type="simple" xlink:href="#__RefHeading___Toc925_1941355088"><text:span text:style-name="T62">Transform</text:span><text:tab/><text:span text:style-name="T62">11</text:span></text:a></text:p>
            <text:p text:style-name="P67"><text:a xlink:type="simple" xlink:href="#__RefHeading___Toc927_1941355088"><text:span text:style-name="T63">map</text:span><text:tab/><text:span text:style-name="T63">11</text:span></text:a></text:p>
            <text:p text:style-name="P67"><text:a xlink:type="simple" xlink:href="#__RefHeading___Toc929_1941355088"><text:span text:style-name="T64">sort(fn)</text:span><text:tab/><text:span text:style-name="T64">11</text:span></text:a></text:p>
            <text:p text:style-name="P67"><text:a xlink:type="simple" xlink:href="#__RefHeading___Toc931_1941355088"><text:span text:style-name="T65">reverse</text:span><text:tab/><text:span text:style-name="T65">11</text:span></text:a></text:p>
            <text:p text:style-name="P67"><text:a xlink:type="simple" xlink:href="#__RefHeading___Toc933_1941355088"><text:span text:style-name="T66">reduce/reduceRight</text:span><text:tab/><text:span text:style-name="T66">11</text:span></text:a></text:p>
            <text:p text:style-name="P66"><text:a xlink:type="simple" xlink:href="#__RefHeading___Toc935_1941355088"><text:span text:style-name="T67">Construction</text:span><text:tab/><text:span text:style-name="T67">12</text:span></text:a></text:p>
            <text:p text:style-name="P66"><text:a xlink:type="simple" xlink:href="#__RefHeading___Toc937_1941355088"><text:span text:style-name="T68">Add/remove items</text:span><text:tab/><text:span text:style-name="T68">12</text:span></text:a></text:p>
          </text:index-body>
        </text:table-of-content>
        <text:list xml:id="lst_Outline_1" text:style-name="Outline">
          <text:list-item>
            <text:h text:outline-level="1" text:style-name="P22"/>
          </text:list-item>
          <text:list-item>
            <text:h text:outline-level="1" text:style-name="P22"><text:bookmark text:name="__RefHeading___Toc125_1823853980"/><text:span text:style-name="T9">ECMAScript Editions</text:span></text:h>
          </text:list-item>
        </text:list>
        <text:p text:style-name="P5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2"><text:span text:style-name="T24">Ver</text:span></text:p>
            </table:table-cell>
            <table:table-cell table:style-name="Table1.B1" office:value-type="string">
              <text:p text:style-name="P52"><text:span text:style-name="T24">Official Name</text:span></text:p>
            </table:table-cell>
            <table:table-cell table:style-name="Table1.C1" office:value-type="string">
              <text:p text:style-name="P52"><text:span text:style-name="T24">Description</text:span></text:p>
            </table:table-cell>
          </table:table-row>
          <table:table-row table:style-name="Table1.2">
            <table:table-cell table:style-name="Table1.A2" office:value-type="string">
              <text:p text:style-name="P51"><text:span text:style-name="T24">1</text:span></text:p>
            </table:table-cell>
            <table:table-cell table:style-name="Table1.B2" office:value-type="string">
              <text:p text:style-name="P51"><text:span text:style-name="T24">ECMAScript 1 (1997)</text:span></text:p>
            </table:table-cell>
            <table:table-cell table:style-name="Table1.C2" office:value-type="string">
              <text:p text:style-name="P51"><text:span text:style-name="T24">First Edition.</text:span></text:p>
            </table:table-cell>
          </table:table-row>
          <table:table-row table:style-name="Table1.3">
            <table:table-cell table:style-name="Table1.A3" office:value-type="string">
              <text:p text:style-name="P51"><text:span text:style-name="T24">2</text:span></text:p>
            </table:table-cell>
            <table:table-cell table:style-name="Table1.B3" office:value-type="string">
              <text:p text:style-name="P51"><text:span text:style-name="T24">ECMAScript 2 (1998)</text:span></text:p>
            </table:table-cell>
            <table:table-cell table:style-name="Table1.C3" office:value-type="string">
              <text:p text:style-name="P51"><text:span text:style-name="T24">Editorial changes only.</text:span></text:p>
            </table:table-cell>
          </table:table-row>
          <table:table-row table:style-name="Table1.4">
            <table:table-cell table:style-name="Table1.A4" office:value-type="string">
              <text:p text:style-name="P51"><text:span text:style-name="T24">3</text:span></text:p>
            </table:table-cell>
            <table:table-cell table:style-name="Table1.B4" office:value-type="string">
              <text:p text:style-name="P51"><text:span text:style-name="T24">ECMAScript 3 (1999)</text:span></text:p>
            </table:table-cell>
            <table:table-cell table:style-name="Table1.C4" office:value-type="string">
              <text:p text:style-name="P51"><text:span text:style-name="T24">Added Regular Expressions.</text:span><text:line-break/><text:span text:style-name="T24">Added try/catch.</text:span></text:p>
            </table:table-cell>
          </table:table-row>
          <table:table-row table:style-name="Table1.5">
            <table:table-cell table:style-name="Table1.A5" office:value-type="string">
              <text:p text:style-name="P51"><text:span text:style-name="T24">4</text:span></text:p>
            </table:table-cell>
            <table:table-cell table:style-name="Table1.B5" office:value-type="string">
              <text:p text:style-name="P51"><text:span text:style-name="T24">ECMAScript 4</text:span></text:p>
            </table:table-cell>
            <table:table-cell table:style-name="Table1.C5" office:value-type="string">
              <text:p text:style-name="P51"><text:span text:style-name="T24">Never released.</text:span></text:p>
            </table:table-cell>
          </table:table-row>
          <table:table-row table:style-name="Table1.6">
            <table:table-cell table:style-name="Table1.A6" office:value-type="string">
              <text:p text:style-name="P51"><text:span text:style-name="T24">5</text:span></text:p>
            </table:table-cell>
            <table:table-cell table:style-name="Table1.B6" office:value-type="string">
              <text:p text:style-name="P51"><text:span text:style-name="T24">ECMAScript 5 (2009)</text:span></text:p>
            </table:table-cell>
            <table:table-cell table:style-name="Table1.C6" office:value-type="string">
              <text:p text:style-name="P51"><text:span text:style-name="T24">Added "strict mode".</text:span><text:line-break/><text:span text:style-name="T24">Added JSON support.</text:span><text:line-break/><text:span text:style-name="T24">Added String.trim().</text:span><text:line-break/><text:span text:style-name="T24">Added Array.isArray().</text:span><text:line-break/><text:span text:style-name="T24">Added Array Iteration Methods.</text:span></text:p>
            </table:table-cell>
          </table:table-row>
        </table:table>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1"><text:span text:style-name="T24">5.1</text:span></text:p>
            </table:table-cell>
            <table:table-cell table:style-name="Table2.B1" office:value-type="string">
              <text:p text:style-name="P51"><text:span text:style-name="T24">ECMAScript 5.1 (2011)</text:span></text:p>
            </table:table-cell>
            <table:table-cell table:style-name="Table2.C1" office:value-type="string">
              <text:p text:style-name="P51"><text:span text:style-name="T24">Editorial changes.</text:span></text:p>
            </table:table-cell>
          </table:table-row>
          <table:table-row table:style-name="Table2.2">
            <table:table-cell table:style-name="Table2.A2" office:value-type="string">
              <text:p text:style-name="P51"><text:span text:style-name="T24">6</text:span></text:p>
            </table:table-cell>
            <table:table-cell table:style-name="Table2.B2" office:value-type="string">
              <text:p text:style-name="P51"><text:span text:style-name="T24">ECMAScript 2015</text:span></text:p>
            </table:table-cell>
            <table:table-cell table:style-name="Table2.C2" office:value-type="string">
              <text:p text:style-name="P51"><text:span text:style-name="T24">Added let and const.</text:span><text:line-break/><text:span text:style-name="T24">Added default parameter values.</text:span><text:line-break/><text:span text:style-name="T24">Added Array.find().</text:span><text:line-break/><text:span text:style-name="T24">Added Array.findIndex().</text:span></text:p>
            </table:table-cell>
          </table:table-row>
        </table:table>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1"><text:span text:style-name="T24">7</text:span></text:p>
            </table:table-cell>
            <table:table-cell table:style-name="Table3.B1" office:value-type="string">
              <text:p text:style-name="P51"><text:span text:style-name="T24">ECMAScript 2016</text:span></text:p>
            </table:table-cell>
            <table:table-cell table:style-name="Table3.C1" office:value-type="string">
              <text:p text:style-name="P51"><text:span text:style-name="T24">Added exponential operator (**).</text:span><text:line-break/><text:span text:style-name="T24">Added Array.prototype.includes.</text:span></text:p>
            </table:table-cell>
          </table:table-row>
          <table:table-row table:style-name="Table3.2">
            <table:table-cell table:style-name="Table3.A2" office:value-type="string">
              <text:p text:style-name="P51"><text:span text:style-name="T24">8</text:span></text:p>
            </table:table-cell>
            <table:table-cell table:style-name="Table3.B2" office:value-type="string">
              <text:p text:style-name="P51"><text:span text:style-name="T24">ECMAScript 2017</text:span></text:p>
            </table:table-cell>
            <table:table-cell table:style-name="Table3.C2" office:value-type="string">
              <text:p text:style-name="P51"><text:span text:style-name="T24">Added string padding.</text:span><text:line-break/><text:span text:style-name="T24">Added new Object properties.</text:span><text:line-break/><text:span text:style-name="T24">Added Async functions.</text:span><text:line-break/><text:span text:style-name="T24">Added Shared Memory.</text:span></text:p>
            </table:table-cell>
          </table:table-row>
          <table:table-row table:style-name="Table3.3">
            <table:table-cell table:style-name="Table3.A3" office:value-type="string">
              <text:p text:style-name="P51"><text:span text:style-name="T24">9</text:span></text:p>
            </table:table-cell>
            <table:table-cell table:style-name="Table3.B3" office:value-type="string">
              <text:p text:style-name="P51"><text:span text:style-name="T24">ECMAScript 2018</text:span></text:p>
            </table:table-cell>
            <table:table-cell table:style-name="Table3.C3" office:value-type="string">
              <text:p text:style-name="P51"><text:span text:style-name="T24">Added rest / spread properties.</text:span><text:line-break/><text:span text:style-name="T24">Added Asynchronous iteration.</text:span><text:line-break/><text:span text:style-name="T24">Added Promise.finally().</text:span><text:line-break/><text:span text:style-name="T24">Additions to RegExp.</text:span><text:s/></text:p>
            </table:table-cell>
          </table:table-row>
        </table:table>
        <text:p text:style-name="P51"/>
        <text:p text:style-name="P51"/>
        <text:list xml:id="lst_Outline_2" text:continue-numbering="true" text:continue-list="lst_Outline_1" text:style-name="Outline">
          <text:list-item>
            <text:h text:outline-level="1" text:style-name="P22"><text:bookmark text:name="__RefHeading___Toc127_1823853980"/><text:span text:style-name="T9">Variables</text:span></text:h>
            <text:list>
              <text:list-item>
                <text:h text:outline-level="2" text:style-name="P17"><text:bookmark text:name="__RefHeading___Toc129_1823853980"/><text:span text:style-name="T7">Declaration</text:span></text:h>
              </text:list-item>
            </text:list>
          </text:list-item>
        </text:list>
        <text:p text:style-name="P9"><text:tab/><text:span text:style-name="T69">Var</text:span><text:span text:style-name="T70"><text:s/></text:span><text:span text:style-name="T70">: the var keyword was used to declare a variable in JavaScript. Variables declared using var do not support block level scope. This means if a variable is declared in a loop or if block it can be accessed outside the loop or the if block. This is because the variables declared using the var keyword support hoisting.</text:span></text:p>
        <text:p text:style-name="P9"><text:tab/><text:span text:style-name="T69">let</text:span><text:span text:style-name="T70"><text:s/></text:span><text:span text:style-name="T70">: let and block level safety. If we try to declare a let variable twice within the same block, it will throw an error. Consider the following example −</text:span></text:p>
        <text:p text:style-name="P9"/>
        <text:p text:style-name="P9"><text:tab/><text:span text:style-name="T69">const</text:span><text:span text:style-name="T70"><text:s/></text:span><text:span text:style-name="T70">: The const declaration creates a read-only reference to a value. It does not mean the value it holds is immutable, just that the variable identifier cannot be reassigned. Constants are block-scoped, much like variables defined using the let statement. The value of a constant cannot change through re-assignment, and it can't be re-declared.</text:span></text:p>
        <text:list xml:id="lst_Outline_3" text:continue-numbering="true" text:continue-list="lst_Outline_2" text:style-name="Outline">
          <text:list-item>
            <text:list>
              <text:list-item>
                <text:h text:outline-level="2" text:style-name="P17"><text:bookmark text:name="__RefHeading___Toc131_1823853980"/><text:span text:style-name="T7">Scope</text:span></text:h>
              </text:list-item>
            </text:list>
          </text:list-item>
        </text:list>
        <text:list xml:id="lst_L1_1" text:style-name="L1">
          <text:list-item>
            <text:list>
              <text:list-item>
                <text:p text:style-name="P68"><text:span text:style-name="T0">Global Scope − A variable with global scope can be accessed from within any part of the JavaScript code.</text:span></text:p>
              </text:list-item>
              <text:list-item>
                <text:p text:style-name="P68"><text:span text:style-name="T0">Local Scope − A variable with a local scope can be accessed from within a function where it is declared.</text:span></text:p>
              </text:list-item>
              <text:list-item>
                <text:p text:style-name="P68"><text:bookmark text:name="__RefHeading___Toc133_1823853980"/><text:span text:style-name="T0">The Let and Block Scope - The block scope restricts a variable’s access to the block in which it is declared. The var keyword assigns a function scope to the variable. Unlike the var keyword, the let keyword allows the script to restrict access to the variable to the nearest enclosing block.</text:span></text:p>
              </text:list-item>
            </text:list>
          </text:list-item>
        </text:list>
        <text:p text:style-name="P10"/>
        <text:list xml:id="lst_Outline_4" text:continue-numbering="true" text:continue-list="lst_Outline_3" text:style-name="Outline">
          <text:list-item>
            <text:list>
              <text:list-item>
                <text:h text:outline-level="2" text:style-name="P17"><text:bookmark text:name="__RefHeading___Toc135_1823853980"/><text:span text:style-name="T7">Hoisting:</text:span></text:h>
              </text:list-item>
            </text:list>
          </text:list-item>
        </text:list>
        <text:p text:style-name="P9"><text:span text:style-name="T0">Variable hoisting allows the use of a variable in a JavaScript program, even before it is declared. Such variables will be initialized to undefined by default. JavaScript runtime will scan for variable declarations and put them to the top of the function or script. Variables declared with var keyword get hoisted to the top. Consider the following example −</text:span></text:p>
        <text:p text:style-name="P24"><text:span text:style-name="T10">&lt;script&gt;</text:span></text:p>
        <text:p text:style-name="P24"><text:s text:c="3"/><text:span text:style-name="T10">variable company is hoisted to top , var company = undefined</text:span></text:p>
        <text:p text:style-name="P24"><text:s text:c="3"/><text:span text:style-name="T10">console.log(company); // using variable before declaring</text:span></text:p>
        <text:p text:style-name="P24"><text:s text:c="3"/><text:span text:style-name="T10">var company = "TutorialsPoint"; // declare and initialized here</text:span></text:p>
        <text:p text:style-name="P24"><text:s text:c="3"/><text:span text:style-name="T10">console.log(company);</text:span></text:p>
        <text:p text:style-name="P24"><text:span text:style-name="T10">&lt;/script&gt;</text:span></text:p>
        <text:p text:style-name="P9"><text:span text:style-name="T0">The output of the above code will be as shown below −</text:span></text:p>
        <text:p text:style-name="P24"><text:span text:style-name="T10">undefined</text:span></text:p>
        <text:p text:style-name="P24"><text:span text:style-name="T10">TutorialsPoint</text:span></text:p>
        <text:p text:style-name="P9"/>
        <text:list xml:id="lst_Outline_5" text:continue-numbering="true" text:continue-list="lst_Outline_4" text:style-name="Outline">
          <text:list-item>
            <text:h text:outline-level="1" text:style-name="P70"><text:bookmark text:name="__RefHeading___Toc137_1823853980"/><text:span text:style-name="T9">Data Type &amp; Structure</text:span></text:h>
            <text:list>
              <text:list-item>
                <text:h text:outline-level="2" text:style-name="P17"><text:bookmark text:name="__RefHeading___Toc139_1823853980"/><text:tab/><text:span text:style-name="T7">Primary Type:</text:span></text:h>
              </text:list-item>
            </text:list>
          </text:list-item>
        </text:list>
        <text:list xml:id="lst_L2_1" text:style-name="L2">
          <text:list-item>
            <text:list>
              <text:list-item>
                <text:list>
                  <text:list-item>
                    <text:p text:style-name="P71"><text:span text:style-name="T0">undefined</text:span></text:p>
                  </text:list-item>
                  <text:list-item>
                    <text:p text:style-name="P71"><text:span text:style-name="T0">boolean</text:span></text:p>
                  </text:list-item>
                  <text:list-item>
                    <text:p text:style-name="P71"><text:span text:style-name="T0">number</text:span></text:p>
                  </text:list-item>
                  <text:list-item>
                    <text:p text:style-name="P71"><text:span text:style-name="T0">bigint</text:span></text:p>
                  </text:list-item>
                  <text:list-item>
                    <text:p text:style-name="P71"><text:span text:style-name="T0">string</text:span></text:p>
                  </text:list-item>
                  <text:list-item>
                    <text:p text:style-name="P71"><text:span text:style-name="T0">symbol</text:span></text:p>
                  </text:list-item>
                </text:list>
              </text:list-item>
              <text:list-item>
                <text:h text:outline-level="2" text:style-name="P72"><text:bookmark text:name="__RefHeading___Toc141_1823853980"/><text:span text:style-name="T7">Object</text:span></text:h>
              </text:list-item>
            </text:list>
          </text:list-item>
        </text:list>
        <text:p text:style-name="P9"/>
        <text:list xml:id="lst_Outline_6" text:continue-numbering="true" text:continue-list="lst_Outline_5" text:style-name="Outline">
          <text:list-item>
            <text:list>
              <text:list-item>
                <text:list>
                  <text:list-item>
                    <text:h text:outline-level="3" text:style-name="P26"><text:bookmark text:name="__RefHeading___Toc143_1823853980"/><text:span text:style-name="T11">Definition</text:span></text:h>
                  </text:list-item>
                </text:list>
              </text:list-item>
            </text:list>
          </text:list-item>
        </text:list>
        <text:p text:style-name="P9"><text:span text:style-name="T0">Like the primitive types, objects have a literal syntax: curly bracesv ({and}). Following is the syntax for defining an object.</text:span></text:p>
        <text:p text:style-name="P24"><text:span text:style-name="T10">var identifier = {</text:span></text:p>
        <text:p text:style-name="P24"><text:s text:c="3"/><text:span text:style-name="T10">Key1:value, Key2: function () {</text:span><text:s/></text:p>
        <text:p text:style-name="P24"><text:s text:c="6"/><text:span text:style-name="T10">//functions</text:span><text:s/></text:p>
        <text:p text:style-name="P24"><text:s text:c="3"/><text:span text:style-name="T10">},</text:span><text:s/></text:p>
        <text:p text:style-name="P24"><text:s text:c="3"/><text:span text:style-name="T10">Key3: [“content1”,” content2”]</text:span><text:s/></text:p>
        <text:p text:style-name="P24"><text:span text:style-name="T10">}</text:span><text:s/></text:p>
        <text:p text:style-name="P43"/>
        <text:list xml:id="lst_Outline_7" text:continue-numbering="true" text:continue-list="lst_Outline_6" text:style-name="Outline">
          <text:list-item>
            <text:list>
              <text:list-item>
                <text:list>
                  <text:list-item>
                    <text:h text:outline-level="3" text:style-name="P26"><text:bookmark text:name="__RefHeading___Toc145_1823853980"/><text:span text:style-name="T11">Object() Constructor</text:span></text:h>
                  </text:list-item>
                </text:list>
              </text:list-item>
            </text:list>
          </text:list-item>
        </text:list>
        <text:p text:style-name="P24"><text:span text:style-name="T10">JavaScript provides a special constructor function called</text:span><text:s/><text:span text:style-name="T22">Object()</text:span><text:s/><text:span text:style-name="T10">to build the object</text:span></text:p>
        <text:p text:style-name="P24"/>
        <text:p text:style-name="P24"><text:span text:style-name="T10">var obj_name = new Object();</text:span><text:s/></text:p>
        <text:p text:style-name="P24"><text:span text:style-name="T10">obj_name.property = value;</text:span><text:s text:c="4"/></text:p>
        <text:p text:style-name="P24"><text:span text:style-name="T10">OR</text:span><text:s text:c="13"/></text:p>
        <text:p text:style-name="P45"><text:span text:style-name="T10">obj_name["key"] = value</text:span><text:s/></text:p>
        <text:p text:style-name="P44"><text:span text:style-name="T23">Using a Function Constructor</text:span></text:p>
        <text:p text:style-name="P47"><text:span text:style-name="T22">function Car() {</text:span><text:s/></text:p>
        <text:p text:style-name="P48"><text:s text:c="3"/><text:span text:style-name="T10">this.make = "Ford"</text:span><text:s/></text:p>
        <text:p text:style-name="P48"><text:s text:c="3"/><text:span text:style-name="T10">this.model = "F123"</text:span><text:s/></text:p>
        <text:p text:style-name="P48"><text:span text:style-name="T10">}</text:span><text:s text:c="2"/></text:p>
        <text:p text:style-name="P48"><text:span text:style-name="T10">var obj = new Car()</text:span><text:s/></text:p>
        <text:p text:style-name="P48"><text:span text:style-name="T10">console.log(obj.make)</text:span><text:s/></text:p>
        <text:p text:style-name="P49"><text:span text:style-name="T10">console.log(obj.model)</text:span></text:p>
        <text:list xml:id="lst_Outline_8" text:continue-numbering="true" text:continue-list="lst_Outline_7" text:style-name="Outline">
          <text:list-item>
            <text:list>
              <text:list-item>
                <text:list>
                  <text:list-item>
                    <text:h text:outline-level="3" text:style-name="P26"><text:bookmark text:name="__RefHeading___Toc147_1823853980"/><text:span text:style-name="T11">The Object.create Method</text:span></text:h>
                  </text:list-item>
                </text:list>
              </text:list-item>
            </text:list>
          </text:list-item>
        </text:list>
        <text:p text:style-name="P9"><text:span text:style-name="T0">Objects can also be created using the Object.create() method. It allows you to create the prototype for the object you want, without having to define a constructor function.</text:span></text:p>
        <text:p text:style-name="P47"><text:span text:style-name="T22">var roles = {</text:span><text:s/></text:p>
        <text:p text:style-name="P48"><text:s text:c="3"/><text:span text:style-name="T10">type: "Admin", // Default value of properties</text:span><text:s/></text:p>
        <text:p text:style-name="P48"><text:s text:c="3"/><text:span text:style-name="T10">displayType : function() {</text:span><text:s text:c="2"/></text:p>
        <text:p text:style-name="P48"><text:s text:c="6"/><text:span text:style-name="T10">// Method which will display type of role</text:span><text:s/></text:p>
        <text:p text:style-name="P48"><text:s text:c="6"/><text:span text:style-name="T10">console.log(this.type);</text:span><text:s/></text:p>
        <text:p text:style-name="P48"><text:s text:c="3"/><text:span text:style-name="T10">}</text:span><text:s/></text:p>
        <text:p text:style-name="P48"><text:span text:style-name="T10">}</text:span><text:s text:c="2"/></text:p>
        <text:p text:style-name="P48"><text:span text:style-name="T10">// Create new role type called super_role</text:span><text:s/></text:p>
        <text:p text:style-name="P48"><text:span text:style-name="T10">var super_role = Object.create(roles);</text:span><text:s/></text:p>
        <text:p text:style-name="P49"><text:span text:style-name="T10">super_role.displayType(); // Output:Admin</text:span><text:s text:c="2"/></text:p>
        <text:p text:style-name="P44"/>
        <text:list xml:id="lst_Outline_9" text:continue-numbering="true" text:continue-list="lst_Outline_8" text:style-name="Outline">
          <text:list-item>
            <text:list>
              <text:list-item>
                <text:list>
                  <text:list-item>
                    <text:h text:outline-level="3" text:style-name="P26"><text:bookmark text:name="__RefHeading___Toc149_1823853980"/><text:span text:style-name="T11">The Object.assign() Function</text:span></text:h>
                  </text:list-item>
                </text:list>
              </text:list-item>
            </text:list>
          </text:list-item>
        </text:list>
        <text:p text:style-name="P9"><text:span text:style-name="T0">The Object.assign() method is used to copy the values of all enumerable own properties from one or more source objects to a target object. It will return the target object.</text:span></text:p>
        <text:p text:style-name="P9"><text:span text:style-name="T0">Following is the syntax for the same.</text:span></text:p>
        <text:p text:style-name="P48"><text:span text:style-name="T10">Object.assign(target, ...sources)</text:span><text:s text:c="4"/></text:p>
        <text:p text:style-name="P50"><text:span text:style-name="T0">Example − Cloning an Object</text:span></text:p>
        <text:p text:style-name="P48"><text:span text:style-name="T10">"use strict"</text:span><text:s/></text:p>
        <text:p text:style-name="P48"><text:span text:style-name="T10">var det = { name:"Tom", ID:"E1001" };</text:span><text:s/></text:p>
        <text:p text:style-name="P48"><text:span text:style-name="T10">var copy = Object.assign({}, det);</text:span><text:s/></text:p>
        <text:p text:style-name="P48"><text:span text:style-name="T10">console.log(copy);</text:span><text:s text:c="2"/></text:p>
        <text:p text:style-name="P48"><text:span text:style-name="T10">for (let val in copy) {</text:span><text:s/></text:p>
        <text:p text:style-name="P48"><text:s text:c="3"/><text:span text:style-name="T10">console.log(copy[val])</text:span><text:s/></text:p>
        <text:p text:style-name="P48"><text:span text:style-name="T10">}</text:span></text:p>
        <text:p text:style-name="P44"/>
        <text:list xml:id="lst_Outline_10" text:continue-numbering="true" text:continue-list="lst_Outline_9" text:style-name="Outline">
          <text:list-item>
            <text:list>
              <text:list-item>
                <text:list>
                  <text:list-item>
                    <text:h text:outline-level="3" text:style-name="P26"><text:bookmark text:name="__RefHeading___Toc151_1823853980"/><text:span text:style-name="T11">Deleting Properties</text:span></text:h>
                  </text:list-item>
                </text:list>
              </text:list-item>
            </text:list>
          </text:list-item>
        </text:list>
        <text:p text:style-name="P42"/>
        <text:p text:style-name="P24"><text:span text:style-name="T10">// Removes the ‘a’ property</text:span><text:s/></text:p>
        <text:p text:style-name="P24"><text:span text:style-name="T10">delete myobj.a;</text:span><text:s/></text:p>
        <text:p text:style-name="P45"><text:span text:style-name="T10">console.log ("a" in myobj) // yields "false"</text:span></text:p>
        <text:p text:style-name="P44"/>
        <text:list xml:id="lst_Outline_11" text:continue-numbering="true" text:continue-list="lst_Outline_10" text:style-name="Outline">
          <text:list-item>
            <text:list>
              <text:list-item>
                <text:list>
                  <text:list-item>
                    <text:h text:outline-level="3" text:style-name="P26"><text:bookmark text:name="__RefHeading___Toc153_1823853980"/><text:span text:style-name="T11">Object De-structuring</text:span></text:h>
                  </text:list-item>
                </text:list>
              </text:list-item>
            </text:list>
          </text:list-item>
        </text:list>
        <text:p text:style-name="P9"><text:span text:style-name="T0">The term destructuring refers to breaking up the structure of an entity. The destructuring assignment syntax in JavaScript makes it possible to extract data from arrays or objects into distinct variables. The same is illustrated in the following example.</text:span></text:p>
        <text:p text:style-name="P9"/>
        <text:list xml:id="lst_Outline_12" text:continue-numbering="true" text:continue-list="lst_Outline_11" text:style-name="Outline">
          <text:list-item>
            <text:list>
              <text:list-item>
                <text:list>
                  <text:list-item>
                    <text:h text:outline-level="3" text:style-name="P26"><text:bookmark text:name="__RefHeading___Toc155_1823853980"/><text:span text:style-name="T11">Example 1</text:span></text:h>
                  </text:list-item>
                </text:list>
              </text:list-item>
            </text:list>
          </text:list-item>
        </text:list>
        <text:p text:style-name="P9"><text:span text:style-name="T0">When destructuring an object the variable names and the object property names must match.</text:span></text:p>
        <text:p text:style-name="P24"><text:span text:style-name="T10">&lt;script&gt;</text:span></text:p>
        <text:p text:style-name="P24"><text:span text:style-name="T10">let student = {</text:span></text:p>
        <text:p text:style-name="P24"><text:s text:c="3"/><text:span text:style-name="T10">rollno:20,</text:span></text:p>
        <text:p text:style-name="P24"><text:s text:c="3"/><text:span text:style-name="T10">name:'Prijin',</text:span></text:p>
        <text:p text:style-name="P24"><text:s text:c="3"/><text:span text:style-name="T10">cgpa:7.2</text:span></text:p>
        <text:p text:style-name="P24"><text:span text:style-name="T10">}</text:span></text:p>
        <text:p text:style-name="P24"/>
        <text:p text:style-name="P24"><text:span text:style-name="T10">//destructuring to same property name</text:span></text:p>
        <text:p text:style-name="P24"><text:s text:c="3"/><text:span text:style-name="T10">let {name,cgpa} = student</text:span></text:p>
        <text:p text:style-name="P24"><text:s text:c="3"/><text:span text:style-name="T10">console.log(name)</text:span></text:p>
        <text:p text:style-name="P24"><text:s text:c="3"/><text:span text:style-name="T10">console.log(cgpa)</text:span></text:p>
        <text:p text:style-name="P24"/>
        <text:p text:style-name="P24"><text:span text:style-name="T10">//destructuring to different name</text:span></text:p>
        <text:p text:style-name="P24"><text:s text:c="3"/><text:span text:style-name="T10">let {name:student_name,cgpa:student_cgpa}=student</text:span></text:p>
        <text:p text:style-name="P24"><text:s text:c="3"/><text:span text:style-name="T10">console.log(student_cgpa)</text:span></text:p>
        <text:p text:style-name="P24"><text:s text:c="3"/><text:span text:style-name="T10">console.log("student_name",student_name)</text:span></text:p>
        <text:p text:style-name="P45"><text:span text:style-name="T10">&lt;/script&gt;</text:span></text:p>
        <text:p text:style-name="P9"/>
        <text:list xml:id="lst_Outline_13" text:continue-numbering="true" text:continue-list="lst_Outline_12" text:style-name="Outline">
          <text:list-item>
            <text:list>
              <text:list-item>
                <text:list>
                  <text:list-item>
                    <text:h text:outline-level="3" text:style-name="P73"><text:bookmark text:name="__RefHeading___Toc157_1823853980"/><text:span text:style-name="T11">Example 2</text:span></text:h>
                  </text:list-item>
                </text:list>
              </text:list-item>
            </text:list>
          </text:list-item>
        </text:list>
        <text:p text:style-name="P9"><text:span text:style-name="T0">If the variable and assignment are in two different steps, then the destructuring object syntax will be surrounded by</text:span><text:s/><text:span text:style-name="T23">()</text:span><text:s/><text:span text:style-name="T0">as shown in the example</text:span><text:s/><text:span text:style-name="T23">({rollno} = student)</text:span><text:s/><text:span text:style-name="T0">−</text:span></text:p>
        <text:p text:style-name="P24"><text:span text:style-name="T10">&lt;script&gt;</text:span></text:p>
        <text:p text:style-name="P24"><text:s text:c="3"/><text:span text:style-name="T10">let student = {</text:span></text:p>
        <text:p text:style-name="P24"><text:s text:c="6"/><text:span text:style-name="T10">rollno:20,</text:span></text:p>
        <text:p text:style-name="P24"><text:s text:c="6"/><text:span text:style-name="T10">name:'Prijin',</text:span></text:p>
        <text:p text:style-name="P24"><text:s text:c="6"/><text:span text:style-name="T10">cgpa:7.2</text:span></text:p>
        <text:p text:style-name="P24"><text:s text:c="3"/><text:span text:style-name="T10">}</text:span></text:p>
        <text:p text:style-name="P24"/>
        <text:p text:style-name="P24"><text:s text:c="3"/><text:span text:style-name="T10">// destructuring to already declared variable</text:span></text:p>
        <text:p text:style-name="P24"><text:s text:c="3"/><text:span text:style-name="T10">let rollno;</text:span></text:p>
        <text:p text:style-name="P24"><text:s text:c="3"/><text:span text:style-name="T10">({rollno} = student)</text:span></text:p>
        <text:p text:style-name="P24"><text:s text:c="3"/><text:span text:style-name="T10">console.log(rollno)</text:span></text:p>
        <text:p text:style-name="P24"/>
        <text:p text:style-name="P24"><text:s text:c="3"/><text:span text:style-name="T10">// assign default values to variables</text:span></text:p>
        <text:p text:style-name="P24"/>
        <text:p text:style-name="P24"><text:s text:c="3"/><text:span text:style-name="T10">let product ={ id:1001,price:2000} //discount is not product property</text:span></text:p>
        <text:p text:style-name="P24"><text:s text:c="3"/><text:span text:style-name="T10">let {id,price,discount=.10} = product</text:span></text:p>
        <text:p text:style-name="P24"><text:s text:c="3"/><text:span text:style-name="T10">console.log(id)</text:span></text:p>
        <text:p text:style-name="P24"><text:s text:c="3"/><text:span text:style-name="T10">console.log(price)</text:span></text:p>
        <text:p text:style-name="P24"><text:s text:c="3"/><text:span text:style-name="T10">console.log(discount)</text:span></text:p>
        <text:p text:style-name="P45"><text:span text:style-name="T10">&lt;/script&gt;</text:span></text:p>
        <text:list xml:id="lst_Outline_14" text:continue-numbering="true" text:continue-list="lst_Outline_13" text:style-name="Outline">
          <text:list-item>
            <text:list>
              <text:list-item>
                <text:list>
                  <text:list-item>
                    <text:h text:outline-level="3" text:style-name="P73"><text:bookmark text:name="__RefHeading___Toc159_1823853980"/><text:span text:style-name="T11">Example 3</text:span></text:h>
                  </text:list-item>
                </text:list>
              </text:list-item>
            </text:list>
          </text:list-item>
        </text:list>
        <text:p text:style-name="P9"><text:span text:style-name="T0">The below example shows</text:span><text:s/><text:span text:style-name="T23">destructuring</text:span><text:s/><text:span text:style-name="T0">using the</text:span><text:s/><text:span text:style-name="T23">rest operator</text:span><text:s/><text:span text:style-name="T0">and how to destruct nested objects.</text:span></text:p>
        <text:p text:style-name="P24"><text:span text:style-name="T10">&lt;script&gt;</text:span></text:p>
        <text:p text:style-name="P24"><text:s text:c="3"/><text:span text:style-name="T10">// rest operator with object destructuring</text:span></text:p>
        <text:p text:style-name="P24"><text:s text:c="3"/><text:span text:style-name="T10">let customers= {</text:span></text:p>
        <text:p text:style-name="P24"><text:s text:c="6"/><text:span text:style-name="T10">c1:101,</text:span></text:p>
        <text:p text:style-name="P24"><text:s text:c="6"/><text:span text:style-name="T10">c2:102,</text:span></text:p>
        <text:p text:style-name="P24"><text:s text:c="6"/><text:span text:style-name="T10">c3:103</text:span></text:p>
        <text:p text:style-name="P24"><text:s text:c="3"/><text:span text:style-name="T10">}</text:span></text:p>
        <text:p text:style-name="P24"/>
        <text:p text:style-name="P24"><text:s text:c="3"/><text:span text:style-name="T10">let {c1,...others} = customers</text:span></text:p>
        <text:p text:style-name="P24"><text:s text:c="3"/><text:span text:style-name="T10">console.log(c1)</text:span></text:p>
        <text:p text:style-name="P24"><text:s text:c="3"/><text:span text:style-name="T10">console.log(others)</text:span></text:p>
        <text:p text:style-name="P24"/>
        <text:p text:style-name="P24"><text:s text:c="3"/><text:span text:style-name="T10">//nested objects</text:span></text:p>
        <text:p text:style-name="P24"><text:s text:c="3"/><text:span text:style-name="T10">let emp = {</text:span></text:p>
        <text:p text:style-name="P24"><text:s text:c="6"/><text:span text:style-name="T10">id:101,</text:span></text:p>
        <text:p text:style-name="P24"><text:s text:c="6"/><text:span text:style-name="T10">address:{</text:span></text:p>
        <text:p text:style-name="P24"><text:s text:c="9"/><text:span text:style-name="T10">city:'Mumbai',</text:span></text:p>
        <text:p text:style-name="P24"><text:s text:c="9"/><text:span text:style-name="T10">pin:1234</text:span></text:p>
        <text:p text:style-name="P24"><text:s text:c="6"/><text:span text:style-name="T10">}</text:span></text:p>
        <text:p text:style-name="P24"><text:s text:c="3"/><text:span text:style-name="T10">}</text:span></text:p>
        <text:p text:style-name="P24"><text:s text:c="3"/><text:span text:style-name="T10">let {address} = emp;</text:span></text:p>
        <text:p text:style-name="P24"/>
        <text:p text:style-name="P24"><text:s text:c="3"/><text:span text:style-name="T10">console.log(address)</text:span></text:p>
        <text:p text:style-name="P24"><text:s text:c="3"/><text:span text:style-name="T10">let {address:{city,pin}} = emp</text:span></text:p>
        <text:p text:style-name="P24"><text:s text:c="3"/><text:span text:style-name="T10">console.log(city)</text:span></text:p>
        <text:p text:style-name="P45"><text:span text:style-name="T10">&lt;/script&gt;</text:span></text:p>
        <text:p text:style-name="P9"><text:span text:style-name="T0">The output of the above code will be as mentioned below −</text:span></text:p>
        <text:p text:style-name="P24"><text:span text:style-name="T10">101</text:span></text:p>
        <text:p text:style-name="P24"><text:span text:style-name="T10">{c2: 102, c3: 103}</text:span></text:p>
        <text:p text:style-name="P24"><text:span text:style-name="T10">{city: "Mumbai", pin: 1234}</text:span></text:p>
        <text:p text:style-name="P45"><text:span text:style-name="T10">Mumbai</text:span></text:p>
        <text:p text:style-name="P44"/>
        <text:list xml:id="lst_Outline_15" text:continue-numbering="true" text:continue-list="lst_Outline_14" text:style-name="Outline">
          <text:list-item>
            <text:list>
              <text:list-item>
                <text:h text:outline-level="2" text:style-name="P17"><text:bookmark text:name="__RefHeading___Toc161_1823853980"/><text:span text:style-name="T7">Functions</text:span></text:h>
              </text:list-item>
            </text:list>
          </text:list-item>
        </text:list>
        <text:p text:style-name="P9"><text:span text:style-name="T0">Functions are the building blocks of readable, maintainable, and reusable code. Functions are defined using the function keyword. Following is the syntax for defining a standard function.</text:span></text:p>
        <text:p text:style-name="P9"/>
        <text:list xml:id="lst_Outline_16" text:continue-numbering="true" text:continue-list="lst_Outline_15" text:style-name="Outline">
          <text:list-item>
            <text:list>
              <text:list-item>
                <text:list>
                  <text:list-item>
                    <text:h text:outline-level="3" text:style-name="P26"><text:bookmark text:name="__RefHeading___Toc163_1823853980"/><text:span text:style-name="T11">Rest Parameters</text:span></text:h>
                  </text:list-item>
                </text:list>
              </text:list-item>
            </text:list>
          </text:list-item>
        </text:list>
        <text:p text:style-name="P9"><text:span text:style-name="T0">Rest parameters are similar to variable arguments in Java. Rest parameters doesn’t restrict the number of values that you can pass to a function. However, the values passed must all be of the same type. In other words, rest parameters act as placeholders for multiple arguments of the same type.</text:span></text:p>
        <text:p text:style-name="P24"><text:span text:style-name="T10">function fun1(...params) {</text:span><text:s/></text:p>
        <text:p text:style-name="P24"><text:s text:c="3"/><text:span text:style-name="T10">console.log(params.length);</text:span><text:s/></text:p>
        <text:p text:style-name="P24"><text:span text:style-name="T10">}</text:span><text:s text:c="2"/></text:p>
        <text:p text:style-name="P24"><text:span text:style-name="T10">fun1();</text:span><text:s text:c="2"/></text:p>
        <text:p text:style-name="P24"><text:span text:style-name="T10">fun1(5);</text:span><text:s/></text:p>
        <text:p text:style-name="P45"><text:span text:style-name="T10">fun1(5, 6, 7);</text:span><text:s/></text:p>
        <text:list xml:id="lst_Outline_17" text:continue-numbering="true" text:continue-list="lst_Outline_16" text:style-name="Outline">
          <text:list-item>
            <text:list>
              <text:list-item>
                <text:list>
                  <text:list-item>
                    <text:h text:outline-level="3" text:style-name="P26"><text:bookmark text:name="__RefHeading___Toc165_1823853980"/><text:span text:style-name="T11">Anonymous Function</text:span></text:h>
                  </text:list-item>
                </text:list>
              </text:list-item>
            </text:list>
          </text:list-item>
        </text:list>
        <text:p text:style-name="P9"><text:span text:style-name="T0">Functions that are not bound to an identifier (function name) are called as anonymous functions. These functions are dynamically declared at runtime. Anonymous functions can accept inputs and return outputs, just as standard functions do. An anonymous function is usually not accessible after its initial creation.</text:span></text:p>
        <text:p text:style-name="P53"><text:span text:style-name="T23">Example − Anonymous Function</text:span></text:p>
        <text:p text:style-name="P24"><text:span text:style-name="T10">var f = function(){ return "hello"}</text:span><text:s/></text:p>
        <text:p text:style-name="P45"><text:span text:style-name="T10">console.log(f())</text:span><text:s/></text:p>
        <text:p text:style-name="P9"><text:span text:style-name="T0">The following output is displayed on successful execution of the above code.</text:span></text:p>
        <text:p text:style-name="P45"><text:span text:style-name="T10">hello</text:span><text:s/></text:p>
        <text:p text:style-name="P53"><text:span text:style-name="T23">Example − Anonymous Parameterized Function</text:span></text:p>
        <text:p text:style-name="P24"><text:span text:style-name="T10">var func = function(x,y){ return x*y };</text:span><text:s/></text:p>
        <text:p text:style-name="P24"><text:span text:style-name="T10">function product() {</text:span><text:s/></text:p>
        <text:p text:style-name="P24"><text:s text:c="3"/><text:span text:style-name="T10">var result;</text:span><text:s/></text:p>
        <text:p text:style-name="P24"><text:s text:c="3"/><text:span text:style-name="T10">result = func(10,20);</text:span><text:s/></text:p>
        <text:p text:style-name="P24"><text:s text:c="3"/><text:span text:style-name="T10">console.log("The product : "+result)</text:span><text:s/></text:p>
        <text:p text:style-name="P24"><text:span text:style-name="T10">}</text:span><text:s/></text:p>
        <text:p text:style-name="P45"><text:span text:style-name="T10">product()</text:span></text:p>
        <text:p text:style-name="P9"/>
        <text:list xml:id="lst_Outline_18" text:continue-numbering="true" text:continue-list="lst_Outline_17" text:style-name="Outline">
          <text:list-item>
            <text:list>
              <text:list-item>
                <text:list>
                  <text:list-item>
                    <text:h text:outline-level="3" text:style-name="P26"><text:bookmark text:name="__RefHeading___Toc167_1823853980"/><text:span text:style-name="T11">Lambda Function - Anatomy</text:span></text:h>
                  </text:list-item>
                </text:list>
              </text:list-item>
            </text:list>
          </text:list-item>
        </text:list>
        <text:p text:style-name="P9"><text:span text:style-name="T0">There are 3 parts to a Lambda function −</text:span></text:p>
        <text:list xml:id="lst_L3_1" text:style-name="L3">
          <text:list-item>
            <text:p text:style-name="P74"><text:span text:style-name="T23">Parameters</text:span><text:s/><text:span text:style-name="T0">− A function may optionally have parameters.</text:span></text:p>
          </text:list-item>
          <text:list-item>
            <text:p text:style-name="P74"><text:span text:style-name="T0">The</text:span><text:s/><text:span text:style-name="T23">fat arrow notation/lambda notation</text:span><text:s/><text:span text:style-name="T0">(=&gt;): It is also called as the goes to operator.</text:span></text:p>
          </text:list-item>
          <text:list-item>
            <text:p text:style-name="P74"><text:span text:style-name="T23">Statements</text:span><text:s/><text:span text:style-name="T0">− Represents the function’s instruction set.</text:span></text:p>
          </text:list-item>
        </text:list>
        <text:p text:style-name="P45"/>
        <text:p text:style-name="P45"><text:span text:style-name="T10">([param1, parma2,…param n] )=&gt;statement;</text:span></text:p>
        <text:p text:style-name="P53"><text:span text:style-name="T23">Example − Lambda Expression</text:span></text:p>
        <text:p text:style-name="P24"><text:span text:style-name="T10">var foo = (x)=&gt;10+x</text:span><text:s/></text:p>
        <text:p text:style-name="P45"><text:span text:style-name="T10">console.log(foo(10))</text:span><text:s/></text:p>
        <text:list xml:id="lst_Outline_19" text:continue-numbering="true" text:continue-list="lst_Outline_18" text:style-name="Outline">
          <text:list-item>
            <text:list>
              <text:list-item>
                <text:list>
                  <text:list-item>
                    <text:h text:outline-level="3" text:style-name="P26"><text:bookmark text:name="__RefHeading___Toc169_1823853980"/><text:span text:style-name="T11">Syntax</text:span></text:h>
                  </text:list-item>
                </text:list>
              </text:list-item>
            </text:list>
          </text:list-item>
        </text:list>
        <text:p text:style-name="P24"><text:span text:style-name="T10">//Arrow function that points to a single line of code</text:span></text:p>
        <text:p text:style-name="P45"><text:span text:style-name="T10">()=&gt;some_expression</text:span></text:p>
        <text:list xml:id="lst_Outline_20" text:continue-numbering="true" text:continue-list="lst_Outline_19" text:style-name="Outline">
          <text:list-item>
            <text:list>
              <text:list-item>
                <text:list>
                  <text:list-item>
                    <text:h text:outline-level="3" text:style-name="P26"><text:bookmark text:name="__RefHeading___Toc171_1823853980"/><text:span text:style-name="T11">OR</text:span></text:h>
                  </text:list-item>
                </text:list>
              </text:list-item>
            </text:list>
          </text:list-item>
        </text:list>
        <text:p text:style-name="P24"><text:span text:style-name="T10">//Arrow function that points to a block of code</text:span></text:p>
        <text:p text:style-name="P45"><text:span text:style-name="T10">()=&gt; { //some statements }`</text:span></text:p>
        <text:list xml:id="lst_Outline_21" text:continue-numbering="true" text:continue-list="lst_Outline_20" text:style-name="Outline">
          <text:list-item>
            <text:list>
              <text:list-item>
                <text:list>
                  <text:list-item>
                    <text:h text:outline-level="3" text:style-name="P26"><text:bookmark text:name="__RefHeading___Toc173_1823853980"/><text:span text:style-name="T11">OR</text:span></text:h>
                  </text:list-item>
                </text:list>
              </text:list-item>
            </text:list>
          </text:list-item>
        </text:list>
        <text:p text:style-name="P24"><text:span text:style-name="T10">//Arrow function with parameters</text:span></text:p>
        <text:p text:style-name="P45"><text:span text:style-name="T10">(param1,param2)=&gt;{//some statement}</text:span></text:p>
        <text:p text:style-name="P9"/>
        <text:list xml:id="lst_Outline_22" text:continue-numbering="true" text:continue-list="lst_Outline_21" text:style-name="Outline">
          <text:list-item>
            <text:list>
              <text:list-item>
                <text:list>
                  <text:list-item>
                    <text:h text:outline-level="3" text:style-name="P26"><text:bookmark text:name="__RefHeading___Toc175_1823853980"/><text:span text:style-name="T11">Array.prototype.map() and arrow function</text:span></text:h>
                  </text:list-item>
                </text:list>
              </text:list-item>
            </text:list>
          </text:list-item>
        </text:list>
        <text:p text:style-name="P9"><text:span text:style-name="T0">In the following example, an arrow function is passed as a parameter to the</text:span><text:s/><text:span text:style-name="T23">Array.prototype.map() function.</text:span><text:s/><text:span text:style-name="T0">The map() function executes the arrow function for each element in the array. The arrow function in this case, displays each element in the array and its index.</text:span></text:p>
        <text:p text:style-name="P24"><text:span text:style-name="T10">&lt;script&gt;</text:span></text:p>
        <text:p text:style-name="P24"><text:s text:c="3"/><text:span text:style-name="T10">const names = ['TutorialsPoint','Mohtashim','Bhargavi','Raja']</text:span></text:p>
        <text:p text:style-name="P24"><text:s text:c="3"/><text:span text:style-name="T10">names.map((element,index)=&gt; {</text:span></text:p>
        <text:p text:style-name="P24"><text:s text:c="6"/><text:span text:style-name="T10">console.log('inside arrow function')</text:span></text:p>
        <text:p text:style-name="P24"><text:s text:c="6"/><text:span text:style-name="T10">console.log('index is '+index+' element value is :'+element)</text:span></text:p>
        <text:p text:style-name="P24"><text:s text:c="3"/><text:span text:style-name="T10">})</text:span></text:p>
        <text:p text:style-name="P45"><text:span text:style-name="T10">&lt;/script&gt;</text:span></text:p>
        <text:p text:style-name="P45"/>
        <text:list xml:id="lst_Outline_23" text:continue-numbering="true" text:continue-list="lst_Outline_22" text:style-name="Outline">
          <text:list-item>
            <text:list>
              <text:list-item>
                <text:list>
                  <text:list-item>
                    <text:h text:outline-level="3" text:style-name="P26"><text:bookmark text:name="__RefHeading___Toc177_1823853980"/><text:span text:style-name="T11">Arrow function and “this”</text:span></text:h>
                  </text:list-item>
                </text:list>
              </text:list-item>
            </text:list>
          </text:list-item>
        </text:list>
        <text:p text:style-name="P9"><text:span text:style-name="T0">Inside an arrow function if we use</text:span><text:s/><text:span text:style-name="T23">this pointer</text:span><text:span text:style-name="T0">, it will point to the enclosing lexical scope. This means arrow functions do not create a new</text:span><text:s/><text:span text:style-name="T23">this pointer</text:span><text:s/><text:span text:style-name="T0">instance whenever it is invoked. Arrow functions makes use of its enclosing scope. To understand this, let us see an example.</text:span></text:p>
        <text:p text:style-name="P24"><text:span text:style-name="T10">&lt;script&gt;</text:span></text:p>
        <text:p text:style-name="P24"><text:s text:c="3"/><text:span text:style-name="T10">//constructor function</text:span></text:p>
        <text:p text:style-name="P24"><text:s text:c="3"/><text:span text:style-name="T10">function Student(rollno,firstName,lastName) {</text:span></text:p>
        <text:p text:style-name="P24"><text:s text:c="6"/><text:span text:style-name="T10">this.rollno = rollno;</text:span></text:p>
        <text:p text:style-name="P24"><text:s text:c="6"/><text:span text:style-name="T10">this.firstName = firstName;</text:span></text:p>
        <text:p text:style-name="P24"><text:s text:c="6"/><text:span text:style-name="T10">this.lastName = lastName;</text:span></text:p>
        <text:p text:style-name="P24"><text:s text:c="6"/><text:span text:style-name="T10">this.fullNameUsingAnonymous = function(){</text:span></text:p>
        <text:p text:style-name="P24"><text:s text:c="9"/><text:span text:style-name="T10">setTimeout(function(){</text:span></text:p>
        <text:p text:style-name="P24"><text:s text:c="12"/><text:span text:style-name="T10">//creates a new instance of this ,hides outer scope of this</text:span></text:p>
        <text:p text:style-name="P24"><text:s text:c="12"/><text:span text:style-name="T10">console.log(this.firstName+ " "+this.lastName)</text:span></text:p>
        <text:p text:style-name="P24"><text:s text:c="9"/><text:span text:style-name="T10">},2000)</text:span></text:p>
        <text:p text:style-name="P24"><text:s text:c="6"/><text:span text:style-name="T10">}</text:span></text:p>
        <text:p text:style-name="P24"><text:s text:c="6"/><text:span text:style-name="T10">this.fullNameUsingArrow = function(){</text:span></text:p>
        <text:p text:style-name="P24"><text:s text:c="9"/><text:span text:style-name="T10">setTimeout(()=&gt;{</text:span></text:p>
        <text:p text:style-name="P24"><text:s text:c="12"/><text:span text:style-name="T10">//uses this instance of outer scope</text:span></text:p>
        <text:p text:style-name="P24"><text:s text:c="12"/><text:span text:style-name="T10">console.log(this.firstName+ " "+this.lastName)</text:span></text:p>
        <text:p text:style-name="P24"><text:s text:c="9"/><text:span text:style-name="T10">},3000)</text:span></text:p>
        <text:p text:style-name="P24"><text:s text:c="6"/><text:span text:style-name="T10">}</text:span></text:p>
        <text:p text:style-name="P24"><text:s text:c="3"/><text:span text:style-name="T10">}</text:span></text:p>
        <text:p text:style-name="P24"><text:s text:c="3"/><text:span text:style-name="T10">const s1 = new Student(101,'Mohammad','Mohtashim')</text:span></text:p>
        <text:p text:style-name="P24"><text:s text:c="3"/><text:span text:style-name="T10">s1.fullNameUsingAnonymous();</text:span></text:p>
        <text:p text:style-name="P24"><text:s text:c="3"/><text:span text:style-name="T10">s1.fullNameUsingArrow();</text:span></text:p>
        <text:p text:style-name="P45"><text:span text:style-name="T10">&lt;/script&gt;</text:span></text:p>
        <text:p text:style-name="P9"><text:span text:style-name="T0">When an anonymous function is used with</text:span><text:s/><text:span text:style-name="T23">setTimeout()</text:span><text:span text:style-name="T0">, the function gets invoked after 2000 milliseconds. A new instance of “</text:span><text:span text:style-name="T23">this”</text:span><text:s/><text:span text:style-name="T0">is created and it shadows the instance of the Student function. So, the value of</text:span><text:s/><text:span text:style-name="T23">this.firstName</text:span><text:s/><text:span text:style-name="T0">and</text:span><text:s/><text:span text:style-name="T23">this.lastName</text:span><text:s/><text:span text:style-name="T0">will be</text:span><text:s/><text:span text:style-name="T23">undefined</text:span><text:span text:style-name="T0">. The function doesn't use the lexical scope or the context of current execution. This problem can be solved by using an</text:span><text:s/><text:span text:style-name="T23">arrow function</text:span><text:span text:style-name="T0">.</text:span></text:p>
        <text:p text:style-name="P9"><text:span text:style-name="T0">The output of the above code will be as follows −</text:span></text:p>
        <text:p text:style-name="P24"><text:span text:style-name="T10">undefined undefined</text:span></text:p>
        <text:p text:style-name="P45"><text:span text:style-name="T10">Mohammad Mohtashim</text:span></text:p>
        <text:p text:style-name="P45"/>
        <text:list xml:id="lst_Outline_24" text:continue-numbering="true" text:continue-list="lst_Outline_23" text:style-name="Outline">
          <text:list-item>
            <text:list>
              <text:list-item>
                <text:list>
                  <text:list-item>
                    <text:h text:outline-level="3" text:style-name="P26"><text:bookmark text:name="__RefHeading___Toc179_1823853980"/><text:span text:style-name="T11">Function Expression and Function Declaration</text:span></text:h>
                  </text:list-item>
                </text:list>
              </text:list-item>
            </text:list>
          </text:list-item>
        </text:list>
        <text:p text:style-name="P9"><text:span text:style-name="T0">Function expression and function declaration are not synonymous. Unlike a function expression, a function declaration is bound by the function name.</text:span></text:p>
        <text:p text:style-name="P9"><text:span text:style-name="T0">The fundamental difference between the two is that, function declarations are parsed before their execution. On the other hand, function expressions are parsed only when the script engine encounters it during an execution.</text:span></text:p>
        <text:p text:style-name="P9"><text:span text:style-name="T0">When the JavaScript parser sees a function in the main code flow, it assumes function declaration. When a function comes as a part of a statement, it is a function expression.</text:span></text:p>
        <text:p text:style-name="P9"/>
        <text:list xml:id="lst_Outline_25" text:continue-numbering="true" text:continue-list="lst_Outline_24" text:style-name="Outline">
          <text:list-item>
            <text:list>
              <text:list-item>
                <text:list>
                  <text:list-item>
                    <text:h text:outline-level="3" text:style-name="P26"><text:bookmark text:name="__RefHeading___Toc181_1823853980"/><text:span text:style-name="T11">Function Hoisting</text:span></text:h>
                  </text:list-item>
                </text:list>
              </text:list-item>
            </text:list>
          </text:list-item>
        </text:list>
        <text:p text:style-name="P9"><text:span text:style-name="T0">Like variables, functions can also be hoisted. Unlike variables, function declarations when hoisted, hoists the function definition rather than just hoisting the function’s name.</text:span></text:p>
        <text:p text:style-name="P9"><text:span text:style-name="T0">The following code snippet, illustrates function hoisting in JavaScript.</text:span></text:p>
        <text:p text:style-name="P24"><text:span text:style-name="T10">hoist_function();</text:span><text:s text:c="2"/></text:p>
        <text:p text:style-name="P24"><text:span text:style-name="T10">function hoist_function() {</text:span><text:s/></text:p>
        <text:p text:style-name="P24"><text:s text:c="3"/><text:span text:style-name="T10">console.log("foo");</text:span><text:s/></text:p>
        <text:p text:style-name="P45"><text:span text:style-name="T10">}</text:span><text:s/></text:p>
        <text:p text:style-name="P9"><text:span text:style-name="T0">The following output is displayed on successful execution of the above code.</text:span></text:p>
        <text:p text:style-name="P45"><text:span text:style-name="T10">foo</text:span><text:s/></text:p>
        <text:p text:style-name="P9"><text:span text:style-name="T0">However, function expressions cannot be hoisted. The following code snippet illustrates the same.</text:span></text:p>
        <text:p text:style-name="P24"><text:span text:style-name="T10">hoist_function(); // TypeError: hoist_function() is not a function</text:span><text:s text:c="2"/></text:p>
        <text:p text:style-name="P24"><text:span text:style-name="T10">var hoist_function() = function() {</text:span><text:s/></text:p>
        <text:p text:style-name="P24"><text:s text:c="3"/><text:span text:style-name="T10">console.log("bar");</text:span><text:s/></text:p>
        <text:p text:style-name="P45"><text:span text:style-name="T10">};</text:span></text:p>
        <text:list xml:id="lst_Outline_26" text:continue-numbering="true" text:continue-list="lst_Outline_25" text:style-name="Outline">
          <text:list-item>
            <text:h text:outline-level="1" text:style-name="P22"><text:bookmark text:name="__RefHeading___Toc913_1941355088"/><text:span text:style-name="T9">Array - https://javascript.info/array-methods</text:span></text:h>
            <text:list>
              <text:list-item>
                <text:h text:outline-level="2" text:style-name="P17"><text:bookmark text:name="__RefHeading___Toc915_1941355088"/><text:span text:style-name="T7">Search</text:span></text:h>
                <text:list>
                  <text:list-item>
                    <text:h text:outline-level="3" text:style-name="P26"><text:bookmark text:name="__RefHeading___Toc917_1941355088"/><text:a xlink:type="simple" xlink:href="https://javascript.info/array-methods#indexof-lastindexof-and-includes"><text:span text:style-name="T72">indexOf/lastIndexOf and includes</text:span></text:a></text:h>
                  </text:list-item>
                </text:list>
              </text:list-item>
            </text:list>
          </text:list-item>
        </text:list>
        <text:list xml:id="lst_L4_1" text:style-name="L4">
          <text:list-item>
            <text:p text:style-name="P75"><text:span text:style-name="T19">arr.indexOf(item, from)</text:span><text:span text:style-name="T73"><text:s/></text:span><text:span text:style-name="T73">– looks for</text:span><text:span text:style-name="T73"><text:s/></text:span><text:span text:style-name="T19">item</text:span><text:span text:style-name="T73"><text:s/></text:span><text:span text:style-name="T73">starting from index</text:span><text:span text:style-name="T73"><text:s/></text:span><text:span text:style-name="T19">from</text:span><text:span text:style-name="T73">, and returns the index where it was found, otherwise</text:span><text:span text:style-name="T73"><text:s/></text:span><text:span text:style-name="T19">-1</text:span><text:span text:style-name="T73">.</text:span><text:span text:style-name="T73"><text:s/></text:span></text:p>
          </text:list-item>
          <text:list-item>
            <text:p text:style-name="P76"><text:span text:style-name="T19">arr.lastIndexOf(item, from)</text:span><text:span text:style-name="T73"><text:s/></text:span><text:span text:style-name="T73">– same, but looks for from right to left.</text:span><text:span text:style-name="T73"><text:s/></text:span></text:p>
          </text:list-item>
          <text:list-item>
            <text:p text:style-name="P75"><text:span text:style-name="T19">arr.includes(item, from)</text:span><text:span text:style-name="T73"><text:s/></text:span><text:span text:style-name="T73">– looks for</text:span><text:span text:style-name="T73"><text:s/></text:span><text:span text:style-name="T19">item</text:span><text:span text:style-name="T73"><text:s/></text:span><text:span text:style-name="T73">starting from index</text:span><text:span text:style-name="T73"><text:s/></text:span><text:span text:style-name="T19">from</text:span><text:span text:style-name="T73">, returns</text:span><text:span text:style-name="T73"><text:s/></text:span><text:span text:style-name="T19">true</text:span><text:span text:style-name="T73"><text:s/></text:span><text:span text:style-name="T73">if found.</text:span></text:p>
          </text:list-item>
        </text:list>
        <text:p text:style-name="P9"/>
        <text:p text:style-name="P9"><text:a xlink:type="simple" xlink:href="https://javascript.info/array-methods#find-and-findindex"><text:span text:style-name="T74">find and findIndex</text:span></text:a></text:p>
        <text:p text:style-name="P9"><text:span text:style-name="T76">Imagine we have an array of o</text:span><text:span text:style-name="T0">bjects. How do we find an object with the specific condition?</text:span></text:p>
        <text:p text:style-name="P9"><text:span text:style-name="T0">Here the</text:span><text:s/><text:a xlink:type="simple" xlink:href="https://developer.mozilla.org/en-US/docs/Web/JavaScript/Reference/Global_Objects/Array/find"><text:span text:style-name="T77">arr.find(fn)</text:span><text:s/></text:a><text:span text:style-name="T0">method comes in handy.</text:span></text:p>
        <text:list xml:id="lst_L4_2" text:continue-numbering="true" text:continue-list="lst_L4_1" text:style-name="L4">
          <text:list-item>
            <text:p text:style-name="P77"><text:span text:style-name="T78">let result = arr.find(function(item, index, array) {</text:span></text:p>
          </text:list-item>
        </text:list>
        <text:p text:style-name="P24"><text:span text:style-name="T78"><text:s/></text:span><text:span text:style-name="T78"><text:s/></text:span><text:span text:style-name="T78">// if true is returned, item is returned and iteration is stopped</text:span></text:p>
        <text:p text:style-name="P24"><text:span text:style-name="T78"><text:s/></text:span><text:span text:style-name="T78"><text:s/></text:span><text:span text:style-name="T78">// for falsy scenario returns undefined</text:span></text:p>
        <text:p text:style-name="P45"><text:span text:style-name="T78">});</text:span></text:p>
        <text:list xml:id="lst_Outline_27" text:continue-numbering="true" text:continue-list="lst_Outline_26" text:style-name="Outline">
          <text:list-item>
            <text:list>
              <text:list-item>
                <text:list>
                  <text:list-item>
                    <text:h text:outline-level="3" text:style-name="P26"><text:bookmark text:name="__RefHeading___Toc919_1941355088"/><text:a xlink:type="simple" xlink:href="https://javascript.info/array-methods#filter"><text:span text:style-name="T79">filter</text:span></text:a></text:h>
                  </text:list-item>
                </text:list>
              </text:list-item>
            </text:list>
          </text:list-item>
        </text:list>
        <text:p text:style-name="P9"><text:span text:style-name="T76">The</text:span><text:span text:style-name="T76"><text:s/></text:span><text:span text:style-name="T81">find</text:span><text:s/><text:span text:style-name="T0">method looks for a single (first) element that makes the function return</text:span><text:s/><text:span text:style-name="T19">true</text:span><text:span text:style-name="T73">.</text:span></text:p>
        <text:p text:style-name="P9"><text:span text:style-name="T0">If there may be many, we can use</text:span><text:s/><text:a xlink:type="simple" xlink:href="https://developer.mozilla.org/en-US/docs/Web/JavaScript/Reference/Global_Objects/Array/filter"><text:span text:style-name="T82">arr.filter(fn)</text:span></text:a><text:span text:style-name="T0">.</text:span></text:p>
        <text:p text:style-name="P9"><text:span text:style-name="T0">The syntax is similar to</text:span><text:s/><text:span text:style-name="T19">find</text:span><text:span text:style-name="T73">, but</text:span><text:span text:style-name="T73"><text:s/></text:span><text:span text:style-name="T19">filter</text:span><text:span text:style-name="T73"><text:s/></text:span><text:span text:style-name="T73">returns an array of all matching elements:</text:span></text:p>
        <text:p text:style-name="P24"><text:span text:style-name="T78">let results = arr.filter(function(item, index, array) {</text:span></text:p>
        <text:p text:style-name="P24"><text:span text:style-name="T78"><text:s/></text:span><text:span text:style-name="T78"><text:s/></text:span><text:span text:style-name="T78">// if true item is pushed to results and the iteration continues</text:span></text:p>
        <text:p text:style-name="P24"><text:span text:style-name="T78"><text:s/></text:span><text:span text:style-name="T78"><text:s/></text:span><text:span text:style-name="T78">// returns empty array if nothing found</text:span></text:p>
        <text:p text:style-name="P24"><text:span text:style-name="T78">});</text:span></text:p>
        <text:p text:style-name="P9"/>
        <text:list xml:id="lst_Outline_28" text:continue-numbering="true" text:continue-list="lst_Outline_27" text:style-name="Outline">
          <text:list-item>
            <text:list>
              <text:list-item>
                <text:list>
                  <text:list-item>
                    <text:h text:outline-level="3" text:style-name="P26"><text:span text:style-name="T11">Array.every()</text:span></text:h>
                  </text:list-item>
                </text:list>
              </text:list-item>
            </text:list>
          </text:list-item>
        </text:list>
        <text:p text:style-name="P9"><text:span text:style-name="T0">The</text:span><text:s/><text:span text:style-name="T21">every()</text:span><text:span text:style-name="T83"><text:s/></text:span><text:span text:style-name="T83">method tests whether all elements in the array pass the test implemented by the provided function. It returns a Boolean value.</text:span></text:p>
        <text:p text:style-name="P9"/>
        <text:list xml:id="lst_Outline_29" text:continue-numbering="true" text:continue-list="lst_Outline_28" text:style-name="Outline">
          <text:list-item>
            <text:list>
              <text:list-item>
                <text:list>
                  <text:list-item>
                    <text:h text:outline-level="3" text:style-name="P26"><text:span text:style-name="T11">Array.some()</text:span></text:h>
                  </text:list-item>
                </text:list>
              </text:list-item>
            </text:list>
          </text:list-item>
        </text:list>
        <text:p text:style-name="P9"><text:span text:style-name="T0">The</text:span><text:s/><text:span text:style-name="T21">some()</text:span><text:span text:style-name="T83"><text:s/></text:span><text:span text:style-name="T83">method tests whether at least one element in the array passes the test implemented by the provided function. It returns a Boolean value.</text:span><text:span text:style-name="T83"><text:s/></text:span></text:p>
        <text:list xml:id="lst_Outline_30" text:continue-numbering="true" text:continue-list="lst_Outline_29" text:style-name="Outline">
          <text:list-item>
            <text:list>
              <text:list-item>
                <text:h text:outline-level="2" text:style-name="P17"><text:bookmark text:name="__RefHeading___Toc921_1941355088"/><text:span text:style-name="T7">Travarse</text:span></text:h>
                <text:list>
                  <text:list-item>
                    <text:h text:outline-level="3" text:style-name="P26"><text:bookmark text:name="__RefHeading___Toc923_1941355088"/><text:a xlink:type="simple" xlink:href="https://javascript.info/array-methods#iterate-foreach"><text:span text:style-name="T84">Iterate: forEach</text:span></text:a></text:h>
                  </text:list-item>
                </text:list>
              </text:list-item>
            </text:list>
          </text:list-item>
        </text:list>
        <text:p text:style-name="P9"><text:span text:style-name="T0">The</text:span><text:s/><text:a xlink:type="simple" xlink:href="https://developer.mozilla.org/en-US/docs/Web/JavaScript/Reference/Global_Objects/Array/forEach"><text:span text:style-name="T85">arr.forEach</text:span><text:s/></text:a><text:span text:style-name="T0">method allows to run a function for every element of the array.</text:span></text:p>
        <text:p text:style-name="P9"><text:span text:style-name="T0">The syntax:</text:span></text:p>
        <text:p text:style-name="P24"><text:span text:style-name="T78">arr.forEach(function(item, index, array) {</text:span></text:p>
        <text:p text:style-name="P24"><text:span text:style-name="T78"><text:s/></text:span><text:span text:style-name="T78"><text:s/></text:span><text:span text:style-name="T78">// ... do something with item</text:span></text:p>
        <text:p text:style-name="P45"><text:span text:style-name="T78">});</text:span></text:p>
        <text:list xml:id="lst_L5_1" text:style-name="L5">
          <text:list-item>
            <text:p text:style-name="P78"><text:span text:style-name="T86">When we need to iterate over an array – we can use</text:span><text:span text:style-name="T86"><text:s/></text:span><text:span text:style-name="T87">forEach</text:span><text:span text:style-name="T86">,</text:span><text:span text:style-name="T86"><text:s/></text:span><text:span text:style-name="T87">for</text:span><text:span text:style-name="T86"><text:s/></text:span><text:span text:style-name="T86">or</text:span><text:span text:style-name="T86"><text:s/></text:span><text:span text:style-name="T87">for..of</text:span><text:span text:style-name="T86">.</text:span></text:p>
          </text:list-item>
          <text:list-item>
            <text:p text:style-name="P78"><text:span text:style-name="T0">When we need to iterate and return the data for each element – we can use</text:span><text:s/><text:span text:style-name="T19">map</text:span><text:span text:style-name="T73">.</text:span></text:p>
          </text:list-item>
        </text:list>
        <text:list xml:id="lst_Outline_31" text:continue-numbering="true" text:continue-list="lst_Outline_30" text:style-name="Outline">
          <text:list-item>
            <text:list>
              <text:list-item>
                <text:list>
                  <text:list-item>
                    <text:h text:outline-level="3" text:style-name="P26"><text:span text:style-name="T11">Array.entries()</text:span></text:h>
                  </text:list-item>
                </text:list>
              </text:list-item>
            </text:list>
          </text:list-item>
        </text:list>
        <text:p text:style-name="P9"><text:span text:style-name="T86">The</text:span><text:span text:style-name="T86"><text:s/></text:span><text:span text:style-name="T88">entries()</text:span><text:span text:style-name="T89"><text:s/></text:span><text:span text:style-name="T89">method returns a new</text:span><text:span text:style-name="T89"><text:s/></text:span><text:span text:style-name="T88">Array Iterator</text:span><text:span text:style-name="T89"><text:s/></text:span><text:span text:style-name="T89">object that contains the key/value pairs for each index in the array.</text:span></text:p>
        <text:p text:style-name="P63"/>
        <text:list xml:id="lst_Outline_32" text:continue-numbering="true" text:continue-list="lst_Outline_31" text:style-name="Outline">
          <text:list-item>
            <text:list>
              <text:list-item>
                <text:list>
                  <text:list-item>
                    <text:list>
                      <text:list-item>
                        <text:h text:outline-level="4" text:style-name="P79"><text:span text:style-name="T27">Array.keys()</text:span></text:h>
                      </text:list-item>
                    </text:list>
                  </text:list-item>
                </text:list>
              </text:list-item>
            </text:list>
          </text:list-item>
        </text:list>
        <text:p text:style-name="P9"><text:span text:style-name="T86">The</text:span><text:span text:style-name="T86"><text:s/></text:span><text:span text:style-name="T88">keys()</text:span><text:span text:style-name="T89"><text:s/></text:span><text:span text:style-name="T89">method returns a new</text:span><text:span text:style-name="T89"><text:s/></text:span><text:span text:style-name="T88">Array Iterator</text:span><text:span text:style-name="T89"><text:s/></text:span><text:span text:style-name="T89">object that contains the keys for each index in the array.</text:span></text:p>
        <text:list xml:id="lst_Outline_33" text:continue-numbering="true" text:continue-list="lst_Outline_32" text:style-name="Outline">
          <text:list-item>
            <text:list>
              <text:list-item>
                <text:h text:outline-level="2" text:style-name="P17"><text:bookmark text:name="__RefHeading___Toc925_1941355088"/><text:span text:style-name="T7">Transform</text:span></text:h>
                <text:list>
                  <text:list-item>
                    <text:h text:outline-level="3" text:style-name="P80"><text:bookmark text:name="__RefHeading___Toc927_1941355088"/><text:a xlink:type="simple" xlink:href="https://javascript.info/array-methods#map"><text:span text:style-name="T90">map</text:span></text:a></text:h>
                  </text:list-item>
                </text:list>
              </text:list-item>
            </text:list>
          </text:list-item>
        </text:list>
        <text:p text:style-name="P9"><text:span text:style-name="T0">The</text:span><text:s/><text:a xlink:type="simple" xlink:href="https://developer.mozilla.org/en-US/docs/Web/JavaScript/Reference/Global_Objects/Array/map"><text:span text:style-name="T91">arr.map</text:span><text:s/></text:a><text:span text:style-name="T0">method is one of the most useful and often used.</text:span></text:p>
        <text:p text:style-name="P9"><text:span text:style-name="T0">It calls the function for each element of the array and returns the array of results.</text:span></text:p>
        <text:p text:style-name="P9"><text:span text:style-name="T0">The syntax is:</text:span></text:p>
        <text:p text:style-name="P24"><text:span text:style-name="T78">let result = arr.map(function(item, index, array) {</text:span></text:p>
        <text:p text:style-name="P24"><text:span text:style-name="T78"><text:s/></text:span><text:span text:style-name="T78"><text:s/></text:span><text:span text:style-name="T78">// returns the new value instead of item</text:span></text:p>
        <text:p text:style-name="P45"><text:span text:style-name="T78">});</text:span></text:p>
        <text:list xml:id="lst_Outline_34" text:continue-numbering="true" text:continue-list="lst_Outline_33" text:style-name="Outline">
          <text:list-item>
            <text:list>
              <text:list-item>
                <text:list>
                  <text:list-item>
                    <text:h text:outline-level="3" text:style-name="P81"><text:bookmark text:name="__RefHeading___Toc929_1941355088"/><text:a xlink:type="simple" xlink:href="https://javascript.info/array-methods#sort-fn"><text:span text:style-name="T92">sort(fn)</text:span></text:a></text:h>
                  </text:list-item>
                </text:list>
              </text:list-item>
            </text:list>
          </text:list-item>
        </text:list>
        <text:p text:style-name="P9"><text:span text:style-name="T0">The call to</text:span><text:s/><text:a xlink:type="simple" xlink:href="https://developer.mozilla.org/en-US/docs/Web/JavaScript/Reference/Global_Objects/Array/sort"><text:span text:style-name="T94">arr.sort()</text:span><text:s/></text:a><text:span text:style-name="T0">sorts the array</text:span><text:s/><text:span text:style-name="T20">in place</text:span><text:span text:style-name="T95">, changing its element order.</text:span></text:p>
        <text:p text:style-name="P45"/>
        <text:list xml:id="lst_Outline_35" text:continue-numbering="true" text:continue-list="lst_Outline_34" text:style-name="Outline">
          <text:list-item>
            <text:list>
              <text:list-item>
                <text:list>
                  <text:list-item>
                    <text:h text:outline-level="3" text:style-name="P80"><text:bookmark text:name="__RefHeading___Toc931_1941355088"/><text:a xlink:type="simple" xlink:href="https://javascript.info/array-methods#reverse"><text:span text:style-name="T96">reverse</text:span></text:a></text:h>
                  </text:list-item>
                </text:list>
              </text:list-item>
            </text:list>
          </text:list-item>
        </text:list>
        <text:p text:style-name="P9"><text:span text:style-name="T0">The method</text:span><text:s/><text:a xlink:type="simple" xlink:href="https://developer.mozilla.org/en-US/docs/Web/JavaScript/Reference/Global_Objects/Array/reverse"><text:span text:style-name="T97">arr.reverse</text:span><text:s/></text:a><text:span text:style-name="T0">reverses the order of elements in</text:span><text:s/><text:span text:style-name="T19">arr</text:span><text:span text:style-name="T73">.</text:span></text:p>
        <text:p text:style-name="P9"/>
        <text:list xml:id="lst_Outline_36" text:continue-numbering="true" text:continue-list="lst_Outline_35" text:style-name="Outline">
          <text:list-item>
            <text:list>
              <text:list-item>
                <text:list>
                  <text:list-item>
                    <text:h text:outline-level="3" text:style-name="P80"><text:bookmark text:name="__RefHeading___Toc933_1941355088"/><text:a xlink:type="simple" xlink:href="https://javascript.info/array-methods#reduce-reduceright"><text:span text:style-name="T98">reduce/reduceRight</text:span></text:a></text:h>
                  </text:list-item>
                </text:list>
              </text:list-item>
            </text:list>
          </text:list-item>
        </text:list>
        <text:p text:style-name="P9"><text:span text:style-name="T0">When we need to iterate over an array – we can use</text:span><text:s/><text:span text:style-name="T19">forEach</text:span><text:span text:style-name="T73">,</text:span><text:span text:style-name="T73"><text:s/></text:span><text:span text:style-name="T19">for</text:span><text:span text:style-name="T73"><text:s/></text:span><text:span text:style-name="T73">or</text:span><text:span text:style-name="T73"><text:s/></text:span><text:span text:style-name="T19">for..of</text:span><text:span text:style-name="T73">.</text:span></text:p>
        <text:p text:style-name="P9"><text:span text:style-name="T0">When we need to iterate and return the data for each element – we can use</text:span><text:s/><text:span text:style-name="T19">map</text:span><text:span text:style-name="T73">.</text:span></text:p>
        <text:p text:style-name="P9"><text:span text:style-name="T0">The methods</text:span><text:s/><text:a xlink:type="simple" xlink:href="https://developer.mozilla.org/en-US/docs/Web/JavaScript/Reference/Global_Objects/Array/reduce"><text:span text:style-name="T99">arr.reduce</text:span><text:s/></text:a><text:span text:style-name="T0">and</text:span><text:s/><text:a xlink:type="simple" xlink:href="https://developer.mozilla.org/en-US/docs/Web/JavaScript/Reference/Global_Objects/Array/reduceRight"><text:span text:style-name="T100">arr.reduceRight</text:span><text:s/></text:a><text:span text:style-name="T0">also belong to that breed, but are a little bit more intricate. They are used to calculate a single value based on the array.</text:span></text:p>
        <text:p text:style-name="P9"><text:span text:style-name="T0">The syntax is:</text:span></text:p>
        <text:p text:style-name="P24"><text:span text:style-name="T78">let value = arr.reduce(function(accumulator, item, index, array) {</text:span></text:p>
        <text:p text:style-name="P24"><text:span text:style-name="T78"><text:s/></text:span><text:span text:style-name="T78"><text:s/></text:span><text:span text:style-name="T78">// ...</text:span></text:p>
        <text:p text:style-name="P45"><text:span text:style-name="T78">}, [initial]);</text:span></text:p>
        <text:p text:style-name="P9"><text:span text:style-name="T0">The function is applied to all array elements one after another and “carries on” its result to the next call.</text:span></text:p>
        <text:p text:style-name="P9"><text:span text:style-name="T0">Arguments:</text:span></text:p>
        <text:list xml:id="lst_L6_1" text:style-name="L6">
          <text:list-item>
            <text:p text:style-name="P82"><text:span text:style-name="T19">accumulator</text:span><text:span text:style-name="T73"><text:s/></text:span><text:span text:style-name="T73">– is the result of the previous function call, equals</text:span><text:span text:style-name="T73"><text:s/></text:span><text:span text:style-name="T19">initial</text:span><text:span text:style-name="T73"><text:s/></text:span><text:span text:style-name="T73">the first time (if</text:span><text:span text:style-name="T73"><text:s/></text:span><text:span text:style-name="T19">initial</text:span><text:span text:style-name="T73"><text:s/></text:span><text:span text:style-name="T73">is provided).</text:span><text:span text:style-name="T73"><text:s/></text:span></text:p>
          </text:list-item>
          <text:list-item>
            <text:p text:style-name="P82"><text:span text:style-name="T19">item</text:span><text:span text:style-name="T73"><text:s/></text:span><text:span text:style-name="T73">– is the current array item.</text:span><text:span text:style-name="T73"><text:s/></text:span></text:p>
          </text:list-item>
          <text:list-item>
            <text:p text:style-name="P82"><text:span text:style-name="T19">index</text:span><text:span text:style-name="T73"><text:s/></text:span><text:span text:style-name="T73">– is its position.</text:span><text:span text:style-name="T73"><text:s/></text:span></text:p>
          </text:list-item>
          <text:list-item>
            <text:p text:style-name="P83"><text:span text:style-name="T19">array</text:span><text:span text:style-name="T73"><text:s/></text:span><text:span text:style-name="T73">– is the array.</text:span><text:span text:style-name="T73"><text:s/></text:span></text:p>
          </text:list-item>
        </text:list>
        <text:p text:style-name="P9"/>
        <text:list xml:id="lst_Outline_37" text:continue-numbering="true" text:continue-list="lst_Outline_36" text:style-name="Outline">
          <text:list-item>
            <text:list>
              <text:list-item>
                <text:h text:outline-level="2" text:style-name="P17"><text:bookmark text:name="__RefHeading___Toc935_1941355088"/><text:span text:style-name="T7">Construction</text:span></text:h>
                <text:list>
                  <text:list-item>
                    <text:h text:outline-level="3" text:style-name="P26"><text:bookmark text:name="__RefHeading___Toc937_1941355088"/><text:a xlink:type="simple" xlink:href="https://javascript.info/array-methods#add-remove-items"><text:span text:style-name="T102">Add/remove items</text:span></text:a></text:h>
                  </text:list-item>
                </text:list>
              </text:list-item>
            </text:list>
          </text:list-item>
        </text:list>
        <text:p text:style-name="P9"><text:span text:style-name="T0">We already know methods that add and remove items from the beginning or the end:</text:span></text:p>
        <text:list xml:id="lst_L7_1" text:style-name="L7">
          <text:list-item>
            <text:p text:style-name="P84"><text:span text:style-name="T19">arr.push(...items)</text:span><text:span text:style-name="T73"><text:s/></text:span><text:span text:style-name="T73">– adds items to the end,</text:span><text:span text:style-name="T73"><text:s/></text:span></text:p>
          </text:list-item>
          <text:list-item>
            <text:p text:style-name="P84"><text:span text:style-name="T19">arr.pop()</text:span><text:span text:style-name="T73"><text:s/></text:span><text:span text:style-name="T73">– extracts an item from the end,</text:span><text:span text:style-name="T73"><text:s/></text:span></text:p>
          </text:list-item>
          <text:list-item>
            <text:p text:style-name="P84"><text:span text:style-name="T19">arr.shift()</text:span><text:span text:style-name="T73"><text:s/></text:span><text:span text:style-name="T73">– extracts an item from the beginning,</text:span><text:span text:style-name="T73"><text:s/></text:span></text:p>
          </text:list-item>
          <text:list-item>
            <text:p text:style-name="P85"><text:span text:style-name="T19">arr.unshift(...items)</text:span><text:span text:style-name="T73"><text:s/></text:span><text:span text:style-name="T73">– adds items to the beginning.</text:span><text:span text:style-name="T73"><text:s/></text:span></text:p>
          </text:list-item>
        </text:list>
        <text:p text:style-name="P9"/>
        <text:p text:style-name="P9"/>
        <text:list xml:id="lst_Outline_38" text:continue-numbering="true" text:continue-list="lst_Outline_37" text:style-name="Outline">
          <text:list-item>
            <text:h text:outline-level="1" text:style-name="P22"><text:span text:style-name="T9">Map</text:span></text:h>
          </text:list-item>
        </text:list>
        <text:p text:style-name="P9"/>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55"/>
              </table:table-cell>
              <table:table-cell table:style-name="Table4.B1" office:value-type="string">
                <text:p text:style-name="P20"><text:span text:style-name="T8">Map</text:span></text:p>
              </table:table-cell>
              <table:table-cell table:style-name="Table4.C1" office:value-type="string">
                <text:p text:style-name="P20"><text:span text:style-name="T8">Object</text:span></text:p>
              </table:table-cell>
            </table:table-row>
          </table:table-header-rows>
          <table:table-row table:style-name="Table4.2">
            <table:table-cell table:style-name="Table4.A2" office:value-type="string">
              <text:p text:style-name="P20"><text:span text:style-name="T8">Accidental Keys</text:span></text:p>
            </table:table-cell>
            <table:table-cell table:style-name="Table4.B2" office:value-type="string">
              <text:p text:style-name="P18"><text:span text:style-name="T0">A</text:span><text:s/><text:span text:style-name="T19">Map</text:span><text:span text:style-name="T73"><text:s/></text:span><text:span text:style-name="T73">does not contain any keys by default. It only contains what is explicitly put into it.</text:span></text:p>
            </table:table-cell>
            <table:table-cell table:style-name="Table4.C2" office:value-type="string">
              <text:p text:style-name="P46"><text:span text:style-name="T0">An</text:span><text:s/><text:span text:style-name="T19">Object</text:span><text:span text:style-name="T73"><text:s/></text:span><text:span text:style-name="T73">has a prototype, so it contains default keys that could collide with your own keys if you</text:span><text:span text:style-name="T73">'</text:span><text:span text:style-name="T73">re not careful.</text:span></text:p>
              <text:p text:style-name="P46"><text:span text:style-name="T21">Note:</text:span><text:span text:style-name="T83"><text:s/></text:span><text:span text:style-name="T83">As of ES5, this can be bypassed by using</text:span><text:span text:style-name="T83"><text:s/></text:span><text:a xlink:type="simple" xlink:href="https://developer.mozilla.org/en-US/docs/Web/JavaScript/Reference/Global_Objects/Object/create"><text:span text:style-name="T107">Object.create(null)</text:span></text:a><text:span text:style-name="T108">, but this is seldom done.</text:span></text:p>
            </table:table-cell>
          </table:table-row>
          <table:table-row table:style-name="Table4.3">
            <table:table-cell table:style-name="Table4.A3" office:value-type="string">
              <text:p text:style-name="P20"><text:span text:style-name="T8">Key Types</text:span></text:p>
            </table:table-cell>
            <table:table-cell table:style-name="Table4.B3" office:value-type="string">
              <text:p text:style-name="P18"><text:span text:style-name="T0">A</text:span><text:s/><text:span text:style-name="T19">Map</text:span><text:span text:style-name="T73">'</text:span><text:span text:style-name="T73">s keys can be any value (including functions, objects, or any primitive).</text:span></text:p>
            </table:table-cell>
            <table:table-cell table:style-name="Table4.C3" office:value-type="string">
              <text:p text:style-name="P18"><text:span text:style-name="T0">The keys of an</text:span><text:s/><text:span text:style-name="T19">Object</text:span><text:span text:style-name="T73"><text:s/></text:span><text:span text:style-name="T73">must be either a</text:span><text:span text:style-name="T73"><text:s/></text:span><text:a xlink:type="simple" xlink:href="https://developer.mozilla.org/en-US/docs/Web/JavaScript/Reference/Global_Objects/String"><text:span text:style-name="T109">String</text:span><text:span text:style-name="T73"><text:s/></text:span></text:a><text:span text:style-name="T73">or a</text:span><text:span text:style-name="T73"><text:s/></text:span><text:a xlink:type="simple" xlink:href="https://developer.mozilla.org/en-US/docs/Web/JavaScript/Reference/Global_Objects/Symbol"><text:span text:style-name="T110">Symbol</text:span></text:a><text:span text:style-name="T73">.</text:span></text:p>
            </table:table-cell>
          </table:table-row>
          <table:table-row table:style-name="Table4.4">
            <table:table-cell table:style-name="Table4.A4" office:value-type="string">
              <text:p text:style-name="P20"><text:span text:style-name="T8">Key Order</text:span></text:p>
            </table:table-cell>
            <table:table-cell table:style-name="Table4.B4" office:value-type="string">
              <text:p text:style-name="P46"><text:span text:style-name="T0">The keys in</text:span><text:s/><text:span text:style-name="T19">Map</text:span><text:span text:style-name="T73"><text:s/></text:span><text:span text:style-name="T73">are ordered. Thus, when iterating over it, a</text:span><text:span text:style-name="T73"><text:s/></text:span><text:span text:style-name="T19">Map</text:span><text:span text:style-name="T73"><text:s/></text:span><text:span text:style-name="T73">object returns keys in order of insertion.</text:span></text:p>
            </table:table-cell>
            <table:table-cell table:style-name="Table4.C4" office:value-type="string">
              <text:p text:style-name="P46"><text:span text:style-name="T0">The keys of an</text:span><text:s/><text:span text:style-name="T19">Object</text:span><text:span text:style-name="T73"><text:s/></text:span><text:span text:style-name="T73">are not ordered.</text:span></text:p>
              <text:p text:style-name="P46"><text:span text:style-name="T21">Note:</text:span><text:span text:style-name="T83"><text:s/></text:span><text:span text:style-name="T83">Since ECMAScript 2015, objects</text:span><text:span text:style-name="T83"><text:s/></text:span><text:span text:style-name="T20">do</text:span><text:span text:style-name="T95"><text:s/></text:span><text:span text:style-name="T95">preserve creation order for string and</text:span><text:span text:style-name="T95"><text:s/></text:span><text:span text:style-name="T111">Symbol</text:span><text:span text:style-name="T108"><text:s/></text:span><text:span text:style-name="T108">keys. In JavaScript engines that comply with the ECMAScript 2015 spec, iterating over an object with only string keys will yield the keys in order of insertion.</text:span></text:p>
            </table:table-cell>
          </table:table-row>
          <table:table-row table:style-name="Table4.5">
            <table:table-cell table:style-name="Table4.A5" office:value-type="string">
              <text:p text:style-name="P20"><text:span text:style-name="T8">Size</text:span></text:p>
            </table:table-cell>
            <table:table-cell table:style-name="Table4.B5" office:value-type="string">
              <text:p text:style-name="P18"><text:span text:style-name="T0">The number of items in a</text:span><text:s/><text:span text:style-name="T19">Map</text:span><text:span text:style-name="T73"><text:s/></text:span><text:span text:style-name="T73">is easily retrieved from its</text:span><text:span text:style-name="T73"><text:s/></text:span><text:a xlink:type="simple" xlink:href="https://developer.mozilla.org/en-US/docs/Web/JavaScript/Reference/Global_Objects/Map/size"><text:span text:style-name="T112">size</text:span><text:span text:style-name="T73"><text:s/></text:span></text:a><text:span text:style-name="T73">property.</text:span></text:p>
            </table:table-cell>
            <table:table-cell table:style-name="Table4.C5" office:value-type="string">
              <text:p text:style-name="P18"><text:span text:style-name="T0">The number of items in an</text:span><text:s/><text:span text:style-name="T19">Object</text:span><text:span text:style-name="T73"><text:s/></text:span><text:span text:style-name="T73">must be determined manually.</text:span></text:p>
            </table:table-cell>
          </table:table-row>
          <table:table-row table:style-name="Table4.6">
            <table:table-cell table:style-name="Table4.A6" office:value-type="string">
              <text:p text:style-name="P20"><text:span text:style-name="T8">Iteration</text:span></text:p>
            </table:table-cell>
            <table:table-cell table:style-name="Table4.B6" office:value-type="string">
              <text:p text:style-name="P18"><text:span text:style-name="T0">A</text:span><text:s/><text:span text:style-name="T19">Map</text:span><text:span text:style-name="T73"><text:s/></text:span><text:span text:style-name="T73">is an</text:span><text:span text:style-name="T73"><text:s/></text:span><text:a xlink:type="simple" xlink:href="https://developer.mozilla.org/en-US/docs/Web/JavaScript/Guide/iterable"><text:span text:style-name="T113">iterable</text:span></text:a><text:span text:style-name="T73">, so it can be directly iterated.</text:span></text:p>
            </table:table-cell>
            <table:table-cell table:style-name="Table4.C6" office:value-type="string">
              <text:p text:style-name="P18"><text:span text:style-name="T0">Iterating over an</text:span><text:s/><text:span text:style-name="T19">Object</text:span><text:span text:style-name="T73"><text:s/></text:span><text:span text:style-name="T73">requires obtaining its keys in some fashion and iterating over them.</text:span></text:p>
            </table:table-cell>
          </table:table-row>
          <table:table-row table:style-name="Table4.7">
            <table:table-cell table:style-name="Table4.A7" office:value-type="string">
              <text:p text:style-name="P20"><text:span text:style-name="T8">Performance</text:span></text:p>
            </table:table-cell>
            <table:table-cell table:style-name="Table4.B7" office:value-type="string">
              <text:p text:style-name="P46"><text:span text:style-name="T0">Performs better in scenarios involving frequent additions and removals of key-value pairs.</text:span></text:p>
            </table:table-cell>
            <table:table-cell table:style-name="Table4.C7" office:value-type="string">
              <text:p text:style-name="P46"><text:span text:style-name="T0">Not optimized for frequent additions and removals of key-value pairs.</text:span></text:p>
            </table:table-cell>
          </table:table-row>
        </table:table>
        <text:p text:style-name="P9"/>
        <text:p text:style-name="P9"/>
        <text:list xml:id="lst_Outline_39" text:continue-numbering="true" text:continue-list="lst_Outline_38" text:style-name="Outline">
          <text:list-item>
            <text:h text:outline-level="1" text:style-name="P70"><text:span text:style-name="T9">JavaScript Type Conversion</text:span></text:h>
          </text:list-item>
        </text:list>
        <text:p text:style-name="P9"/>
        <text:list xml:id="lst_Outline_40" text:continue-numbering="true" text:continue-list="lst_Outline_39" text:style-name="Outline">
          <text:list-item>
            <text:list>
              <text:list-item>
                <text:h text:outline-level="2" text:style-name="P86"><text:span text:style-name="T7">JavaScript Data Types</text:span></text:h>
              </text:list-item>
            </text:list>
          </text:list-item>
        </text:list>
        <text:p text:style-name="P9"><text:span text:style-name="T0">In JavaScript there are 5 different data types that can contain values:</text:span></text:p>
        <text:list xml:id="lst_L8_1" text:style-name="L8">
          <text:list-item>
            <text:p text:style-name="P87"><text:span text:style-name="T19">string</text:span><text:span text:style-name="T73"><text:s/></text:span></text:p>
          </text:list-item>
          <text:list-item>
            <text:p text:style-name="P87"><text:span text:style-name="T19">number</text:span><text:span text:style-name="T73"><text:s/></text:span></text:p>
          </text:list-item>
          <text:list-item>
            <text:p text:style-name="P87"><text:span text:style-name="T19">boolean</text:span><text:span text:style-name="T73"><text:s/></text:span></text:p>
          </text:list-item>
          <text:list-item>
            <text:p text:style-name="P87"><text:span text:style-name="T19">object</text:span><text:span text:style-name="T73"><text:s/></text:span></text:p>
          </text:list-item>
          <text:list-item>
            <text:p text:style-name="P88"><text:span text:style-name="T19">function</text:span><text:span text:style-name="T73"><text:s/></text:span></text:p>
          </text:list-item>
        </text:list>
        <text:p text:style-name="P9"><text:span text:style-name="T0">There are 6 types of objects:</text:span></text:p>
        <text:list xml:id="lst_L9_1" text:style-name="L9">
          <text:list-item>
            <text:p text:style-name="P89"><text:span text:style-name="T19">Object</text:span><text:span text:style-name="T73"><text:s/></text:span></text:p>
          </text:list-item>
          <text:list-item>
            <text:p text:style-name="P89"><text:span text:style-name="T19">Date</text:span><text:span text:style-name="T73"><text:s/></text:span></text:p>
          </text:list-item>
          <text:list-item>
            <text:p text:style-name="P89"><text:span text:style-name="T19">Array</text:span><text:span text:style-name="T73"><text:s/></text:span></text:p>
          </text:list-item>
          <text:list-item>
            <text:p text:style-name="P89"><text:span text:style-name="T19">String</text:span><text:span text:style-name="T73"><text:s/></text:span></text:p>
          </text:list-item>
          <text:list-item>
            <text:p text:style-name="P89"><text:span text:style-name="T19">Number</text:span><text:span text:style-name="T73"><text:s/></text:span></text:p>
          </text:list-item>
          <text:list-item>
            <text:p text:style-name="P90"><text:span text:style-name="T19">Boolean</text:span><text:span text:style-name="T73"><text:s/></text:span></text:p>
          </text:list-item>
        </text:list>
        <text:p text:style-name="P9"><text:span text:style-name="T0">And 2 data types that cannot contain values:</text:span></text:p>
        <text:list xml:id="lst_L10_1" text:style-name="L10">
          <text:list-item>
            <text:p text:style-name="P91"><text:span text:style-name="T19">null</text:span><text:span text:style-name="T73"><text:s/></text:span></text:p>
          </text:list-item>
          <text:list-item>
            <text:p text:style-name="P92"><text:span text:style-name="T19">undefined</text:span><text:span text:style-name="T73"><text:s/></text:span></text:p>
          </text:list-item>
        </text:list>
        <text:list xml:id="lst_Outline_41" text:continue-numbering="true" text:continue-list="lst_Outline_40" text:style-name="Outline">
          <text:list-item>
            <text:list>
              <text:list-item>
                <text:h text:outline-level="2" text:style-name="P17"/>
              </text:list-item>
              <text:list-item>
                <text:h text:outline-level="2" text:style-name="P17"><text:span text:style-name="T7">The typeof Operator</text:span></text:h>
              </text:list-item>
            </text:list>
          </text:list-item>
        </text:list>
        <text:p text:style-name="P9"><text:span text:style-name="T0">You can use the</text:span><text:s/><text:span text:style-name="T19">typeof</text:span><text:span text:style-name="T73"><text:s/></text:span><text:span text:style-name="T73">operator to find the data type of a JavaScript variable.</text:span></text:p>
        <text:list xml:id="lst_Outline_42" text:continue-numbering="true" text:continue-list="lst_Outline_41" text:style-name="Outline">
          <text:list-item>
            <text:list>
              <text:list-item>
                <text:list>
                  <text:list-item>
                    <text:h text:outline-level="3" text:style-name="P26"><text:span text:style-name="T11">Example</text:span></text:h>
                  </text:list-item>
                </text:list>
              </text:list-item>
            </text:list>
          </text:list-item>
        </text:list>
        <text:p text:style-name="P54"><text:span text:style-name="T103">typeof</text:span><text:s/><text:span text:style-name="T104">"John"</text:span><text:span text:style-name="T25">                </text:span><text:s/><text:span text:style-name="T105">// Returns "string"</text:span><text:span text:style-name="T105"><text:s/></text:span><text:line-break/><text:span text:style-name="T103">typeof</text:span><text:s/><text:span text:style-name="T106">3.14</text:span><text:span text:style-name="T25">                  </text:span><text:s/><text:span text:style-name="T105">// Returns "number"</text:span><text:line-break/><text:span text:style-name="T103">typeof</text:span><text:s/><text:span text:style-name="T103">NaN</text:span><text:s/><text:span text:style-name="T25">                  </text:span><text:s/><text:span text:style-name="T105">// Returns</text:span><text:span text:style-name="T105"><text:s/></text:span><text:span text:style-name="T105">"</text:span><text:span text:style-name="T105">number</text:span><text:span text:style-name="T105">"</text:span><text:line-break/><text:span text:style-name="T103">typeof</text:span><text:s/><text:span text:style-name="T103">false</text:span><text:span text:style-name="T25">                 </text:span><text:span text:style-name="T106"><text:s/></text:span><text:span text:style-name="T105">// Returns</text:span><text:span text:style-name="T105"><text:s/></text:span><text:span text:style-name="T105">"</text:span><text:span text:style-name="T105">boolean</text:span><text:span text:style-name="T105">"</text:span><text:line-break/><text:span text:style-name="T103">typeof</text:span><text:s/><text:span text:style-name="T25">[</text:span><text:span text:style-name="T106">1</text:span><text:span text:style-name="T25">,</text:span><text:span text:style-name="T106">2</text:span><text:span text:style-name="T25">,</text:span><text:span text:style-name="T106">3</text:span><text:span text:style-name="T25">,</text:span><text:span text:style-name="T106">4</text:span><text:span text:style-name="T25">]              </text:span><text:span text:style-name="T105">// Returns</text:span><text:span text:style-name="T105"><text:s/></text:span><text:span text:style-name="T105">"</text:span><text:span text:style-name="T105">object</text:span><text:span text:style-name="T105">"</text:span><text:line-break/><text:span text:style-name="T103">typeof</text:span><text:s/><text:span text:style-name="T25">{name:</text:span><text:span text:style-name="T104">'</text:span><text:span text:style-name="T104">John</text:span><text:span text:style-name="T104">'</text:span><text:span text:style-name="T25">, age:</text:span><text:span text:style-name="T106">34</text:span><text:span text:style-name="T25">} </text:span><text:span text:style-name="T106"><text:s/></text:span><text:span text:style-name="T105">// Returns</text:span><text:span text:style-name="T105"><text:s/></text:span><text:span text:style-name="T105">"</text:span><text:span text:style-name="T105">object</text:span><text:span text:style-name="T105">"</text:span><text:line-break/><text:span text:style-name="T103">typeof</text:span><text:s/><text:span text:style-name="T103">new</text:span><text:s/><text:span text:style-name="T25">Date()            </text:span><text:s/><text:span text:style-name="T105">// Returns</text:span><text:span text:style-name="T105"><text:s/></text:span><text:span text:style-name="T105">"</text:span><text:span text:style-name="T105">object</text:span><text:span text:style-name="T105">"</text:span><text:line-break/><text:span text:style-name="T103">typeof</text:span><text:s/><text:span text:style-name="T103">function</text:span><text:s/><text:span text:style-name="T25">() {}        </text:span><text:s/><text:span text:style-name="T105">// Returns</text:span><text:span text:style-name="T105"><text:s/></text:span><text:span text:style-name="T105">"</text:span><text:span text:style-name="T105">function</text:span><text:span text:style-name="T105">"</text:span><text:line-break/><text:span text:style-name="T103">typeof</text:span><text:s/><text:span text:style-name="T25">myCar                 </text:span><text:s/><text:span text:style-name="T105">// Returns</text:span><text:span text:style-name="T105"><text:s/></text:span><text:span text:style-name="T105">"</text:span><text:span text:style-name="T105">undefined</text:span><text:span text:style-name="T105">"</text:span><text:span text:style-name="T105"><text:s/></text:span><text:span text:style-name="T105">*</text:span><text:line-break/><text:span text:style-name="T103">typeof</text:span><text:s/><text:span text:style-name="T103">null</text:span><text:span text:style-name="T25">                  </text:span><text:s/><text:span text:style-name="T105">// Returns</text:span><text:span text:style-name="T105"><text:s/></text:span><text:span text:style-name="T105">"</text:span><text:span text:style-name="T105">object</text:span><text:span text:style-name="T105">"</text:span><text:span text:style-name="T105"><text:s/></text:span></text:p>
        <text:p text:style-name="P9"><text:span text:style-name="T0">Please observe:</text:span></text:p>
        <text:list xml:id="lst_L11_1" text:style-name="L11">
          <text:list-item>
            <text:p text:style-name="P93"><text:span text:style-name="T0">The data type of NaN is number</text:span><text:s/></text:p>
          </text:list-item>
          <text:list-item>
            <text:p text:style-name="P93"><text:span text:style-name="T0">The data type of an array is object</text:span><text:s/></text:p>
          </text:list-item>
          <text:list-item>
            <text:p text:style-name="P93"><text:span text:style-name="T0">The data type of a date is object</text:span><text:s/></text:p>
          </text:list-item>
          <text:list-item>
            <text:p text:style-name="P93"><text:span text:style-name="T0">The data type of null is object</text:span><text:s/></text:p>
          </text:list-item>
          <text:list-item>
            <text:p text:style-name="P93"><text:span text:style-name="T0">The data type of an undefined variable is</text:span><text:s/><text:span text:style-name="T21">undefined</text:span><text:span text:style-name="T83"><text:s/></text:span><text:span text:style-name="T83">*</text:span><text:span text:style-name="T83"><text:s/></text:span></text:p>
          </text:list-item>
          <text:list-item>
            <text:p text:style-name="P94"><text:span text:style-name="T0">The data type of a variable that has not been assigned a value is also</text:span><text:s/><text:span text:style-name="T21">undefined</text:span><text:span text:style-name="T83"><text:s/></text:span><text:span text:style-name="T83">*</text:span><text:span text:style-name="T83"><text:s/></text:span></text:p>
          </text:list-item>
        </text:list>
        <text:p text:style-name="P9"><text:span text:style-name="T0">You cannot use</text:span><text:s/><text:span text:style-name="T19">typeof</text:span><text:span text:style-name="T73"><text:s/></text:span><text:span text:style-name="T73">to determine if a JavaScript object is an array (or a date).</text:span></text:p>
        <text:p text:style-name="P9"/>
        <text:p text:style-name="P9"/>
        <text:list xml:id="lst_Outline_43" text:continue-numbering="true" text:continue-list="lst_Outline_42" text:style-name="Outline">
          <text:list-item>
            <text:h text:outline-level="1" text:style-name="P22"><text:span text:style-name="T9">Loops</text:span></text:h>
            <text:list>
              <text:list-item>
                <text:h text:outline-level="2" text:style-name="P17"><text:span text:style-name="T7">The For/In Loop</text:span></text:h>
              </text:list-item>
            </text:list>
          </text:list-item>
        </text:list>
        <text:p text:style-name="P9"><text:span text:style-name="T0">The JavaScript</text:span><text:s/><text:span text:style-name="T19">for/in</text:span><text:span text:style-name="T73"><text:s/></text:span><text:span text:style-name="T73">statement loops through the properties of an object:</text:span></text:p>
        <text:list xml:id="lst_Outline_44" text:continue-numbering="true" text:continue-list="lst_Outline_43" text:style-name="Outline">
          <text:list-item>
            <text:list>
              <text:list-item>
                <text:h text:outline-level="2" text:style-name="P17"><text:span text:style-name="T7">The For/Of Loop</text:span></text:h>
              </text:list-item>
            </text:list>
          </text:list-item>
        </text:list>
        <text:p text:style-name="P9"><text:span text:style-name="T0">The JavaScript</text:span><text:s/><text:span text:style-name="T19">for/of</text:span><text:span text:style-name="T73"><text:s/></text:span><text:span text:style-name="T73">statement loops through the values of an iterable objects</text:span></text:p>
        <text:p text:style-name="P9"><text:span text:style-name="T19">for/of</text:span><text:span text:style-name="T73"><text:s/></text:span><text:span text:style-name="T73">lets you loop over data structures that are iterable such as Arrays, Strings, Maps, NodeLists, and more.</text:span></text:p>
        <text:p text:style-name="P9"><text:span text:style-name="T0">The</text:span><text:s/><text:span text:style-name="T19">for/of</text:span><text:span text:style-name="T73"><text:s/></text:span><text:span text:style-name="T73">loop has the following syntax:</text:span></text:p>
        <text:p text:style-name="P9"/>
        <text:p text:style-name="P9"/>
        <text:list xml:id="lst_Outline_45" text:continue-numbering="true" text:continue-list="lst_Outline_44" text:style-name="Outline">
          <text:list-item>
            <text:h text:outline-level="1" text:style-name="P22"><text:span text:style-name="T9">this - https://gist.github.com/zcaceres/2a4ac91f9f42ec0ef9cd0d18e4e71262</text:span></text:h>
            <text:list>
              <text:list-item>
                <text:h text:outline-level="2" text:style-name="P17"><text:span text:style-name="T7">Implcit binding</text:span></text:h>
              </text:list-item>
            </text:list>
          </text:list-item>
        </text:list>
        <text:p text:style-name="P9"><text:span text:style-name="T0">Implicit binding occurs when dot notation is used to invoke a function.</text:span></text:p>
        <text:p text:style-name="P9"><text:span text:style-name="T0">For example:</text:span></text:p>
        <text:p text:style-name="P24"><text:span text:style-name="T78"><text:s/></text:span><text:span text:style-name="T78">var MyObject = function (){</text:span></text:p>
        <text:p text:style-name="P24"><text:span text:style-name="T78"><text:s/></text:span><text:span text:style-name="T78"><text:s/></text:span><text:span text:style-name="T78"><text:s/></text:span><text:span text:style-name="T78">this.name =</text:span><text:span text:style-name="T78"><text:s/></text:span><text:span text:style-name="T78">'</text:span><text:span text:style-name="T78">MyObjectName</text:span><text:span text:style-name="T78">'</text:span><text:span text:style-name="T78">;</text:span></text:p>
        <text:p text:style-name="P24"><text:span text:style-name="T78"><text:s/></text:span><text:span text:style-name="T78"><text:s/></text:span><text:span text:style-name="T78"><text:s/></text:span><text:span text:style-name="T78">this.myProperty =</text:span><text:span text:style-name="T78"><text:s/></text:span><text:span text:style-name="T78">'</text:span><text:span text:style-name="T78">property</text:span><text:span text:style-name="T78">'</text:span><text:span text:style-name="T78">;</text:span></text:p>
        <text:p text:style-name="P24"><text:span text:style-name="T78"><text:s/></text:span><text:span text:style-name="T78">};</text:span></text:p>
        <text:p text:style-name="P24"/>
        <text:p text:style-name="P24"><text:span text:style-name="T78"><text:s/></text:span><text:span text:style-name="T78">MyObject.prototype.doStuff = function (action) {</text:span></text:p>
        <text:p text:style-name="P24"><text:span text:style-name="T78"><text:s/></text:span><text:span text:style-name="T78"><text:s/></text:span><text:span text:style-name="T78"><text:s/></text:span><text:span text:style-name="T78">console.log(this.name +</text:span><text:span text:style-name="T78"><text:s/></text:span><text:span text:style-name="T78">'</text:span><text:span text:style-name="T78"><text:s/></text:span><text:span text:style-name="T78">is</text:span><text:span text:style-name="T78"><text:s/></text:span><text:span text:style-name="T78">'</text:span><text:span text:style-name="T78"><text:s/></text:span><text:span text:style-name="T78">+ action +</text:span><text:span text:style-name="T78"><text:s/></text:span><text:span text:style-name="T78">'</text:span><text:span text:style-name="T78">!</text:span><text:span text:style-name="T78">'</text:span><text:span text:style-name="T78">);</text:span></text:p>
        <text:p text:style-name="P24"><text:span text:style-name="T78"><text:s/></text:span><text:span text:style-name="T78">}</text:span></text:p>
        <text:p text:style-name="P24"/>
        <text:p text:style-name="P24"><text:span text:style-name="T78"><text:s/></text:span><text:span text:style-name="T78">var obj = new MyObject();</text:span></text:p>
        <text:p text:style-name="P24"/>
        <text:p text:style-name="P45"><text:span text:style-name="T78"><text:s/></text:span><text:span text:style-name="T78">obj.doStuff(</text:span><text:span text:style-name="T78">'</text:span><text:span text:style-name="T78">awesome</text:span><text:span text:style-name="T78">'</text:span><text:span text:style-name="T78">); // prints</text:span><text:span text:style-name="T78"><text:s/></text:span><text:span text:style-name="T78">'</text:span><text:span text:style-name="T78">MyObjectName is awesome!</text:span><text:span text:style-name="T78">'</text:span></text:p>
        <text:p text:style-name="P9"><text:span text:style-name="T0">In implicit binding,</text:span><text:s/><text:span text:style-name="T21">whatever is to the left of the dot</text:span><text:span text:style-name="T83"><text:s/></text:span><text:span text:style-name="T83">becomes the context for</text:span><text:span text:style-name="T83"><text:s/></text:span><text:span text:style-name="T111">this</text:span><text:span text:style-name="T108"><text:s/></text:span><text:span text:style-name="T108">in the function.</text:span></text:p>
        <text:p text:style-name="P9"/>
        <text:list xml:id="lst_Outline_46" text:continue-numbering="true" text:continue-list="lst_Outline_45" text:style-name="Outline">
          <text:list-item>
            <text:list>
              <text:list-item>
                <text:h text:outline-level="2" text:style-name="P17"><text:span text:style-name="T7">explicit binding</text:span></text:h>
              </text:list-item>
            </text:list>
          </text:list-item>
        </text:list>
        <text:p text:style-name="P9"><text:span text:style-name="T0">For .call() we pass in the</text:span><text:s/><text:span text:style-name="T19">this</text:span><text:span text:style-name="T73"><text:s/></text:span><text:span text:style-name="T73">we</text:span><text:span text:style-name="T73">'</text:span><text:span text:style-name="T73">d like to use, along with parameters.</text:span></text:p>
        <text:p text:style-name="P9"><text:span text:style-name="T19">myFunc.call(thisContext, param1, param2, ... );</text:span></text:p>
        <text:p text:style-name="P9"><text:span text:style-name="T0">For example, using the object declared above...</text:span></text:p>
        <text:p text:style-name="P24"><text:span text:style-name="T78"><text:s/></text:span><text:span text:style-name="T78"><text:s/></text:span><text:span text:style-name="T78">var runner = { name:</text:span><text:span text:style-name="T78"><text:s/></text:span><text:span text:style-name="T78">'</text:span><text:span text:style-name="T78">John</text:span><text:span text:style-name="T78">'</text:span><text:span text:style-name="T78">, myFavoriteActivity:</text:span><text:span text:style-name="T78"><text:s/></text:span><text:span text:style-name="T78">'</text:span><text:span text:style-name="T78">running</text:span><text:span text:style-name="T78">'</text:span><text:span text:style-name="T78"><text:s/></text:span><text:span text:style-name="T78">};</text:span></text:p>
        <text:p text:style-name="P45"><text:span text:style-name="T78"><text:s/></text:span><text:span text:style-name="T78"><text:s/></text:span><text:span text:style-name="T78">MyObject.prototype.doStuff.call(runner, runner.myFavoriteActivity); // prints</text:span><text:span text:style-name="T78"><text:s/></text:span><text:span text:style-name="T78">'</text:span><text:span text:style-name="T78">John is running!</text:span><text:span text:style-name="T78">'</text:span><text:span text:style-name="T78">;</text:span></text:p>
        <text:p text:style-name="P9"><text:span text:style-name="T0">Since we have .call, we must ignore what appears before the dot in our function call. We are using MyObject's method and calling it on another</text:span><text:s/><text:span text:style-name="T19">this</text:span><text:span text:style-name="T73"><text:s/></text:span><text:span text:style-name="T73">context: runner.</text:span></text:p>
        <text:p text:style-name="P9"><text:span text:style-name="T0">.apply() is almost the same, except we must pass in an array of parameters after our</text:span><text:s/><text:span text:style-name="T19">this</text:span><text:span text:style-name="T73"><text:s/></text:span><text:span text:style-name="T73">context.</text:span></text:p>
        <text:p text:style-name="P9"><text:span text:style-name="T19">myFunc.apply(thisContext, [param1, param2, ...]);</text:span></text:p>
        <text:p text:style-name="P41"><text:span text:style-name="T0">Note: .call() can take a series of parameters as well, but they're just separated by commas.</text:span></text:p>
        <text:p text:style-name="P9"/>
        <text:list xml:id="lst_Outline_47" text:continue-numbering="true" text:continue-list="lst_Outline_46" text:style-name="Outline">
          <text:list-item>
            <text:list>
              <text:list-item>
                <text:h text:outline-level="2" text:style-name="P86"><text:span text:style-name="T7">default binding</text:span></text:h>
              </text:list-item>
            </text:list>
          </text:list-item>
        </text:list>
        <text:p text:style-name="P9"><text:span text:style-name="T0">Default binding refers to how</text:span><text:s/><text:span text:style-name="T19">this</text:span><text:span text:style-name="T73"><text:s/></text:span><text:span text:style-name="T73">is the global context whenever a function is invoked without any of these other rules. If</text:span><text:span text:style-name="T73"><text:s/></text:span><text:span text:style-name="T114">we aren</text:span><text:span text:style-name="T114">'</text:span><text:span text:style-name="T114">t using a dot</text:span><text:span text:style-name="T115"><text:s/></text:span><text:span text:style-name="T115">and</text:span><text:span text:style-name="T115"><text:s/></text:span><text:span text:style-name="T114">we aren</text:span><text:span text:style-name="T114">'</text:span><text:span text:style-name="T114">t using call(), apply(), or bind()</text:span><text:span text:style-name="T115">, our</text:span><text:span text:style-name="T115"><text:s/></text:span><text:span text:style-name="T111">this</text:span><text:span text:style-name="T108"><text:s/></text:span><text:span text:style-name="T108">will be our global object.</text:span></text:p>
        <text:p text:style-name="P9"><text:span text:style-name="T0">Your global context depends on where you're working. If you're in the browser,</text:span><text:s/><text:span text:style-name="T19">this</text:span><text:span text:style-name="T73"><text:s/></text:span><text:span text:style-name="T73">will be the</text:span><text:span text:style-name="T73"><text:s/></text:span><text:span text:style-name="T19">window</text:span><text:span text:style-name="T73">. When programming in</text:span><text:span text:style-name="T73"><text:s/></text:span><text:a xlink:type="simple" xlink:href="https://developer.mozilla.org/en-US/docs/Web/JavaScript/Reference/Strict_mode"><text:span text:style-name="T116">strict mode</text:span></text:a><text:span text:style-name="T73">, the global context is</text:span><text:span text:style-name="T73"><text:s/></text:span><text:span text:style-name="T19">undefined</text:span><text:span text:style-name="T73">.</text:span></text:p>
        <text:p text:style-name="P9"><text:span text:style-name="T0">For example while in Chrome: function printMe = function () { console.log(this); } printMe() // prints your 'Window Object' if in the browser!</text:span></text:p>
        <text:p text:style-name="P9"/>
        <text:list xml:id="lst_Outline_48" text:continue-numbering="true" text:continue-list="lst_Outline_47" text:style-name="Outline">
          <text:list-item>
            <text:list>
              <text:list-item>
                <text:h text:outline-level="2" text:style-name="P17"><text:span text:style-name="T7">new binding</text:span></text:h>
              </text:list-item>
              <text:list-item>
                <text:h text:outline-level="2" text:style-name="P17"><text:span text:style-name="T7">lexical binding</text:span></text:h>
              </text:list-item>
            </text:list>
          </text:list-item>
        </text:list>
        <text:p text:style-name="P9"><text:span text:style-name="T0">Lets try the shortest possible definition:</text:span></text:p>
        <text:p text:style-name="P9"><text:span text:style-name="T21">Lexical Scoping</text:span><text:span text:style-name="T83"><text:s/></text:span><text:span text:style-name="T83">defines how variable names are resolved in nested functions:</text:span><text:span text:style-name="T83"><text:s/></text:span><text:span text:style-name="T117">inner functions contain the scope of parent functions even if the parent function has returned</text:span><text:span text:style-name="T83">.</text:span></text:p>
        <text:p text:style-name="P9"><text:span text:style-name="T0">That is all there is to it!</text:span></text:p>
        <text:p text:style-name="P9"/>
        <text:list xml:id="lst_Outline_49" text:continue-numbering="true" text:continue-list="lst_Outline_48" text:style-name="Outline">
          <text:list-item>
            <text:list>
              <text:list-item>
                <text:h text:outline-level="2" text:style-name="P17"/>
                <text:list>
                  <text:list-item>
                    <text:list>
                      <text:list-item>
                        <text:h text:outline-level="4" text:style-name="P37"><text:bookmark text:name="user-content-eyeballing-this"/><text:span text:style-name="T13">Eyeballing</text:span><text:s/><text:span text:style-name="T118">This</text:span></text:h>
                      </text:list-item>
                    </text:list>
                  </text:list-item>
                </text:list>
              </text:list-item>
            </text:list>
          </text:list-item>
        </text:list>
        <text:p text:style-name="P9"><text:span text:style-name="T0">You'll notice that none of these rules require too much work.</text:span></text:p>
        <text:list xml:id="lst_L12_1" text:style-name="L12">
          <text:list-item>
            <text:p text:style-name="P95"><text:span text:style-name="T0">Is there a dot? Look to the left. That's</text:span><text:s/><text:span text:style-name="T19">this</text:span><text:span text:style-name="T73">.</text:span><text:span text:style-name="T73"><text:s/></text:span></text:p>
          </text:list-item>
          <text:list-item>
            <text:p text:style-name="P95"><text:span text:style-name="T0">Do you see .call() or .apply()? What's passed in before the first comma? Thats</text:span><text:s/><text:span text:style-name="T19">this</text:span><text:span text:style-name="T73">.</text:span><text:span text:style-name="T73"><text:s/></text:span></text:p>
          </text:list-item>
          <text:list-item>
            <text:p text:style-name="P96"><text:span text:style-name="T0">Does the function stand alone when it's invoked? Then what's your global context? That's</text:span><text:s/><text:span text:style-name="T19">this</text:span><text:span text:style-name="T73">.</text:span><text:span text:style-name="T73"><text:s/></text:span></text:p>
          </text:list-item>
        </text:list>
        <text:p text:style-name="P9"><text:span text:style-name="T0">These three rules-of-thumb point to the most important rule of all:</text:span><text:s/><text:span text:style-name="T19">this</text:span><text:span text:style-name="T73"><text:s/></text:span><text:span text:style-name="T73">refers to a function</text:span><text:span text:style-name="T73">'</text:span><text:span text:style-name="T73">s</text:span><text:span text:style-name="T73"><text:s/></text:span><text:span text:style-name="T114">callsite</text:span><text:span text:style-name="T115"><text:s/></text:span><text:span text:style-name="T115">(where it is invoked).</text:span></text:p>
        <text:list xml:id="lst_Outline_50" text:continue-numbering="true" text:continue-list="lst_Outline_49" text:style-name="Outline">
          <text:list-item>
            <text:list>
              <text:list-item>
                <text:list>
                  <text:list-item>
                    <text:list>
                      <text:list-item>
                        <text:h text:outline-level="4" text:style-name="P37"><text:bookmark text:name="user-content-bind--the-exception"/><text:span text:style-name="T13">.bind() – The Exception</text:span></text:h>
                      </text:list-item>
                    </text:list>
                  </text:list-item>
                </text:list>
              </text:list-item>
            </text:list>
          </text:list-item>
        </text:list>
        <text:p text:style-name="P9"><text:span text:style-name="T0">Unfortunately, .bind() complicates matters a bit.</text:span></text:p>
        <text:p text:style-name="P9"><text:span text:style-name="T0">When called on a function, .bind() sets a</text:span><text:s/><text:span text:style-name="T19">this</text:span><text:span text:style-name="T73"><text:s/></text:span><text:span text:style-name="T73">context and returns a</text:span><text:span text:style-name="T73"><text:s/></text:span><text:span text:style-name="T119">new function</text:span><text:span text:style-name="T120"><text:s/></text:span><text:span text:style-name="T120">of the same name with a bound</text:span><text:span text:style-name="T120"><text:s/></text:span><text:span text:style-name="T111">this</text:span><text:span text:style-name="T108"><text:s/></text:span><text:span text:style-name="T108">context.</text:span></text:p>
        <text:p text:style-name="P9"><text:span text:style-name="T0">For example:</text:span></text:p>
        <text:p text:style-name="P24"><text:span text:style-name="T78"><text:s/></text:span><text:span text:style-name="T78"><text:s/></text:span><text:span text:style-name="T78">var sayMyName = function () {</text:span></text:p>
        <text:p text:style-name="P24"><text:span text:style-name="T78"><text:s/></text:span><text:span text:style-name="T78"><text:s/></text:span><text:span text:style-name="T78"><text:s/></text:span><text:span text:style-name="T78"><text:s/></text:span><text:span text:style-name="T78">console.log(</text:span><text:span text:style-name="T78">'</text:span><text:span text:style-name="T78">My name is</text:span><text:span text:style-name="T78"><text:s/></text:span><text:span text:style-name="T78">'</text:span><text:span text:style-name="T78"><text:s/></text:span><text:span text:style-name="T78">+ this.name);</text:span></text:p>
        <text:p text:style-name="P24"><text:span text:style-name="T78"><text:s/></text:span><text:span text:style-name="T78"><text:s/></text:span><text:span text:style-name="T78">};</text:span></text:p>
        <text:p text:style-name="P24"/>
        <text:p text:style-name="P24"><text:span text:style-name="T78"><text:s/></text:span><text:span text:style-name="T78"><text:s/></text:span><text:span text:style-name="T78">var jake = {</text:span></text:p>
        <text:p text:style-name="P24"><text:span text:style-name="T78"><text:s/></text:span><text:span text:style-name="T78"><text:s/></text:span><text:span text:style-name="T78"><text:s/></text:span><text:span text:style-name="T78"><text:s/></text:span><text:span text:style-name="T78">name:</text:span><text:span text:style-name="T78"><text:s/></text:span><text:span text:style-name="T78">'</text:span><text:span text:style-name="T78">Jake</text:span><text:span text:style-name="T78">'</text:span></text:p>
        <text:p text:style-name="P24"><text:span text:style-name="T78"><text:s/></text:span><text:span text:style-name="T78"><text:s/></text:span><text:span text:style-name="T78">}</text:span></text:p>
        <text:p text:style-name="P24"/>
        <text:p text:style-name="P24"><text:span text:style-name="T78"><text:s/></text:span><text:span text:style-name="T78"><text:s/></text:span><text:span text:style-name="T78">var sayMyName = sayMyName.bind(jake);</text:span></text:p>
        <text:p text:style-name="P45"><text:span text:style-name="T78"><text:s/></text:span><text:span text:style-name="T78"><text:s/></text:span><text:span text:style-name="T78">sayMyName(); //</text:span><text:span text:style-name="T78"><text:s/></text:span><text:span text:style-name="T78">'</text:span><text:span text:style-name="T78">My name is Jake</text:span><text:span text:style-name="T78">'</text:span></text:p>
        <text:p text:style-name="P9"><text:span text:style-name="T0">Now, each time we invoke sayMyName, we will get the context of 'jake', because</text:span><text:s/><text:span text:style-name="T19">this</text:span><text:span text:style-name="T73"><text:s/></text:span><text:span text:style-name="T73">has been bound to it.</text:span></text:p>
        <text:p text:style-name="P9"><text:span text:style-name="T0">Since bind creates a persistent</text:span><text:s/><text:span text:style-name="T19">this</text:span><text:span text:style-name="T73"><text:s/></text:span><text:span text:style-name="T73">context, we can</text:span><text:span text:style-name="T73">'</text:span><text:span text:style-name="T73">t eyeball it. We have to go back and find where</text:span><text:span text:style-name="T73"><text:s/></text:span><text:span text:style-name="T19">this</text:span><text:span text:style-name="T73"><text:s/></text:span><text:span text:style-name="T73">is bound.</text:span></text:p>
        <text:p text:style-name="P97"><text:span text:style-name="T8">** Callbacks and</text:span><text:s/><text:span text:style-name="T122">this</text:span><text:span text:style-name="T123"><text:s/></text:span><text:span text:style-name="T123">**</text:span></text:p>
        <text:p text:style-name="P9"><text:span text:style-name="T0">Callbacks seem to introduce another layer of confusion to</text:span><text:s/><text:span text:style-name="T19">this</text:span><text:span text:style-name="T73">, but they don</text:span><text:span text:style-name="T73">'</text:span><text:span text:style-name="T73">t need to.</text:span></text:p>
        <text:p text:style-name="P24"><text:span text:style-name="T78"><text:s/></text:span><text:span text:style-name="T78"><text:s/></text:span><text:span text:style-name="T78">var MyObject = function (){</text:span></text:p>
        <text:p text:style-name="P24"><text:span text:style-name="T78"><text:s/></text:span><text:span text:style-name="T78"><text:s/></text:span><text:span text:style-name="T78"><text:s/></text:span><text:span text:style-name="T78"><text:s/></text:span><text:span text:style-name="T78">this.name =</text:span><text:span text:style-name="T78"><text:s/></text:span><text:span text:style-name="T78">'</text:span><text:span text:style-name="T78">MyObjectName</text:span><text:span text:style-name="T78">'</text:span><text:span text:style-name="T78">;</text:span></text:p>
        <text:p text:style-name="P24"><text:span text:style-name="T78"><text:s/></text:span><text:span text:style-name="T78"><text:s/></text:span><text:span text:style-name="T78"><text:s/></text:span><text:span text:style-name="T78"><text:s/></text:span><text:span text:style-name="T78">this.myProperty =</text:span><text:span text:style-name="T78"><text:s/></text:span><text:span text:style-name="T78">'</text:span><text:span text:style-name="T78">property</text:span><text:span text:style-name="T78">'</text:span><text:span text:style-name="T78">;</text:span></text:p>
        <text:p text:style-name="P24"><text:span text:style-name="T78"><text:s/></text:span><text:span text:style-name="T78"><text:s/></text:span><text:span text:style-name="T78">};</text:span></text:p>
        <text:p text:style-name="P24"/>
        <text:p text:style-name="P24"><text:span text:style-name="T78"><text:s/></text:span><text:span text:style-name="T78"><text:s/></text:span><text:span text:style-name="T78">MyObject.prototype.doStuff = function (action) {</text:span></text:p>
        <text:p text:style-name="P24"><text:span text:style-name="T78"><text:s/></text:span><text:span text:style-name="T78"><text:s/></text:span><text:span text:style-name="T78"><text:s/></text:span><text:span text:style-name="T78"><text:s/></text:span><text:span text:style-name="T78">console.log(this.name +</text:span><text:span text:style-name="T78"><text:s/></text:span><text:span text:style-name="T78">'</text:span><text:span text:style-name="T78"><text:s/></text:span><text:span text:style-name="T78">is</text:span><text:span text:style-name="T78"><text:s/></text:span><text:span text:style-name="T78">'</text:span><text:span text:style-name="T78"><text:s/></text:span><text:span text:style-name="T78">+ action +</text:span><text:span text:style-name="T78"><text:s/></text:span><text:span text:style-name="T78">'</text:span><text:span text:style-name="T78">!</text:span><text:span text:style-name="T78">'</text:span><text:span text:style-name="T78">);</text:span></text:p>
        <text:p text:style-name="P24"><text:span text:style-name="T78"><text:s/></text:span><text:span text:style-name="T78"><text:s/></text:span><text:span text:style-name="T78">}</text:span></text:p>
        <text:p text:style-name="P24"/>
        <text:p text:style-name="P24"><text:span text:style-name="T78"><text:s/></text:span><text:span text:style-name="T78"><text:s/></text:span><text:span text:style-name="T78">var obj = new MyObject();</text:span></text:p>
        <text:p text:style-name="P24"/>
        <text:p text:style-name="P24"><text:span text:style-name="T78"><text:s/></text:span><text:span text:style-name="T78"><text:s/></text:span><text:span text:style-name="T78">setTimeout(obj.doStuff, 1000,</text:span><text:span text:style-name="T78"><text:s/></text:span><text:span text:style-name="T78">'</text:span><text:span text:style-name="T78">awesome</text:span><text:span text:style-name="T78">'</text:span><text:span text:style-name="T78">);</text:span><text:span text:style-name="T78"><text:s/></text:span></text:p>
        <text:p text:style-name="P45"><text:span text:style-name="T78"><text:s/></text:span><text:span text:style-name="T78"><text:s/></text:span><text:span text:style-name="T78"><text:s/></text:span><text:span text:style-name="T78"><text:s/></text:span><text:span text:style-name="T78"><text:s/></text:span><text:span text:style-name="T78"><text:s/></text:span><text:span text:style-name="T78"><text:s/></text:span><text:span text:style-name="T78"><text:s/></text:span><text:span text:style-name="T78"><text:s/></text:span><text:span text:style-name="T78"><text:s/></text:span><text:span text:style-name="T78"><text:s/></text:span><text:span text:style-name="T78"><text:s/></text:span><text:span text:style-name="T78"><text:s/></text:span><text:span text:style-name="T78"><text:s/></text:span><text:span text:style-name="T78"><text:s/></text:span><text:span text:style-name="T78"><text:s/></text:span><text:span text:style-name="T78"><text:s/></text:span><text:span text:style-name="T78"><text:s/></text:span><text:span text:style-name="T78"><text:s/></text:span><text:span text:style-name="T78">^ Here</text:span><text:span text:style-name="T78">'</text:span><text:span text:style-name="T78">s our callback!</text:span></text:p>
        <text:p text:style-name="P9"><text:span text:style-name="T0">If we run the above example, we'll see that this.name isn't defined. We only get</text:span><text:s/><text:span text:style-name="T19">'</text:span><text:span text:style-name="T19"><text:s/></text:span><text:span text:style-name="T19">is awesome!</text:span><text:span text:style-name="T19">'</text:span><text:span text:style-name="T73"><text:s/></text:span><text:span text:style-name="T73">in our console.</text:span></text:p>
        <text:p text:style-name="P9"><text:span text:style-name="T0">Why? obj.doStuff has a dot! Isn't it implicitly bound?</text:span></text:p>
        <text:p text:style-name="P9"><text:span text:style-name="T0">When obj.doStuff is passed as the callback to setTimeout,</text:span><text:s/><text:span text:style-name="T20">we don</text:span><text:span text:style-name="T20">'</text:span><text:span text:style-name="T20">t invoke it</text:span><text:span text:style-name="T95">. So even though a function with a dot suggests implicit binding, this is not the function</text:span><text:span text:style-name="T95">'</text:span><text:span text:style-name="T95">s</text:span><text:span text:style-name="T95"><text:s/></text:span><text:span text:style-name="T20">callsite</text:span><text:span text:style-name="T95">.</text:span></text:p>
        <text:p text:style-name="P9"><text:span text:style-name="T0">Instead, the callsite will be in setTimeout, when obj.doStuff is invoked after the delay. In this different context, this has no .name property.</text:span></text:p>
        <text:p text:style-name="P9"><text:span text:style-name="T0">We can fix our function by using .bind(), which we discussed above.</text:span></text:p>
        <text:p text:style-name="P24"><text:span text:style-name="T78">var MyObject = function (){</text:span></text:p>
        <text:p text:style-name="P24"><text:span text:style-name="T78"><text:s/></text:span><text:span text:style-name="T78"><text:s/></text:span><text:span text:style-name="T78">this.name =</text:span><text:span text:style-name="T78"><text:s/></text:span><text:span text:style-name="T78">'</text:span><text:span text:style-name="T78">MyObjectName</text:span><text:span text:style-name="T78">'</text:span><text:span text:style-name="T78">;</text:span></text:p>
        <text:p text:style-name="P24"><text:span text:style-name="T78"><text:s/></text:span><text:span text:style-name="T78"><text:s/></text:span><text:span text:style-name="T78">this.myProperty =</text:span><text:span text:style-name="T78"><text:s/></text:span><text:span text:style-name="T78">'</text:span><text:span text:style-name="T78">property</text:span><text:span text:style-name="T78">'</text:span><text:span text:style-name="T78">;</text:span></text:p>
        <text:p text:style-name="P24"><text:span text:style-name="T78">};</text:span></text:p>
        <text:p text:style-name="P24"/>
        <text:p text:style-name="P24"><text:span text:style-name="T78">MyObject.prototype.doStuff = function (action) {</text:span></text:p>
        <text:p text:style-name="P24"><text:span text:style-name="T78"><text:s/></text:span><text:span text:style-name="T78"><text:s/></text:span><text:span text:style-name="T78">console.log(this.name +</text:span><text:span text:style-name="T78"><text:s/></text:span><text:span text:style-name="T78">'</text:span><text:span text:style-name="T78"><text:s/></text:span><text:span text:style-name="T78">is</text:span><text:span text:style-name="T78"><text:s/></text:span><text:span text:style-name="T78">'</text:span><text:span text:style-name="T78"><text:s/></text:span><text:span text:style-name="T78">+ action +</text:span><text:span text:style-name="T78"><text:s/></text:span><text:span text:style-name="T78">'</text:span><text:span text:style-name="T78">!</text:span><text:span text:style-name="T78">'</text:span><text:span text:style-name="T78">);</text:span></text:p>
        <text:p text:style-name="P24"><text:span text:style-name="T78">}</text:span></text:p>
        <text:p text:style-name="P24"/>
        <text:p text:style-name="P24"><text:span text:style-name="T78">var obj = new MyObject();</text:span></text:p>
        <text:p text:style-name="P24"/>
        <text:p text:style-name="P45"><text:span text:style-name="T78">setTimeout(obj.doStuff.bind(obj), 1000,</text:span><text:span text:style-name="T78"><text:s/></text:span><text:span text:style-name="T78">'</text:span><text:span text:style-name="T78">awesome</text:span><text:span text:style-name="T78">'</text:span><text:span text:style-name="T78">); // prints</text:span><text:span text:style-name="T78"><text:s/></text:span><text:span text:style-name="T78">'</text:span><text:span text:style-name="T78">MyObjectName is awesome!</text:span><text:span text:style-name="T78">'</text:span><text:span text:style-name="T78"><text:s/></text:span><text:span text:style-name="T78">after a 1 second delay.</text:span></text:p>
        <text:p text:style-name="P9"><text:span text:style-name="T0">In this case, we are binding our callback to the</text:span><text:s/><text:span text:style-name="T19">this</text:span><text:span text:style-name="T73"><text:s/></text:span><text:span text:style-name="T73">context of MyObject. When the callback is invoked later, we have carried the proper</text:span><text:span text:style-name="T73"><text:s/></text:span><text:span text:style-name="T19">this</text:span><text:span text:style-name="T73"><text:s/></text:span><text:span text:style-name="T73">context with it.</text:span></text:p>
        <text:p text:style-name="P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textmaker="tm" office:version="1.0">
  <office:font-face-decls>
    <style:font-face style:name="OpenSymbol" svg:font-family="OpenSymbol" style:font-charset="x-symbol"/>
    <style:font-face style:name="Lohit Devanagari" svg:font-family="Lohit Devanagari"/>
    <style:font-face style:name="Liberation Mono" svg:font-family="Liberation Mono" style:font-family-generic="modern"/>
    <style:font-face style:name="Noto Sans Mono CJK SC" svg:font-family="Noto Sans Mono CJK SC" style:font-family-generic="modern"/>
    <style:font-face style:name="Liberation Serif" svg:font-family="Liberation Serif" style:font-family-generic="roman"/>
    <style:font-face style:name="Liberation Sans" svg:font-family="Liberation Sans" style:font-family-generic="swiss"/>
    <style:font-face style:name="Noto Sans CJK SC" svg:font-family="Noto Sans CJK SC"/>
    <style:font-face style:name="Noto Serif CJK SC" svg:font-family="Noto Serif CJK SC"/>
  </office:font-face-decls>
  <office:styles>
    <style:default-style style:family="paragraph">
      <style:paragraph-properties fo:text-align="start" style:tab-stop-distance="1.251cm" fo:widows="2" fo:orphans="2"/>
      <style:text-properties fo:hyphenate="fals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style:use-window-font-color="true" style:letter-kerning="true"/>
    </style:default-style>
    <style:default-style style:family="text">
      <style:text-properties style:font-name="Liberation Serif" fo:font-size="12pt" fo:language="en" fo:country="in" style:font-name-asian="Noto Serif CJK SC" style:font-size-asian="10.5pt" style:language-asian="zh" style:country-asian="cn" style:font-name-complex="Lohit Devanagari" style:font-size-complex="12pt" style:language-complex="hi" style:country-complex="in" style:use-window-font-color="true" style:letter-kerning="true"/>
    </style:default-style>
    <style:style style:name="Normal" style:display-name="Normal" style:family="paragraph">
      <style:paragraph-properties fo:margin-left="0.000cm" fo:margin-right="0.000cm" fo:text-indent="0.000cm" style:auto-text-indent="false" textmaker:pgf-auto-space-before="false" fo:margin-top="0.000cm" textmaker:pgf-auto-space-after="false" fo:margin-bottom="0.000cm" fo:line-height="100%" style:tab-stop-distance="1.251cm" fo:background-color="transparent" fo:padding-left="0.106cm" fo:padding-right="0.106cm" fo:padding-top="0.106cm" fo:padding-bottom="0.106cm" fo:border-left="none" fo:border-right="none" fo:border-top="none" fo:border-bottom="none" style:writing-mode="lr-tb" fo:text-align="start" fo:keep-with-next="none" fo:keep-together="none" fo:widows="2" fo:orphans="2" fo:break-before="auto" text:number-lines="false"/>
      <style:text-properties fo:hyphenate="false" fo:hyphenation-remain-char-count="2" fo:hyphenation-push-char-count="2" style:font-name="Liberation Serif" fo:font-size="12pt" fo:font-weight="normal" fo:font-style="normal" fo:language="en" fo:country="in" style:font-name-asian="Noto Serif CJK SC" style:font-size-asian="10.5pt" style:font-weight-asian="normal" style:font-style-asian="normal" style:language-asian="zh" style:country-asian="cn" style:font-name-complex="Lohit Devanagari"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Standard" style:display-name="Standard" style:family="paragraph" style:parent-style-name="Normal">
      <style:paragraph-properties style:tab-stop-distance="1.251cm" fo:widows="2" fo:orphans="2" text:number-lines="true"/>
      <style:text-properties fo:hyphenate="false" fo:hyphenation-remain-char-count="2" fo:hyphenation-push-char-count="2"/>
    </style:style>
    <style:style style:name="Heading" style:display-name="Heading" style:family="paragraph" style:parent-style-name="Standard" style:next-style-name="Text_20_body">
      <style:paragraph-properties fo:margin-top="0.423cm" fo:margin-bottom="0.212cm" fo:keep-with-next="always" text:number-lines="true"/>
      <style:text-properties style:font-name="Liberation Sans" fo:font-size="14pt" style:font-name-asian="Noto Sans CJK SC" style:font-size-asian="14pt" style:font-size-complex="14pt"/>
    </style:style>
    <style:style style:name="Heading_20_1" style:display-name="Heading 1" style:family="paragraph" style:parent-style-name="Heading" style:next-style-name="Text_20_body" style:default-outline-level="1" style:list-style-name="Outline">
      <style:paragraph-properties fo:margin-left="0.000cm" text:number-lines="true"/>
      <style:text-properties fo:font-size="18.2pt" fo:font-weight="bold" style:font-size-asian="18.2pt" style:font-weight-asian="bold" style:font-size-complex="18.2pt" style:font-weight-complex="bold"/>
    </style:style>
    <style:style style:name="Heading_20_2" style:display-name="Heading 2" style:family="paragraph" style:parent-style-name="Heading" style:next-style-name="Text_20_body" style:default-outline-level="2" style:list-style-name="Outline">
      <style:paragraph-properties fo:margin-left="0.000cm" fo:margin-top="0.353cm" text:number-lines="true"/>
      <style:text-properties style:font-name="Liberation Serif" fo:font-size="18pt" fo:font-weight="bold" style:font-name-asian="Noto Serif CJK SC"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Outline">
      <style:paragraph-properties fo:margin-left="0.000cm" fo:margin-top="0.247cm" text:number-lines="true"/>
      <style:text-properties fo:font-size="14.2pt" fo:font-weight="bold" style:font-size-asian="14.2pt" style:font-weight-asian="bold" style:font-size-complex="14.2pt" style:font-weight-complex="bold"/>
    </style:style>
    <style:style style:name="Text_20_body" style:display-name="Text body" style:family="paragraph" style:parent-style-name="Standard">
      <style:paragraph-properties fo:margin-bottom="0.247cm" fo:line-height="115%" text:number-lines="true"/>
    </style:style>
    <style:style style:name="List" style:display-name="List" style:family="paragraph" style:parent-style-name="Text_20_body">
      <style:paragraph-properties text:number-lines="true"/>
      <style:text-properties style:font-size-asian="12pt"/>
    </style:style>
    <style:style style:name="Caption" style:display-name="Caption" style:family="paragraph" style:parent-style-name="Standard">
      <style:paragraph-properties fo:margin-top="0.212cm" fo:margin-bottom="0.212cm" text:number-lines="true"/>
      <style:text-properties fo:font-style="italic" style:font-size-asian="12pt" style:font-style-asian="italic" style:font-style-complex="italic"/>
    </style:style>
    <style:style style:name="Index" style:display-name="Index" style:family="paragraph" style:parent-style-name="Standard">
      <style:paragraph-properties text:number-lines="true"/>
      <style:text-properties style:font-size-asian="12pt"/>
    </style:style>
    <style:style style:name="Table_20_Contents" style:display-name="Table Contents" style:family="paragraph" style:parent-style-name="Standard">
      <style:paragraph-properties text:number-lines="true"/>
    </style:style>
    <style:style style:name="Table_20_Heading" style:display-name="Table Heading" style:family="paragraph" style:parent-style-name="Table_20_Contents">
      <style:paragraph-properties fo:text-align="center" text:number-lines="true"/>
      <style:text-properties fo:font-weight="bold" style:font-weight-asian="bold" style:font-weight-complex="bold"/>
    </style:style>
    <style:style style:name="Preformatted_20_Text" style:display-name="Preformatted Text" style:family="paragraph" style:parent-style-name="Standard">
      <style:paragraph-properties text:number-lines="true"/>
      <style:text-properties style:font-name="Liberation Mono" fo:font-size="10pt" style:font-name-asian="Noto Sans Mono CJK SC" style:font-size-asian="10pt" style:font-name-complex="Liberation Mono" style:font-size-complex="10pt"/>
    </style:style>
    <style:style style:name="Index_20_Heading" style:display-name="Index Heading" style:family="paragraph" style:parent-style-name="Heading">
      <style:paragraph-properties text:number-lines="true"/>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paragraph-properties text:number-lines="true"/>
    </style:style>
    <style:style style:name="Contents_20_1" style:display-name="Contents 1" style:family="paragraph" style:parent-style-name="Index">
      <style:paragraph-properties style:tab-stop-distance="1.251cm" text:number-lines="true">
        <style:tab-stops>
          <style:tab-stop style:position="17.002cm" style:type="right" style:leader-style="dotted"/>
        </style:tab-stops>
      </style:paragraph-properties>
    </style:style>
    <style:style style:name="Contents_20_2" style:display-name="Contents 2" style:family="paragraph" style:parent-style-name="Index">
      <style:paragraph-properties fo:margin-left="0.499cm" style:tab-stop-distance="1.251cm" text:number-lines="true">
        <style:tab-stops>
          <style:tab-stop style:position="16.503cm" style:type="right" style:leader-style="dotted"/>
        </style:tab-stops>
      </style:paragraph-properties>
    </style:style>
    <style:style style:name="Contents_20_3" style:display-name="Contents 3" style:family="paragraph" style:parent-style-name="Index">
      <style:paragraph-properties fo:margin-left="0.998cm" style:tab-stop-distance="1.251cm" text:number-lines="true">
        <style:tab-stops>
          <style:tab-stop style:position="16.004cm" style:type="right" style:leader-style="dotted"/>
        </style:tab-stops>
      </style:paragraph-properties>
    </style:style>
    <style:style style:name="Heading_20_4" style:display-name="Heading 4" style:family="paragraph" style:parent-style-name="Heading" style:next-style-name="Text_20_body" style:default-outline-level="4" style:list-style-name="Outline">
      <style:paragraph-properties fo:margin-left="0.000cm" fo:margin-top="0.212cm" text:number-lines="true"/>
      <style:text-properties style:font-name="Liberation Serif" fo:font-size="12pt" fo:font-weight="bold" style:font-name-asian="Noto Serif CJK SC" style:font-size-asian="12pt" style:font-weight-asian="bold" style:font-size-complex="12pt" style:font-weight-complex="bold"/>
    </style:style>
    <style:style style:name="Horizontal_20_Line" style:display-name="Horizontal Line" style:family="paragraph" style:parent-style-name="Standard" style:next-style-name="Text_20_body">
      <style:paragraph-properties fo:margin-bottom="0.499cm" fo:background-color="transparent" fo:padding-left="0.000cm" fo:padding-right="0.000cm" fo:padding-top="0.000cm" fo:padding-bottom="0.000cm" style:border-line-width-bottom="0.002cm 0.004cm 0.002cm" fo:border-left="none" fo:border-right="none" fo:border-top="none" fo:border-bottom="0.007cm double #808080" text:number-lines="true"/>
      <style:text-properties fo:font-size="6pt" style:font-size-asian="6pt" style:font-size-complex="6pt"/>
    </style:style>
    <style:style style:name="Quotations" style:display-name="Quotations" style:family="paragraph" style:parent-style-name="Standard">
      <style:paragraph-properties fo:margin-left="1.000cm" fo:margin-right="1.000cm" fo:margin-bottom="0.499cm" text:number-lines="true"/>
    </style:style>
    <style:style style:name="Normal" style:display-name="Normal" style:family="text">
      <style:text-properties style:font-name="Liberation Serif" fo:font-size="12pt" fo:language="en" fo:country="in" style:font-name-asian="Noto Serif CJK SC" style:font-size-asian="10.5pt" style:language-asian="zh" style:country-asian="cn" style:font-name-complex="Lohit Devanagari" style:font-size-complex="12pt" style:language-complex="hi" style:country-complex="in" style:use-window-font-color="true" style:letter-kerning="tru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language="none" fo:country="none" style:language-asian="none" style:country-asian="none" style:language-complex="none" style:country-complex="none" fo:color="#000080" style:text-underline-style="solid" style:text-underline-mode="continuous" style:text-underline-width="auto" style:text-underline-color="font-color"/>
    </style:style>
    <style:style style:name="Index_20_Link" style:display-name="Index Link" style:family="text"/>
    <style:style style:name="Source_20_Text" style:display-name="Source Text" style:family="text">
      <style:text-properties style:font-name="Liberation Mono" style:font-name-asian="Noto Sans Mono CJK SC" style:font-name-complex="Liberation Mono"/>
    </style:style>
    <style:style style:name="Emphasis" style:display-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1" style:family="text">
      <style:text-properties style:font-name="OpenSymbol" style:font-name-asian="OpenSymbol" style:font-name-complex="OpenSymbol"/>
    </style:style>
    <style:style style:name="D2" style:family="text">
      <style:text-properties/>
    </style:style>
    <text:list-style style:name="Outline" style:display-name="Outline">
      <text:list-level-style-number text:level="1" style:num-format="" text:start-value="1" style:num-prefix="">
        <style:list-level-properties text:list-level-position-and-space-mode="label-alignment">
          <style:list-level-label-alignment fo:margin-left="0.000cm" fo:text-indent="0.000cm" text:label-followed-by="listtab"/>
        </style:list-level-properties>
      </text:list-level-style-number>
      <text:list-level-style-number text:level="2" style:num-format="" text:start-value="1">
        <style:list-level-properties text:list-level-position-and-space-mode="label-alignment">
          <style:list-level-label-alignment fo:margin-left="0.000cm" fo:text-indent="0.000cm" text:label-followed-by="listtab"/>
        </style:list-level-properties>
      </text:list-level-style-number>
      <text:list-level-style-number text:level="3" style:num-format="" text:start-value="1">
        <style:list-level-properties text:list-level-position-and-space-mode="label-alignment">
          <style:list-level-label-alignment fo:margin-left="0.000cm" fo:text-indent="0.000cm" text:label-followed-by="listtab"/>
        </style:list-level-properties>
      </text:list-level-style-number>
      <text:list-level-style-number text:level="4" style:num-format="" text:start-value="1">
        <style:list-level-properties text:list-level-position-and-space-mode="label-alignment">
          <style:list-level-label-alignment fo:margin-left="0.000cm" fo:text-indent="0.000cm" text:label-followed-by="listtab"/>
        </style:list-level-properties>
      </text:list-level-style-number>
      <text:list-level-style-number text:level="5" style:num-format="" text:start-value="1">
        <style:list-level-properties text:list-level-position-and-space-mode="label-alignment">
          <style:list-level-label-alignment fo:margin-left="0.000cm" fo:text-indent="0.000cm" text:label-followed-by="listtab"/>
        </style:list-level-properties>
      </text:list-level-style-number>
      <text:list-level-style-number text:level="6" style:num-format="" text:start-value="1">
        <style:list-level-properties text:list-level-position-and-space-mode="label-alignment">
          <style:list-level-label-alignment fo:margin-left="0.000cm" fo:text-indent="0.000cm" text:label-followed-by="listtab"/>
        </style:list-level-properties>
      </text:list-level-style-number>
      <text:list-level-style-number text:level="7" style:num-format="" text:start-value="1">
        <style:list-level-properties text:list-level-position-and-space-mode="label-alignment">
          <style:list-level-label-alignment fo:margin-left="0.000cm" fo:text-indent="0.000cm" text:label-followed-by="listtab"/>
        </style:list-level-properties>
      </text:list-level-style-number>
      <text:list-level-style-number text:level="8" style:num-format="" text:start-value="1">
        <style:list-level-properties text:list-level-position-and-space-mode="label-alignment">
          <style:list-level-label-alignment fo:margin-left="0.000cm" fo:text-indent="0.000cm" text:label-followed-by="listtab"/>
        </style:list-level-properties>
      </text:list-level-style-number>
      <text:list-level-style-number text:level="9" style:num-format="" text:start-value="1">
        <style:list-level-properties text:list-level-position-and-space-mode="label-alignment">
          <style:list-level-label-alignment fo:margin-left="0.000cm" fo:text-indent="0.000cm" text:label-followed-by="listtab"/>
        </style:list-level-properties>
      </text:list-level-style-number>
      <text:list-level-style-number text:level="10" style:num-format=""/>
    </text:list-style>
    <style:style style:name="Frame" style:family="graphic"/>
    <text:notes-configuration text:note-class="footnote" style:num-format="1" text:start-value="0" text:footnotes-position="page" text:start-numbering-at="document"/>
  </office:styles>
  <office:automatic-styles>
    <style:style style:name="Sect1" style:family="section">
      <style:section-properties/>
    </style:style>
    <style:style style:name="Sect2" style:family="section">
      <style:section-properties/>
    </style:style>
    <style:page-layout style:name="pm1">
      <style:page-layout-properties fo:page-width="21.004cm" fo:page-height="29.704cm" style:print-orientation="portrait" fo:margin-top="2.000cm" fo:margin-bottom="2.000cm" fo:margin-left="2.000cm" fo:margin-right="2.000cm">
        <style:footnote-sep style:width="0.018cm" style:color="#000000" style:distance-before-sep="0.101cm" style:distance-after-sep="0.101cm" style:adjustment="left" style:rel-width="100%"/>
      </style:page-layout-properties>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TextMaker</meta:generator>
    <meta:creation-date>2020-07-26T21:23:41</meta:creation-date>
    <dc:date>2020-12-24T20:21:38</dc:date>
    <meta:print-date>1970-01-01T05:30:00</meta:print-date>
  </office:meta>
</office:document-meta>
</file>